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65in" table:align="left"/>
    </style:style>
    <style:style style:name="Table1.A" style:family="table-column">
      <style:table-column-properties style:column-width="0.9375in"/>
    </style:style>
    <style:style style:name="Table1.B" style:family="table-column">
      <style:table-column-properties style:column-width="0.809in"/>
    </style:style>
    <style:style style:name="Table1.A1" style:family="table-cell">
      <style:table-cell-properties style:vertical-align="middle" fo:padding="0.0194in" fo:border="none"/>
    </style:style>
    <style:style style:name="Table2" style:family="table">
      <style:table-properties style:width="1.8403in" table:align="left"/>
    </style:style>
    <style:style style:name="Table2.A" style:family="table-column">
      <style:table-column-properties style:column-width="0.6in"/>
    </style:style>
    <style:style style:name="Table2.B" style:family="table-column">
      <style:table-column-properties style:column-width="1.2403in"/>
    </style:style>
    <style:style style:name="Table2.A1" style:family="table-cell">
      <style:table-cell-properties style:vertical-align="middle" fo:padding="0.0194in" fo:border="none"/>
    </style:style>
    <style:style style:name="Table3" style:family="table">
      <style:table-properties style:width="2.484in" table:align="left"/>
    </style:style>
    <style:style style:name="Table3.A" style:family="table-column">
      <style:table-column-properties style:column-width="0.5458in"/>
    </style:style>
    <style:style style:name="Table3.B" style:family="table-column">
      <style:table-column-properties style:column-width="1.9382in"/>
    </style:style>
    <style:style style:name="Table3.A1" style:family="table-cell">
      <style:table-cell-properties style:vertical-align="middle" fo:padding="0.0194in" fo:border="none"/>
    </style:style>
    <style:style style:name="P1" style:family="paragraph" style:parent-style-name="Standard">
      <style:text-properties officeooo:paragraph-rsid="00514c77"/>
    </style:style>
    <style:style style:name="P2" style:family="paragraph" style:parent-style-name="Standard">
      <style:paragraph-properties style:line-height-at-least="0.198in"/>
      <style:text-properties fo:color="#383838" style:font-name="Droid Sans Mono" fo:font-size="10.5pt" fo:font-weight="normal" fo:background-color="#fffffe"/>
    </style:style>
    <style:style style:name="P3" style:family="paragraph" style:parent-style-name="Standard">
      <style:paragraph-properties style:line-height-at-least="0.198in"/>
      <style:text-properties fo:color="#000000" style:font-name="Droid Sans Mono" fo:font-size="10.5pt" fo:font-weight="normal" fo:background-color="#fffffe"/>
    </style:style>
    <style:style style:name="P4" style:family="paragraph" style:parent-style-name="Standard">
      <style:text-properties fo:color="#000000" style:font-name="Droid Sans Mono" fo:font-size="10.5pt" fo:font-weight="normal" officeooo:paragraph-rsid="00514c77" fo:background-color="#fffffe"/>
    </style:style>
    <style:style style:name="P5" style:family="paragraph" style:parent-style-name="Standard">
      <style:text-properties fo:color="#000000" style:font-name="Droid Sans Mono" fo:font-size="10.5pt" fo:font-weight="normal" officeooo:paragraph-rsid="0052fca7" fo:background-color="#fffffe"/>
    </style:style>
    <style:style style:name="P6" style:family="paragraph" style:parent-style-name="Standard">
      <style:paragraph-properties style:line-height-at-least="0.198in"/>
    </style:style>
    <style:style style:name="P7" style:family="paragraph" style:parent-style-name="Text_20_body">
      <style:text-properties officeooo:paragraph-rsid="00514c77"/>
    </style:style>
    <style:style style:name="P8" style:family="paragraph" style:parent-style-name="Text_20_body">
      <style:text-properties officeooo:paragraph-rsid="0052fca7"/>
    </style:style>
    <style:style style:name="P9" style:family="paragraph" style:parent-style-name="Text_20_body">
      <style:text-properties officeooo:paragraph-rsid="0068d1a4"/>
    </style:style>
    <style:style style:name="P10" style:family="paragraph" style:parent-style-name="Heading_20_2">
      <style:text-properties officeooo:paragraph-rsid="00514c77"/>
    </style:style>
    <style:style style:name="P11" style:family="paragraph" style:parent-style-name="Heading_20_2">
      <style:text-properties officeooo:paragraph-rsid="0052fca7"/>
    </style:style>
    <style:style style:name="P12" style:family="paragraph" style:parent-style-name="Text_20_body">
      <style:paragraph-properties fo:margin-top="0in" fo:margin-bottom="0in" loext:contextual-spacing="false" fo:line-height="100%"/>
    </style:style>
    <style:style style:name="P13" style:family="paragraph" style:parent-style-name="Horizontal_20_Line">
      <style:paragraph-properties fo:margin-top="0in" fo:margin-bottom="0in" loext:contextual-spacing="false" fo:line-height="100%"/>
    </style:style>
    <style:style style:name="P14" style:family="paragraph" style:parent-style-name="Horizontal_20_Line">
      <style:text-properties officeooo:paragraph-rsid="0052fca7"/>
    </style:style>
    <style:style style:name="P15" style:family="paragraph" style:parent-style-name="Standard">
      <style:text-properties fo:color="#000000" style:font-name="Droid Sans Mono" fo:font-size="10.5pt" fo:font-weight="normal" fo:background-color="#fffffe"/>
    </style:style>
    <style:style style:name="P16" style:family="paragraph" style:parent-style-name="Standard">
      <style:paragraph-properties style:line-height-at-least="0.198in"/>
      <style:text-properties fo:color="#000000" style:font-name="Droid Sans Mono" fo:font-size="10.5pt" fo:font-weight="normal" fo:background-color="#fffffe"/>
    </style:style>
    <style:style style:name="P17" style:family="paragraph" style:parent-style-name="Standard">
      <style:paragraph-properties style:line-height-at-least="0.198in"/>
      <style:text-properties fo:color="#000000" style:font-name="Droid Sans Mono" fo:font-size="10.5pt" fo:font-weight="normal" officeooo:paragraph-rsid="00b0c1e0" fo:background-color="#fffffe"/>
    </style:style>
    <style:style style:name="P18" style:family="paragraph" style:parent-style-name="Standard">
      <style:text-properties fo:color="#000000" style:font-name="Droid Sans Mono" fo:font-size="10.5pt" fo:font-weight="normal" officeooo:paragraph-rsid="0052fca7" fo:background-color="#fffffe"/>
    </style:style>
    <style:style style:name="P19" style:family="paragraph" style:parent-style-name="Standard">
      <style:text-properties fo:color="#000000" style:font-name="Droid Sans Mono" fo:font-size="10.5pt" fo:font-weight="normal" officeooo:paragraph-rsid="0068d1a4" fo:background-color="#fffffe"/>
    </style:style>
    <style:style style:name="P20" style:family="paragraph" style:parent-style-name="Standard">
      <style:text-properties fo:color="#000000" style:font-name="Droid Sans Mono" fo:font-size="10.5pt" fo:font-weight="normal" officeooo:paragraph-rsid="00babff4" fo:background-color="#fffffe"/>
    </style:style>
    <style:style style:name="P21" style:family="paragraph" style:parent-style-name="Standard">
      <style:paragraph-properties style:line-height-at-least="0.198in"/>
      <style:text-properties fo:color="#000000" style:font-name="Droid Sans Mono" fo:font-size="10.5pt" fo:font-weight="normal" fo:background-color="#fff200"/>
    </style:style>
    <style:style style:name="P22" style:family="paragraph" style:parent-style-name="Standard">
      <style:text-properties fo:color="#000000" style:font-name="Droid Sans Mono" fo:font-size="10.5pt" fo:font-weight="normal" officeooo:paragraph-rsid="0052fca7" fo:background-color="#fff200"/>
    </style:style>
    <style:style style:name="P23" style:family="paragraph" style:parent-style-name="Standard">
      <style:text-properties officeooo:paragraph-rsid="0052fca7"/>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text-properties fo:color="#008000" style:font-name="Droid Sans Mono" fo:font-size="10.5pt" fo:font-weight="normal" fo:background-color="#fffffe"/>
    </style:style>
    <style:style style:name="P26" style:family="paragraph" style:parent-style-name="Standard">
      <style:paragraph-properties style:line-height-at-least="0.198in"/>
      <style:text-properties fo:color="#383838" style:font-name="Droid Sans Mono" fo:font-size="10.5pt" fo:font-weight="normal" fo:background-color="#fffffe"/>
    </style:style>
    <style:style style:name="P27" style:family="paragraph" style:parent-style-name="Standard">
      <style:paragraph-properties fo:margin-left="0in" fo:margin-right="0.3937in" fo:text-indent="0in" style:auto-text-indent="false"/>
    </style:style>
    <style:style style:name="P28" style:family="paragraph" style:parent-style-name="Standard">
      <style:paragraph-properties fo:margin-left="0in" fo:margin-right="0.3937in" fo:text-indent="0in" style:auto-text-indent="false"/>
      <style:text-properties fo:color="#000000" style:font-name="Droid Sans Mono" fo:font-size="10.5pt" fo:font-weight="normal" fo:background-color="#fffffe"/>
    </style:style>
    <style:style style:name="P29" style:family="paragraph" style:parent-style-name="Text_20_body" style:list-style-name="L1"/>
    <style:style style:name="P30" style:family="paragraph" style:parent-style-name="Text_20_body" style:list-style-name="L2">
      <style:text-properties officeooo:paragraph-rsid="0052fca7"/>
    </style:style>
    <style:style style:name="P31" style:family="paragraph" style:parent-style-name="Text_20_body">
      <style:text-properties officeooo:paragraph-rsid="0052fca7"/>
    </style:style>
    <style:style style:name="P32" style:family="paragraph" style:parent-style-name="Text_20_body">
      <style:text-properties officeooo:paragraph-rsid="008fc497"/>
    </style:style>
    <style:style style:name="P33" style:family="paragraph" style:parent-style-name="Text_20_body">
      <style:text-properties fo:color="#000000" style:font-name="Droid Sans Mono" fo:font-size="10.5pt" fo:font-weight="normal" officeooo:paragraph-rsid="0052fca7" fo:background-color="#fffffe"/>
    </style:style>
    <style:style style:name="P34" style:family="paragraph" style:parent-style-name="Text_20_body">
      <style:text-properties officeooo:paragraph-rsid="009a4ead"/>
    </style:style>
    <style:style style:name="P35" style:family="paragraph" style:parent-style-name="Text_20_body">
      <style:text-properties officeooo:paragraph-rsid="00a30e8b"/>
    </style:style>
    <style:style style:name="P36" style:family="paragraph" style:parent-style-name="Text_20_body">
      <style:text-properties officeooo:paragraph-rsid="0068d1a4"/>
    </style:style>
    <style:style style:name="P37" style:family="paragraph" style:parent-style-name="Text_20_body">
      <style:text-properties officeooo:paragraph-rsid="0052fca7" fo:background-color="#fff200"/>
    </style:style>
    <style:style style:name="P38" style:family="paragraph" style:parent-style-name="Text_20_body">
      <style:text-properties officeooo:paragraph-rsid="00babff4"/>
    </style:style>
    <style:style style:name="P39" style:family="paragraph" style:parent-style-name="Text_20_body" style:list-style-name="L1">
      <style:paragraph-properties fo:margin-top="0in" fo:margin-bottom="0in" loext:contextual-spacing="false"/>
    </style:style>
    <style:style style:name="P40" style:family="paragraph" style:parent-style-name="Text_20_body">
      <style:paragraph-properties fo:margin-top="0in" fo:margin-bottom="0in" loext:contextual-spacing="false" fo:line-height="100%"/>
      <style:text-properties fo:background-color="#fff200"/>
    </style:style>
    <style:style style:name="P41" style:family="paragraph" style:parent-style-name="Text_20_body">
      <style:paragraph-properties fo:margin-top="0in" fo:margin-bottom="0in" loext:contextual-spacing="false" fo:line-height="100%"/>
      <style:text-properties officeooo:paragraph-rsid="007d9a2d" fo:background-color="#fff200"/>
    </style:style>
    <style:style style:name="P42" style:family="paragraph" style:parent-style-name="Heading_20_2">
      <style:text-properties officeooo:paragraph-rsid="0052fca7"/>
    </style:style>
    <style:style style:name="P43" style:family="paragraph" style:parent-style-name="Quotations">
      <style:text-properties fo:color="#ce181e"/>
    </style:style>
    <style:style style:name="P44" style:family="paragraph" style:parent-style-name="Quotations">
      <style:paragraph-properties fo:margin-left="0in" fo:margin-right="0.3937in" fo:text-indent="0in" style:auto-text-indent="false"/>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383838"/>
    </style:style>
    <style:style style:name="T2" style:family="text">
      <style:text-properties fo:color="#383838" style:font-name="Droid Sans Mono" fo:font-size="10.5pt" fo:font-weight="normal" fo:background-color="#fffffe" loext:char-shading-value="0"/>
    </style:style>
    <style:style style:name="T3" style:family="text">
      <style:text-properties fo:color="#383838" style:font-name="Droid Sans Mono" officeooo:rsid="00514c77"/>
    </style:style>
    <style:style style:name="T4" style:family="text">
      <style:text-properties fo:color="#383838" style:font-name="Arial" fo:font-size="10.5pt" fo:font-weight="normal" officeooo:rsid="00514c77" fo:background-color="#fffffe" loext:char-shading-value="0"/>
    </style:style>
    <style:style style:name="T5" style:family="text">
      <style:text-properties fo:color="#383838" fo:background-color="#fff200" loext:char-shading-value="0"/>
    </style:style>
    <style:style style:name="T6" style:family="text">
      <style:text-properties fo:color="#383838" fo:font-weight="bold" style:font-weight-asian="bold" style:font-weight-complex="bold"/>
    </style:style>
    <style:style style:name="T7" style:family="text">
      <style:text-properties fo:color="#800000"/>
    </style:style>
    <style:style style:name="T8" style:family="text">
      <style:text-properties fo:color="#800000" style:font-name="Droid Sans Mono" fo:font-size="10.5pt" fo:font-weight="normal" fo:background-color="#fffffe" loext:char-shading-value="0"/>
    </style:style>
    <style:style style:name="T9" style:family="text">
      <style:text-properties fo:color="#800000" fo:font-weight="bold" style:font-weight-asian="bold" style:font-weight-complex="bold"/>
    </style:style>
    <style:style style:name="T10" style:family="text">
      <style:text-properties fo:color="#000000" style:font-name="Droid Sans Mono" fo:font-size="10.5pt" fo:font-weight="normal" fo:background-color="#fffffe" loext:char-shading-value="0"/>
    </style:style>
    <style:style style:name="T11" style:family="text">
      <style:text-properties fo:color="#ff0000"/>
    </style:style>
    <style:style style:name="T12" style:family="text">
      <style:text-properties fo:color="#ff0000" style:font-name="Droid Sans Mono" fo:font-size="10.5pt" fo:font-weight="normal" fo:background-color="#fffffe" loext:char-shading-value="0"/>
    </style:style>
    <style:style style:name="T13" style:family="text">
      <style:text-properties fo:color="#ff0000" fo:background-color="#fff200" loext:char-shading-value="0"/>
    </style:style>
    <style:style style:name="T14" style:family="text">
      <style:text-properties fo:color="#0000ff"/>
    </style:style>
    <style:style style:name="T15" style:family="text">
      <style:text-properties fo:color="#0000ff" style:font-name="Droid Sans Mono" fo:font-size="10.5pt" fo:font-weight="normal" fo:background-color="#fffffe" loext:char-shading-value="0"/>
    </style:style>
    <style:style style:name="T16" style:family="text">
      <style:text-properties fo:color="#0000ff" fo:background-color="#fff200" loext:char-shading-value="0"/>
    </style:style>
    <style:style style:name="T17" style:family="text">
      <style:text-properties style:font-name="Arial" officeooo:rsid="00514c77"/>
    </style:style>
    <style:style style:name="T18" style:family="text">
      <style:text-properties fo:font-weight="bold" style:font-weight-asian="bold" style:font-weight-complex="bold"/>
    </style:style>
    <style:style style:name="T19" style:family="text">
      <style:text-properties fo:color="#ce181e"/>
    </style:style>
    <style:style style:name="T20" style:family="text">
      <style:text-properties fo:color="#ce181e" fo:font-weight="bold" style:font-weight-asian="bold" style:font-weight-complex="bold"/>
    </style:style>
    <style:style style:name="T21" style:family="text">
      <style:text-properties fo:color="#ce181e" fo:background-color="#fff200" loext:char-shading-value="0"/>
    </style:style>
    <style:style style:name="T22" style:family="text">
      <style:text-properties fo:color="#0451a5"/>
    </style:style>
    <style:style style:name="T23" style:family="text">
      <style:text-properties fo:color="#0451a5" fo:background-color="#fff200" loext:char-shading-value="0"/>
    </style:style>
    <style:style style:name="T24" style:family="text">
      <style:text-properties fo:color="#09885a"/>
    </style:style>
    <style:style style:name="T25" style:family="text">
      <style:text-properties fo:color="#09885a" fo:background-color="#fff200" loext:char-shading-value="0"/>
    </style:style>
    <style:style style:name="T26" style:family="text">
      <style:text-properties fo:background-color="#fff200" loext:char-shading-value="0"/>
    </style:style>
    <style:style style:name="T27" style:family="text">
      <style:text-properties officeooo:rsid="00a30e8b"/>
    </style:style>
    <style:style style:name="T28" style:family="text">
      <style:text-properties style:use-window-font-color="true"/>
    </style:style>
    <style:style style:name="T29" style:family="text">
      <style:text-properties officeooo:rsid="00a8dbf6"/>
    </style:style>
    <style:style style:name="T30"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bookmark-start text:name="__RefHeading___Toc5090_2445021067"/><text:span text:style-name="Source_20_Text"><text:span text:style-name="T17">Basic CSS</text:span></text:span><text:bookmark-end text:name="__RefHeading___Toc5090_2445021067"/></text:h>
      <text:p text:style-name="Horizontal_20_Line"><text:span text:style-name="Source_20_Text"><tex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5090_2445021067" text:style-name="Index_20_Link" text:visited-style-name="Index_20_Link">Basic CSS<text:tab/>1</text:a></text:p>
          <text:p text:style-name="P45"><text:a xlink:type="simple" xlink:href="#__RefHeading___Toc5092_2445021067" text:style-name="Index_20_Link" text:visited-style-name="Index_20_Link">Change the Color of Text<text:tab/>12</text:a></text:p>
          <text:p text:style-name="P45"><text:a xlink:type="simple" xlink:href="#__RefHeading___Toc5094_2445021067" text:style-name="Index_20_Link" text:visited-style-name="Index_20_Link">Use CSS Selectors to Style Elements<text:tab/>12</text:a></text:p>
          <text:p text:style-name="P45"><text:a xlink:type="simple" xlink:href="#__RefHeading___Toc5096_2445021067" text:style-name="Index_20_Link" text:visited-style-name="Index_20_Link">Use a CSS Class to Style an Element<text:tab/>12</text:a></text:p>
          <text:p text:style-name="P45"><text:a xlink:type="simple" xlink:href="#__RefHeading___Toc5098_2445021067" text:style-name="Index_20_Link" text:visited-style-name="Index_20_Link">Style Multiple Elements with a CSS Class<text:tab/>13</text:a></text:p>
          <text:p text:style-name="P45"><text:a xlink:type="simple" xlink:href="#__RefHeading___Toc5100_2445021067" text:style-name="Index_20_Link" text:visited-style-name="Index_20_Link">Change the Font Size of an Element<text:tab/>13</text:a></text:p>
          <text:p text:style-name="P45"><text:a xlink:type="simple" xlink:href="#__RefHeading___Toc5102_2445021067" text:style-name="Index_20_Link" text:visited-style-name="Index_20_Link">Set the Font Family of an Element<text:tab/>13</text:a></text:p>
          <text:p text:style-name="P45"><text:a xlink:type="simple" xlink:href="#__RefHeading___Toc5104_2445021067" text:style-name="Index_20_Link" text:visited-style-name="Index_20_Link">Import a Google Font<text:tab/>14</text:a></text:p>
          <text:p text:style-name="P45"><text:a xlink:type="simple" xlink:href="#__RefHeading___Toc5106_2445021067" text:style-name="Index_20_Link" text:visited-style-name="Index_20_Link">Specify How Fonts Should Degrade<text:tab/>14</text:a></text:p>
          <text:p text:style-name="P45"><text:a xlink:type="simple" xlink:href="#__RefHeading___Toc5108_2445021067" text:style-name="Index_20_Link" text:visited-style-name="Index_20_Link">Size Your Images<text:tab/>15</text:a></text:p>
          <text:p text:style-name="P45"><text:a xlink:type="simple" xlink:href="#__RefHeading___Toc5110_2445021067" text:style-name="Index_20_Link" text:visited-style-name="Index_20_Link">Add Borders Around Your Elements<text:tab/>15</text:a></text:p>
          <text:p text:style-name="P45"><text:a xlink:type="simple" xlink:href="#__RefHeading___Toc5112_2445021067" text:style-name="Index_20_Link" text:visited-style-name="Index_20_Link">Add Rounded Corners with border-radius<text:tab/>16</text:a></text:p>
          <text:p text:style-name="P45"><text:a xlink:type="simple" xlink:href="#__RefHeading___Toc5114_2445021067" text:style-name="Index_20_Link" text:visited-style-name="Index_20_Link">Make Circular Images with a border-radius<text:tab/>16</text:a></text:p>
          <text:p text:style-name="P45"><text:a xlink:type="simple" xlink:href="#__RefHeading___Toc5116_2445021067" text:style-name="Index_20_Link" text:visited-style-name="Index_20_Link">Give a Background Color to a div Element<text:tab/>17</text:a></text:p>
          <text:p text:style-name="P45"><text:a xlink:type="simple" xlink:href="#__RefHeading___Toc5118_2445021067" text:style-name="Index_20_Link" text:visited-style-name="Index_20_Link">Set the id of an Element<text:tab/>17</text:a></text:p>
          <text:p text:style-name="P45"><text:a xlink:type="simple" xlink:href="#__RefHeading___Toc5120_2445021067" text:style-name="Index_20_Link" text:visited-style-name="Index_20_Link">Use an id Attribute to Style an Element<text:tab/>17</text:a></text:p>
          <text:p text:style-name="P45"><text:a xlink:type="simple" xlink:href="#__RefHeading___Toc5122_2445021067" text:style-name="Index_20_Link" text:visited-style-name="Index_20_Link">Adjust the Padding of an Element<text:tab/>18</text:a></text:p>
          <text:p text:style-name="P45"><text:a xlink:type="simple" xlink:href="#__RefHeading___Toc5124_2445021067" text:style-name="Index_20_Link" text:visited-style-name="Index_20_Link">Adjust the Margin of an Element<text:tab/>19</text:a></text:p>
          <text:p text:style-name="P45"><text:a xlink:type="simple" xlink:href="#__RefHeading___Toc5126_2445021067" text:style-name="Index_20_Link" text:visited-style-name="Index_20_Link">Add a Negative Margin to an Element<text:tab/>20</text:a></text:p>
          <text:p text:style-name="P45"><text:a xlink:type="simple" xlink:href="#__RefHeading___Toc5128_2445021067" text:style-name="Index_20_Link" text:visited-style-name="Index_20_Link">Add Different Padding to Each Side of an Element<text:tab/>20</text:a></text:p>
          <text:p text:style-name="P45"><text:a xlink:type="simple" xlink:href="#__RefHeading___Toc5130_2445021067" text:style-name="Index_20_Link" text:visited-style-name="Index_20_Link">Add Different Margins to Each Side of an Element<text:tab/>21</text:a></text:p>
          <text:p text:style-name="P45"><text:a xlink:type="simple" xlink:href="#__RefHeading___Toc5132_2445021067" text:style-name="Index_20_Link" text:visited-style-name="Index_20_Link">Use Clockwise Notation to Specify the Padding of an Element<text:tab/>21</text:a></text:p>
          <text:p text:style-name="P45"><text:a xlink:type="simple" xlink:href="#__RefHeading___Toc5134_2445021067" text:style-name="Index_20_Link" text:visited-style-name="Index_20_Link">Use Clockwise Notation to Specify the Margin of an Element<text:tab/>22</text:a></text:p>
          <text:p text:style-name="P45"><text:a xlink:type="simple" xlink:href="#__RefHeading___Toc5136_2445021067" text:style-name="Index_20_Link" text:visited-style-name="Index_20_Link">Use Attribute Selectors to Style Elements<text:tab/>22</text:a></text:p>
          <text:p text:style-name="P45"><text:a xlink:type="simple" xlink:href="#__RefHeading___Toc5138_2445021067" text:style-name="Index_20_Link" text:visited-style-name="Index_20_Link">Understand Absolute versus Relative Units<text:tab/>23</text:a></text:p>
          <text:p text:style-name="P45"><text:a xlink:type="simple" xlink:href="#__RefHeading___Toc5140_2445021067" text:style-name="Index_20_Link" text:visited-style-name="Index_20_Link">Style the HTML Body Element<text:tab/>24</text:a></text:p>
          <text:p text:style-name="P45"><text:a xlink:type="simple" xlink:href="#__RefHeading___Toc5142_2445021067" text:style-name="Index_20_Link" text:visited-style-name="Index_20_Link">Inherit Styles from the Body Element<text:tab/>24</text:a></text:p>
          <text:p text:style-name="P45"><text:a xlink:type="simple" xlink:href="#__RefHeading___Toc5144_2445021067" text:style-name="Index_20_Link" text:visited-style-name="Index_20_Link">Prioritize One Style Over Another<text:tab/>25</text:a></text:p>
          <text:p text:style-name="P45"><text:a xlink:type="simple" xlink:href="#__RefHeading___Toc5146_2445021067" text:style-name="Index_20_Link" text:visited-style-name="Index_20_Link">Override Styles in Subsequent CSS<text:tab/>25</text:a></text:p>
          <text:p text:style-name="P45"><text:a xlink:type="simple" xlink:href="#__RefHeading___Toc5148_2445021067" text:style-name="Index_20_Link" text:visited-style-name="Index_20_Link">Override Class Declarations by Styling ID Attributes<text:tab/>26</text:a></text:p>
          <text:p text:style-name="P45"><text:a xlink:type="simple" xlink:href="#__RefHeading___Toc5150_2445021067" text:style-name="Index_20_Link" text:visited-style-name="Index_20_Link">Override Class Declarations with Inline Styles<text:tab/>27</text:a></text:p>
          <text:p text:style-name="P45"><text:a xlink:type="simple" xlink:href="#__RefHeading___Toc5152_2445021067" text:style-name="Index_20_Link" text:visited-style-name="Index_20_Link">Override All Other Styles by using Important<text:tab/>28</text:a></text:p>
          <text:p text:style-name="P45"><text:a xlink:type="simple" xlink:href="#__RefHeading___Toc5154_2445021067" text:style-name="Index_20_Link" text:visited-style-name="Index_20_Link">Use Hex Code for Specific Colors<text:tab/>29</text:a></text:p>
          <text:p text:style-name="P45"><text:a xlink:type="simple" xlink:href="#__RefHeading___Toc5156_2445021067" text:style-name="Index_20_Link" text:visited-style-name="Index_20_Link">Use Hex Code to Mix Colors<text:tab/>29</text:a></text:p>
          <text:p text:style-name="P45"><text:a xlink:type="simple" xlink:href="#__RefHeading___Toc5158_2445021067" text:style-name="Index_20_Link" text:visited-style-name="Index_20_Link">Use Abbreviated Hex Code<text:tab/>30</text:a></text:p>
          <text:p text:style-name="P45"><text:a xlink:type="simple" xlink:href="#__RefHeading___Toc5160_2445021067" text:style-name="Index_20_Link" text:visited-style-name="Index_20_Link">Use RGB values to Color Elements<text:tab/>31</text:a></text:p>
          <text:p text:style-name="P45"><text:a xlink:type="simple" xlink:href="#__RefHeading___Toc5162_2445021067" text:style-name="Index_20_Link" text:visited-style-name="Index_20_Link">Use RGB to Mix Colors<text:tab/>32</text:a></text:p>
          <text:p text:style-name="P45"><text:a xlink:type="simple" xlink:href="#__RefHeading___Toc5164_2445021067" text:style-name="Index_20_Link" text:visited-style-name="Index_20_Link">Use CSS Variables to change several elements at once<text:tab/>33</text:a></text:p>
          <text:p text:style-name="P45"><text:a xlink:type="simple" xlink:href="#__RefHeading___Toc5166_2445021067" text:style-name="Index_20_Link" text:visited-style-name="Index_20_Link">Create a custom CSS Variable<text:tab/>37</text:a></text:p>
          <text:p text:style-name="P45"><text:a xlink:type="simple" xlink:href="#__RefHeading___Toc5168_2445021067" text:style-name="Index_20_Link" text:visited-style-name="Index_20_Link">Use a custom CSS Variable<text:tab/>37</text:a></text:p>
          <text:p text:style-name="P45"><text:a xlink:type="simple" xlink:href="#__RefHeading___Toc5170_2445021067" text:style-name="Index_20_Link" text:visited-style-name="Index_20_Link">Attach a Fallback value to a CSS Variable<text:tab/>39</text:a></text:p>
          <text:p text:style-name="P45"><text:a xlink:type="simple" xlink:href="#__RefHeading___Toc3291_420882387" text:style-name="Index_20_Link" text:visited-style-name="Index_20_Link">Improve Compatibility with Browser Fallbacks<text:tab/>40</text:a></text:p>
          <text:p text:style-name="P45"><text:soft-page-break/><text:a xlink:type="simple" xlink:href="#__RefHeading___Toc5172_2445021067" text:style-name="Index_20_Link" text:visited-style-name="Index_20_Link">Cascading CSS variables<text:tab/>40</text:a></text:p>
          <text:p text:style-name="P45"><text:a xlink:type="simple" xlink:href="#__RefHeading___Toc5174_2445021067" text:style-name="Index_20_Link" text:visited-style-name="Index_20_Link">Change a variable for a specific area<text:tab/>41</text:a></text:p>
          <text:p text:style-name="P45"><text:a xlink:type="simple" xlink:href="#__RefHeading___Toc5176_2445021067" text:style-name="Index_20_Link" text:visited-style-name="Index_20_Link">Use a media query to change a variable<text:tab/>42</text:a></text:p>
        </text:index-body>
      </text:table-of-content>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lt;link href="https://fonts.googleapis.com/css?family=Lobster" rel="stylesheet" type="text/css"&gt;</text:span></text:span></text:p>
      <text:p text:style-name="P4"><text:span text:style-name="Source_20_Text"><text:span text:style-name="T3">&lt;style&gt;</text:span></text:span></text:p>
      <text:p text:style-name="P4"><text:span text:style-name="Source_20_Text"><text:span text:style-name="T3"><text:s text:c="2"/>.red-text {</text:span></text:span></text:p>
      <text:p text:style-name="P4"><text:span text:style-name="Source_20_Text"><text:span text:style-name="T3"><text:s text:c="4"/>color: red;</text:span></text:span></text:p>
      <text:p text:style-name="P4"><text:span text:style-name="Source_20_Text"><text:span text:style-name="T3"><text:s text:c="2"/>}</text:span></text:span></text:p>
      <text:p text:style-name="P4"><text:span text:style-name="Source_20_Text"><text:span text:style-name="T3"/></text:span></text:p>
      <text:p text:style-name="P4"><text:span text:style-name="Source_20_Text"><text:span text:style-name="T3"><text:s text:c="2"/>h2 {</text:span></text:span></text:p>
      <text:p text:style-name="P4"><text:span text:style-name="Source_20_Text"><text:span text:style-name="T3"><text:s text:c="4"/>font-family: Lobster, monospace;</text:span></text:span></text:p>
      <text:p text:style-name="P4"><text:span text:style-name="Source_20_Text"><text:span text:style-name="T3"><text:s text:c="2"/>}</text:span></text:span></text:p>
      <text:p text:style-name="P4"><text:span text:style-name="Source_20_Text"><text:span text:style-name="T3"/></text:span></text:p>
      <text:p text:style-name="P4"><text:span text:style-name="Source_20_Text"><text:span text:style-name="T3"><text:s text:c="2"/>p {</text:span></text:span></text:p>
      <text:p text:style-name="P4"><text:span text:style-name="Source_20_Text"><text:span text:style-name="T3"><text:s text:c="4"/>font-size: 16px;</text:span></text:span></text:p>
      <text:p text:style-name="P4"><text:span text:style-name="Source_20_Text"><text:span text:style-name="T3"><text:s text:c="4"/>font-family: monospace;</text:span></text:span></text:p>
      <text:p text:style-name="P4"><text:span text:style-name="Source_20_Text"><text:span text:style-name="T3"><text:s text:c="2"/>}</text:span></text:span></text:p>
      <text:p text:style-name="P4"><text:span text:style-name="Source_20_Text"><text:span text:style-name="T3"/></text:span></text:p>
      <text:p text:style-name="P4"><text:span text:style-name="Source_20_Text"><text:span text:style-name="T3"><text:s text:c="2"/>.thick-green-border {</text:span></text:span></text:p>
      <text:p text:style-name="P4"><text:span text:style-name="Source_20_Text"><text:span text:style-name="T3"><text:s text:c="4"/>border-color: green;</text:span></text:span></text:p>
      <text:p text:style-name="P4"><text:span text:style-name="Source_20_Text"><text:span text:style-name="T3"><text:s text:c="4"/>border-width: 10px;</text:span></text:span></text:p>
      <text:p text:style-name="P4"><text:span text:style-name="Source_20_Text"><text:span text:style-name="T3"><text:s text:c="4"/>border-style: solid;</text:span></text:span></text:p>
      <text:p text:style-name="P4"><text:span text:style-name="Source_20_Text"><text:span text:style-name="T3"><text:s text:c="4"/>border-radius: 50%;</text:span></text:span></text:p>
      <text:p text:style-name="P4"><text:span text:style-name="Source_20_Text"><text:span text:style-name="T3"><text:s text:c="2"/>}</text:span></text:span></text:p>
      <text:p text:style-name="P4"><text:span text:style-name="Source_20_Text"><text:span text:style-name="T3"/></text:span></text:p>
      <text:p text:style-name="P4"><text:span text:style-name="Source_20_Text"><text:span text:style-name="T3"><text:s text:c="2"/>.smaller-image {</text:span></text:span></text:p>
      <text:p text:style-name="P4"><text:span text:style-name="Source_20_Text"><text:span text:style-name="T3"><text:s text:c="4"/>width: 100px;</text:span></text:span></text:p>
      <text:p text:style-name="P4"><text:span text:style-name="Source_20_Text"><text:span text:style-name="T3"><text:s text:c="2"/>}</text:span></text:span></text:p>
      <text:p text:style-name="P4"><text:span text:style-name="Source_20_Text"><text:span text:style-name="T3"/></text:span></text:p>
      <text:p text:style-name="P4"><text:span text:style-name="Source_20_Text"><text:span text:style-name="T3"><text:s text:c="2"/>.silver-background {</text:span></text:span></text:p>
      <text:p text:style-name="P4"><text:span text:style-name="Source_20_Text"><text:span text:style-name="T3"><text:s text:c="4"/>background-color: silver;</text:span></text:span></text:p>
      <text:p text:style-name="P4"><text:span text:style-name="Source_20_Text"><text:span text:style-name="T3"><text:s text:c="2"/>}</text:span></text:span></text:p>
      <text:p text:style-name="P4"><text:span text:style-name="Source_20_Text"><text:span text:style-name="T3"/></text:span></text:p>
      <text:p text:style-name="P4"><text:span text:style-name="Source_20_Text"><text:span text:style-name="T3"><text:s text:c="2"/>#cat-photo-form{</text:span></text:span></text:p>
      <text:p text:style-name="P4"><text:span text:style-name="Source_20_Text"><text:span text:style-name="T3"><text:s text:c="4"/>background-color:green;</text:span></text:span></text:p>
      <text:p text:style-name="P4"><text:span text:style-name="Source_20_Text"><text:span text:style-name="T3"><text:s text:c="2"/>}</text:span></text:span></text:p>
      <text:p text:style-name="P4"><text:span text:style-name="Source_20_Text"><text:span text:style-name="T3">&lt;/style&gt;</text:span></text:span></text:p>
      <text:p text:style-name="P4"><text:span text:style-name="Source_20_Text"><text:span text:style-name="T3"/></text:span></text:p>
      <text:p text:style-name="P4"><text:span text:style-name="Source_20_Text"><text:span text:style-name="T3">&lt;h2 class="red-text"&gt;CatPhotoApp&lt;/h2&gt;</text:span></text:span></text:p>
      <text:p text:style-name="P4"><text:span text:style-name="Source_20_Text"><text:span text:style-name="T3">&lt;main&gt;</text:span></text:span></text:p>
      <text:p text:style-name="P4"><text:span text:style-name="Source_20_Text"><text:span text:style-name="T3"><text:s text:c="2"/>&lt;p class="red-text"&gt;Click here to view more &lt;a href="#"&gt;cat photos&lt;/a&gt;.&lt;/p&gt;</text:span></text:span></text:p>
      <text:p text:style-name="P4"><text:span text:style-name="Source_20_Text"><text:span text:style-name="T3"><text:s text:c="2"/></text:span></text:span></text:p>
      <text:p text:style-name="P4"><text:span text:style-name="Source_20_Text"><text:span text:style-name="T3"><text:s text:c="2"/>&lt;a href="#"&gt;&lt;img class="smaller-image thick-green-border" src="https://bit.ly/fcc-relaxing-cat" alt="A cute orange cat lying on its back."&gt;&lt;/a&gt;</text:span></text:span></text:p>
      <text:p text:style-name="P4"><text:span text:style-name="Source_20_Text"><text:span text:style-name="T3"><text:s text:c="2"/></text:span></text:span></text:p>
      <text:p text:style-name="P4"><text:span text:style-name="Source_20_Text"><text:span text:style-name="T3"><text:s text:c="2"/>&lt;div class="silver-background"&gt;</text:span></text:span></text:p>
      <text:p text:style-name="P4"><text:span text:style-name="Source_20_Text"><text:span text:style-name="T3"><text:s text:c="4"/>&lt;p&gt;Things cats love:&lt;/p&gt;</text:span></text:span></text:p>
      <text:p text:style-name="P4"><text:span text:style-name="Source_20_Text"><text:span text:style-name="T3"><text:s text:c="4"/>&lt;ul&gt;</text:span></text:span></text:p>
      <text:p text:style-name="P4"><text:span text:style-name="Source_20_Text"><text:span text:style-name="T3"><text:s text:c="6"/>&lt;li&gt;cat nip&lt;/li&gt;</text:span></text:span></text:p>
      <text:p text:style-name="P4"><text:span text:style-name="Source_20_Text"><text:span text:style-name="T3"><text:s text:c="6"/>&lt;li&gt;laser pointers&lt;/li&gt;</text:span></text:span></text:p>
      <text:p text:style-name="P4"><text:span text:style-name="Source_20_Text"><text:span text:style-name="T3"><text:s text:c="6"/>&lt;li&gt;lasagna&lt;/li&gt;</text:span></text:span></text:p>
      <text:p text:style-name="P4"><text:soft-page-break/><text:span text:style-name="Source_20_Text"><text:span text:style-name="T3"><text:s text:c="4"/>&lt;/ul&gt;</text:span></text:span></text:p>
      <text:p text:style-name="P4"><text:span text:style-name="Source_20_Text"><text:span text:style-name="T3"><text:s text:c="4"/>&lt;p&gt;Top 3 things cats hate:&lt;/p&gt;</text:span></text:span></text:p>
      <text:p text:style-name="P4"><text:span text:style-name="Source_20_Text"><text:span text:style-name="T3"><text:s text:c="4"/>&lt;ol&gt;</text:span></text:span></text:p>
      <text:p text:style-name="P4"><text:span text:style-name="Source_20_Text"><text:span text:style-name="T3"><text:s text:c="6"/>&lt;li&gt;flea treatment&lt;/li&gt;</text:span></text:span></text:p>
      <text:p text:style-name="P4"><text:span text:style-name="Source_20_Text"><text:span text:style-name="T3"><text:s text:c="6"/>&lt;li&gt;thunder&lt;/li&gt;</text:span></text:span></text:p>
      <text:p text:style-name="P4"><text:span text:style-name="Source_20_Text"><text:span text:style-name="T3"><text:s text:c="6"/>&lt;li&gt;other cats&lt;/li&gt;</text:span></text:span></text:p>
      <text:p text:style-name="P4"><text:span text:style-name="Source_20_Text"><text:span text:style-name="T3"><text:s text:c="4"/>&lt;/ol&gt;</text:span></text:span></text:p>
      <text:p text:style-name="P4"><text:span text:style-name="Source_20_Text"><text:span text:style-name="T3"><text:s text:c="2"/>&lt;/div&gt;</text:span></text:span></text:p>
      <text:p text:style-name="P4"><text:span text:style-name="Source_20_Text"><text:span text:style-name="T3"><text:s text:c="2"/></text:span></text:span></text:p>
      <text:p text:style-name="P4"><text:span text:style-name="Source_20_Text"><text:span text:style-name="T3"><text:s text:c="2"/>&lt;form action="/submit-cat-photo" id="cat-photo-form"&gt;</text:span></text:span></text:p>
      <text:p text:style-name="P4"><text:span text:style-name="Source_20_Text"><text:span text:style-name="T3"><text:s text:c="4"/>&lt;label&gt;&lt;input type="radio" name="indoor-outdoor" checked&gt; Indoor&lt;/label&gt;</text:span></text:span></text:p>
      <text:p text:style-name="P4"><text:span text:style-name="Source_20_Text"><text:span text:style-name="T3"><text:s text:c="4"/>&lt;label&gt;&lt;input type="radio" name="indoor-outdoor"&gt; Outdoor&lt;/label&gt;&lt;br&gt;</text:span></text:span></text:p>
      <text:p text:style-name="P4"><text:span text:style-name="Source_20_Text"><text:span text:style-name="T3"><text:s text:c="4"/>&lt;label&gt;&lt;input type="checkbox" name="personality" checked&gt; Loving&lt;/label&gt;</text:span></text:span></text:p>
      <text:p text:style-name="P4"><text:span text:style-name="Source_20_Text"><text:span text:style-name="T3"><text:s text:c="4"/>&lt;label&gt;&lt;input type="checkbox" name="personality"&gt; Lazy&lt;/label&gt;</text:span></text:span></text:p>
      <text:p text:style-name="P4"><text:span text:style-name="Source_20_Text"><text:span text:style-name="T3"><text:s text:c="4"/>&lt;label&gt;&lt;input type="checkbox" name="personality"&gt; Energetic&lt;/label&gt;&lt;br&gt;</text:span></text:span></text:p>
      <text:p text:style-name="P4"><text:span text:style-name="Source_20_Text"><text:span text:style-name="T3"><text:s text:c="4"/>&lt;input type="text" placeholder="cat photo URL" required&gt;</text:span></text:span></text:p>
      <text:p text:style-name="P4"><text:span text:style-name="Source_20_Text"><text:span text:style-name="T3"><text:s text:c="4"/>&lt;button type="submit"&gt;Submit&lt;/button&gt;</text:span></text:span></text:p>
      <text:p text:style-name="P4"><text:span text:style-name="Source_20_Text"><text:span text:style-name="T3"><text:s text:c="2"/>&lt;/form&gt;</text:span></text:span></text:p>
      <text:p text:style-name="P4"><text:span text:style-name="Source_20_Text"><text:span text:style-name="T3">&lt;/main&gt;</text:span></text:span></text:p>
      <text:p text:style-name="P2"/>
      <text:p text:style-name="Horizontal_20_Line"><text:span text:style-name="Source_20_Text"/></text:p>
      <text:p text:style-name="P1"><text:span text:style-name="Source_20_Text"><text:span text:style-name="T4">&lt;style&gt;</text:span></text:span></text:p>
      <text:p text:style-name="P1"><text:span text:style-name="Source_20_Text"><text:span text:style-name="T4"><text:s text:c="2"/>.injected-text {</text:span></text:span></text:p>
      <text:p text:style-name="P1"><text:span text:style-name="Source_20_Text"><text:span text:style-name="T4"><text:s text:c="4"/>margin-bottom: -25px;</text:span></text:span></text:p>
      <text:p text:style-name="P1"><text:span text:style-name="Source_20_Text"><text:span text:style-name="T4"><text:s text:c="4"/>text-align: center;</text:span></text:span></text:p>
      <text:p text:style-name="P1"><text:span text:style-name="Source_20_Text"><text:span text:style-name="T4"><text:s text:c="2"/>}</text:span></text:span></text:p>
      <text:p text:style-name="P1"><text:span text:style-name="Source_20_Text"><text:span text:style-name="T4"/></text:span></text:p>
      <text:p text:style-name="P1"><text:span text:style-name="Source_20_Text"><text:span text:style-name="T4"><text:s text:c="2"/>.box {</text:span></text:span></text:p>
      <text:p text:style-name="P1"><text:span text:style-name="Source_20_Text"><text:span text:style-name="T4"><text:s text:c="4"/>border-style: solid;</text:span></text:span></text:p>
      <text:p text:style-name="P1"><text:span text:style-name="Source_20_Text"><text:span text:style-name="T4"><text:s text:c="4"/>border-color: black;</text:span></text:span></text:p>
      <text:p text:style-name="P1"><text:span text:style-name="Source_20_Text"><text:span text:style-name="T4"><text:s text:c="4"/>border-width: 5px;</text:span></text:span></text:p>
      <text:p text:style-name="P1"><text:span text:style-name="Source_20_Text"><text:span text:style-name="T4"><text:s text:c="4"/>text-align: center;</text:span></text:span></text:p>
      <text:p text:style-name="P1"><text:span text:style-name="Source_20_Text"><text:span text:style-name="T4"><text:s text:c="2"/>}</text:span></text:span></text:p>
      <text:p text:style-name="P1"><text:span text:style-name="Source_20_Text"><text:span text:style-name="T4"/></text:span></text:p>
      <text:p text:style-name="P1"><text:span text:style-name="Source_20_Text"><text:span text:style-name="T4"><text:s text:c="2"/>.yellow-box {</text:span></text:span></text:p>
      <text:p text:style-name="P1"><text:span text:style-name="Source_20_Text"><text:span text:style-name="T4"><text:s text:c="4"/>background-color: yellow;</text:span></text:span></text:p>
      <text:p text:style-name="P1"><text:span text:style-name="Source_20_Text"><text:span text:style-name="T4"><text:s text:c="4"/>padding: 20px 40px 20px 40px;</text:span></text:span></text:p>
      <text:p text:style-name="P1"><text:span text:style-name="Source_20_Text"><text:span text:style-name="T4"><text:s text:c="2"/>}</text:span></text:span></text:p>
      <text:p text:style-name="P1"><text:span text:style-name="Source_20_Text"><text:span text:style-name="T4"><text:s text:c="2"/></text:span></text:span></text:p>
      <text:p text:style-name="P1"><text:span text:style-name="Source_20_Text"><text:span text:style-name="T4"><text:s text:c="2"/>.red-box {</text:span></text:span></text:p>
      <text:p text:style-name="P1"><text:span text:style-name="Source_20_Text"><text:span text:style-name="T4"><text:s text:c="4"/>background-color: crimson;</text:span></text:span></text:p>
      <text:p text:style-name="P1"><text:span text:style-name="Source_20_Text"><text:span text:style-name="T4"><text:s text:c="4"/>color: #fff;</text:span></text:span></text:p>
      <text:p text:style-name="P1"><text:span text:style-name="Source_20_Text"><text:span text:style-name="T4"><text:s text:c="4"/>margin: 20px 40px 20px 40px;</text:span></text:span></text:p>
      <text:p text:style-name="P1"><text:span text:style-name="Source_20_Text"><text:span text:style-name="T4"><text:s text:c="2"/>}</text:span></text:span></text:p>
      <text:p text:style-name="P1"><text:span text:style-name="Source_20_Text"><text:span text:style-name="T4"/></text:span></text:p>
      <text:p text:style-name="P1"><text:span text:style-name="Source_20_Text"><text:span text:style-name="T4"><text:s text:c="2"/>.blue-box {</text:span></text:span></text:p>
      <text:p text:style-name="P1"><text:span text:style-name="Source_20_Text"><text:span text:style-name="T4"><text:s text:c="4"/>background-color: blue;</text:span></text:span></text:p>
      <text:p text:style-name="P1"><text:span text:style-name="Source_20_Text"><text:span text:style-name="T4"><text:s text:c="4"/>color: #fff;</text:span></text:span></text:p>
      <text:p text:style-name="P1"><text:span text:style-name="Source_20_Text"><text:span text:style-name="T4"><text:s text:c="2"/>}</text:span></text:span></text:p>
      <text:p text:style-name="P1"><text:span text:style-name="Source_20_Text"><text:span text:style-name="T4">&lt;/style&gt;</text:span></text:span></text:p>
      <text:p text:style-name="P1"><text:span text:style-name="Source_20_Text"><text:span text:style-name="T4">&lt;h5 class="injected-text"&gt;margin&lt;/h5&gt;</text:span></text:span></text:p>
      <text:p text:style-name="P1"><text:span text:style-name="Source_20_Text"><text:span text:style-name="T4"/></text:span></text:p>
      <text:p text:style-name="P1"><text:span text:style-name="Source_20_Text"><text:span text:style-name="T4">&lt;div class="box yellow-box"&gt;</text:span></text:span></text:p>
      <text:p text:style-name="P1"><text:span text:style-name="Source_20_Text"><text:span text:style-name="T4"><text:s text:c="2"/>&lt;h5 class="box red-box"&gt;padding&lt;/h5&gt;</text:span></text:span></text:p>
      <text:p text:style-name="P1"><text:soft-page-break/><text:span text:style-name="Source_20_Text"><text:span text:style-name="T4"><text:s text:c="2"/>&lt;h5 class="box blue-box"&gt;padding&lt;/h5&gt;</text:span></text:span></text:p>
      <text:p text:style-name="P1"><text:span text:style-name="Source_20_Text"><text:span text:style-name="T4">&lt;/div&gt;</text:span></text:span></text:p>
      <text:p text:style-name="P1"><text:span text:style-name="Source_20_Text"><text:span text:style-name="T4"/></text:span></text:p>
      <text:p text:style-name="Horizontal_20_Line"><text:span text:style-name="Source_20_Text"/></text:p>
      <text:p text:style-name="P1">&lt;style&gt;</text:p>
      <text:p text:style-name="P1"><text:s text:c="2"/>.injected-text {</text:p>
      <text:p text:style-name="P1"><text:s text:c="4"/>margin-bottom: -25px;</text:p>
      <text:p text:style-name="P1"><text:s text:c="4"/>text-align: center;</text:p>
      <text:p text:style-name="P1"><text:s text:c="2"/>}</text:p>
      <text:p text:style-name="P1"/>
      <text:p text:style-name="P1"><text:s text:c="2"/>.box {</text:p>
      <text:p text:style-name="P1"><text:s text:c="4"/>border-style: solid;</text:p>
      <text:p text:style-name="P1"><text:s text:c="4"/>border-color: black;</text:p>
      <text:p text:style-name="P1"><text:s text:c="4"/>border-width: 5px;</text:p>
      <text:p text:style-name="P1"><text:s text:c="4"/>text-align: center;</text:p>
      <text:p text:style-name="P1"><text:s text:c="2"/>}</text:p>
      <text:p text:style-name="P1"/>
      <text:p text:style-name="P1"><text:s text:c="2"/>.yellow-box {</text:p>
      <text:p text:style-name="P1"><text:s text:c="4"/>background-color: yellow;</text:p>
      <text:p text:style-name="P1"><text:s text:c="4"/>padding: 20px 40px 20px 40px;</text:p>
      <text:p text:style-name="P1"><text:s text:c="2"/>}</text:p>
      <text:p text:style-name="P1"/>
      <text:p text:style-name="P1"><text:s text:c="2"/>.red-box {</text:p>
      <text:p text:style-name="P1"><text:s text:c="4"/>background-color: red;</text:p>
      <text:p text:style-name="P1"><text:s text:c="4"/>margin: 20px 40px 20px 40px;</text:p>
      <text:p text:style-name="P1"><text:s text:c="4"/>padding:1.5em;</text:p>
      <text:p text:style-name="P1"><text:s text:c="2"/>}</text:p>
      <text:p text:style-name="P1"/>
      <text:p text:style-name="P1"><text:s text:c="2"/>.green-box {</text:p>
      <text:p text:style-name="P1"><text:s text:c="4"/>background-color: green;</text:p>
      <text:p text:style-name="P1"><text:s text:c="4"/>margin: 20px 40px 20px 40px;</text:p>
      <text:p text:style-name="P1"><text:s text:c="2"/>}</text:p>
      <text:p text:style-name="P1">&lt;/style&gt;</text:p>
      <text:p text:style-name="P1">&lt;h5 class="injected-text"&gt;margin&lt;/h5&gt;</text:p>
      <text:p text:style-name="P1"/>
      <text:p text:style-name="P1">&lt;div class="box yellow-box"&gt;</text:p>
      <text:p text:style-name="P1"><text:s text:c="2"/>&lt;h5 class="box red-box"&gt;padding&lt;/h5&gt;</text:p>
      <text:p text:style-name="P1"><text:s text:c="2"/>&lt;h5 class="box green-box"&gt;padding&lt;/h5&gt;</text:p>
      <text:p text:style-name="P1">&lt;/div&gt;</text:p>
      <text:p text:style-name="P1"/>
      <text:p text:style-name="Horizontal_20_Line"/>
      <text:p text:style-name="P1">&lt;style&gt;</text:p>
      <text:p text:style-name="P1"><text:s text:c="2"/>body {</text:p>
      <text:p text:style-name="P1"><text:s text:c="4"/>background-color: black;</text:p>
      <text:p text:style-name="P1"><text:s text:c="4"/>font-family: monospace;</text:p>
      <text:p text:style-name="P1"><text:s text:c="4"/>color: green;</text:p>
      <text:p text:style-name="P1"><text:s text:c="2"/>}</text:p>
      <text:p text:style-name="P1"><text:s text:c="2"/>.pink-text {</text:p>
      <text:p text:style-name="P1"><text:soft-page-break/><text:s text:c="4"/>color: pink;</text:p>
      <text:p text:style-name="P1"><text:s text:c="2"/>}</text:p>
      <text:p text:style-name="P1"><text:s text:c="2"/>.blue-text {</text:p>
      <text:p text:style-name="P1"><text:s text:c="4"/>color: blue;</text:p>
      <text:p text:style-name="P1"><text:s text:c="2"/>}</text:p>
      <text:p text:style-name="P1"/>
      <text:p text:style-name="P1"><text:s text:c="2"/>#orange-text {</text:p>
      <text:p text:style-name="P1"><text:s text:c="4"/>color:orange;</text:p>
      <text:p text:style-name="P1"><text:s text:c="2"/>}</text:p>
      <text:p text:style-name="P1">&lt;/style&gt;</text:p>
      <text:p text:style-name="P1">&lt;h1 id="orange-text" class="pink-text blue-text"&gt;Hello World!&lt;/h1&gt;</text:p>
      <text:p text:style-name="P1"/>
      <text:p text:style-name="P1"/>
      <text:p text:style-name="Horizontal_20_Line"/>
      <text:p text:style-name="P1">&lt;style&gt;</text:p>
      <text:p text:style-name="P1"><text:s text:c="2"/>body {</text:p>
      <text:p text:style-name="P1"><text:s text:c="4"/>background-color: black;</text:p>
      <text:p text:style-name="P1"><text:s text:c="4"/>font-family: monospace;</text:p>
      <text:p text:style-name="P1"><text:s text:c="4"/>color: green;</text:p>
      <text:p text:style-name="P1"><text:s text:c="2"/>}</text:p>
      <text:p text:style-name="P1"><text:s text:c="2"/>#orange-text {</text:p>
      <text:p text:style-name="P1"><text:s text:c="4"/>color: orange;</text:p>
      <text:p text:style-name="P1"><text:s text:c="2"/>}</text:p>
      <text:p text:style-name="P1"><text:s text:c="2"/>.pink-text {</text:p>
      <text:p text:style-name="P1"><text:s text:c="4"/>color: pink !important;</text:p>
      <text:p text:style-name="P1"><text:s text:c="2"/>}</text:p>
      <text:p text:style-name="P1"><text:s text:c="2"/>.blue-text {</text:p>
      <text:p text:style-name="P1"><text:s text:c="4"/>color: blue;</text:p>
      <text:p text:style-name="P1"><text:s text:c="2"/>}</text:p>
      <text:p text:style-name="P1">&lt;/style&gt;</text:p>
      <text:p text:style-name="P1">&lt;h1 id="orange-text" class="pink-text blue-text" style="color: white"&gt;Hello World!&lt;/h1&gt;</text:p>
      <text:p text:style-name="Horizontal_20_Line"/>
      <text:p text:style-name="P12">&lt;style&gt;</text:p>
      <text:p text:style-name="P12"><text:s text:c="2"/>.penguin {</text:p>
      <text:p text:style-name="P12"><text:s text:c="4"/>--penguin-skin: black;</text:p>
      <text:p text:style-name="P12"><text:s text:c="4"/>--penguin-belly: gray;</text:p>
      <text:p text:style-name="P12"><text:s text:c="4"/>--penguin-beak: yellow;</text:p>
      <text:p text:style-name="P12"><text:s text:c="4"/>position: relative;</text:p>
      <text:p text:style-name="P12"><text:s text:c="4"/>margin: auto;</text:p>
      <text:p text:style-name="P12"><text:s text:c="4"/>display: block;</text:p>
      <text:p text:style-name="P12"><text:s text:c="4"/>margin-top: 5%;</text:p>
      <text:p text:style-name="P12"><text:s text:c="4"/>width: 300px;</text:p>
      <text:p text:style-name="P12"><text:s text:c="4"/>height: 300px;</text:p>
      <text:p text:style-name="P12"><text:s text:c="2"/>}</text:p>
      <text:p text:style-name="P12"><text:s text:c="2"/></text:p>
      <text:p text:style-name="P12"><text:s text:c="2"/>.penguin-top {</text:p>
      <text:p text:style-name="P12"><text:s text:c="4"/>top: 10%;</text:p>
      <text:p text:style-name="P12"><text:s text:c="4"/>left: 25%;</text:p>
      <text:p text:style-name="P12"><text:soft-page-break/><text:s text:c="2"/></text:p>
      <text:p text:style-name="P12"><text:s text:c="4"/>/* change code below */</text:p>
      <text:p text:style-name="P12"><text:s text:c="4"/>background: var(--pengiun-skin,black);</text:p>
      <text:p text:style-name="P12"><text:s text:c="4"/>/* change code above */</text:p>
      <text:p text:style-name="P12"><text:s text:c="2"/></text:p>
      <text:p text:style-name="P12"><text:s text:c="4"/>width: 50%;</text:p>
      <text:p text:style-name="P12"><text:s text:c="4"/>height: 45%;</text:p>
      <text:p text:style-name="P12"><text:s text:c="4"/>border-radius: 70% 70% 60% 60%;</text:p>
      <text:p text:style-name="P12"><text:s text:c="2"/>}</text:p>
      <text:p text:style-name="P12"><text:s text:c="2"/></text:p>
      <text:p text:style-name="P12"><text:s text:c="2"/>.penguin-bottom {</text:p>
      <text:p text:style-name="P12"><text:s text:c="4"/>top: 40%;</text:p>
      <text:p text:style-name="P12"><text:s text:c="4"/>left: 23.5%;</text:p>
      <text:p text:style-name="P12"><text:s text:c="2"/></text:p>
      <text:p text:style-name="P12"><text:s text:c="4"/>/* change code below */</text:p>
      <text:p text:style-name="P12"><text:s text:c="4"/>background: var(--pengiun-skin);</text:p>
      <text:p text:style-name="P12"><text:s text:c="4"/>/* change code above */</text:p>
      <text:p text:style-name="P12"><text:s text:c="2"/></text:p>
      <text:p text:style-name="P12"><text:s text:c="4"/>width: 53%;</text:p>
      <text:p text:style-name="P12"><text:s text:c="4"/>height: 45%;</text:p>
      <text:p text:style-name="P12"><text:s text:c="4"/>border-radius: 70% 70% 100% 100%;</text:p>
      <text:p text:style-name="P12"><text:s text:c="2"/>}</text:p>
      <text:p text:style-name="P13"/>
      <text:p text:style-name="P12"/>
      <text:p text:style-name="P12">&lt;style&gt;</text:p>
      <text:p text:style-name="P12"><text:s text:c="2"/>:root {</text:p>
      <text:p text:style-name="P12"><text:s text:c="4"/>--penguin-size: 300px;</text:p>
      <text:p text:style-name="P12"><text:s text:c="4"/>--penguin-skin: gray;</text:p>
      <text:p text:style-name="P12"><text:s text:c="4"/>--penguin-belly: white;</text:p>
      <text:p text:style-name="P12"><text:s text:c="4"/>--penguin-beak: orange;</text:p>
      <text:p text:style-name="P12"><text:s text:c="2"/>}</text:p>
      <text:p text:style-name="P12"><text:s text:c="2"/></text:p>
      <text:p text:style-name="P12"><text:s text:c="2"/>@media (max-width: 350px) {</text:p>
      <text:p text:style-name="P12"><text:s text:c="4"/>:root {</text:p>
      <text:p text:style-name="P12"><text:s text:c="6"/></text:p>
      <text:p text:style-name="P12"><text:s text:c="6"/>/* add code below */</text:p>
      <text:p text:style-name="P12"><text:s text:c="6"/>--penguin-size: 200px;</text:p>
      <text:p text:style-name="P12"><text:s text:c="6"/>--penguin-skin: black;</text:p>
      <text:p text:style-name="P12"><text:s text:c="6"/>/* add code above */</text:p>
      <text:p text:style-name="P12"><text:s text:c="6"/></text:p>
      <text:p text:style-name="P12"><text:s text:c="4"/>}</text:p>
      <text:p text:style-name="P12"><text:s text:c="2"/>}</text:p>
      <text:p text:style-name="P12"><text:s text:c="2"/></text:p>
      <text:p text:style-name="P12"><text:s text:c="2"/>.penguin {</text:p>
      <text:p text:style-name="P12"><text:s text:c="4"/>position: relative;</text:p>
      <text:p text:style-name="P12"><text:s text:c="4"/>margin: auto;</text:p>
      <text:p text:style-name="P12"><text:s text:c="4"/>display: block;</text:p>
      <text:p text:style-name="P12"><text:s text:c="4"/>margin-top: 5%;</text:p>
      <text:p text:style-name="P12"><text:s text:c="4"/>width: var(--penguin-size, 300px);</text:p>
      <text:p text:style-name="P12"><text:soft-page-break/><text:s text:c="4"/>height: var(--penguin-size, 300px);</text:p>
      <text:p text:style-name="P12"><text:s text:c="2"/>}</text:p>
      <text:p text:style-name="P12"><text:s text:c="2"/></text:p>
      <text:p text:style-name="P12"><text:s text:c="2"/>.right-cheek {</text:p>
      <text:p text:style-name="P12"><text:s text:c="4"/>top: 15%;</text:p>
      <text:p text:style-name="P12"><text:s text:c="4"/>left: 35%;</text:p>
      <text:p text:style-name="P12"><text:s text:c="4"/>background: var(--penguin-belly, white);</text:p>
      <text:p text:style-name="P12"><text:s text:c="4"/>width: 60%;</text:p>
      <text:p text:style-name="P12"><text:s text:c="4"/>height: 70%;</text:p>
      <text:p text:style-name="P12"><text:s text:c="4"/>border-radius: 70% 70% 60% 60%;</text:p>
      <text:p text:style-name="P12"><text:s text:c="2"/>}</text:p>
      <text:p text:style-name="P12"><text:s text:c="2"/></text:p>
      <text:p text:style-name="P12"><text:s text:c="2"/>.left-cheek {</text:p>
      <text:p text:style-name="P12"><text:s text:c="4"/>top: 15%;</text:p>
      <text:p text:style-name="P12"><text:s text:c="4"/>left: 5%;</text:p>
      <text:p text:style-name="P12"><text:s text:c="4"/>background: var(--penguin-belly, white);</text:p>
      <text:p text:style-name="P12"><text:s text:c="4"/>width: 60%;</text:p>
      <text:p text:style-name="P12"><text:s text:c="4"/>height: 70%;</text:p>
      <text:p text:style-name="P12"><text:s text:c="4"/>border-radius: 70% 70% 60% 60%;</text:p>
      <text:p text:style-name="P12"><text:s text:c="2"/>}</text:p>
      <text:p text:style-name="P12"><text:s text:c="2"/></text:p>
      <text:p text:style-name="P12"><text:s text:c="2"/>.belly {</text:p>
      <text:p text:style-name="P12"><text:s text:c="4"/>top: 60%;</text:p>
      <text:p text:style-name="P12"><text:s text:c="4"/>left: 2.5%;</text:p>
      <text:p text:style-name="P12"><text:s text:c="4"/>background: var(--penguin-belly, white);</text:p>
      <text:p text:style-name="P12"><text:s text:c="4"/>width: 95%;</text:p>
      <text:p text:style-name="P12"><text:s text:c="4"/>height: 100%;</text:p>
      <text:p text:style-name="P12"><text:s text:c="4"/>border-radius: 120% 120% 100% 100%;</text:p>
      <text:p text:style-name="P12"><text:s text:c="2"/>}</text:p>
      <text:p text:style-name="P12"><text:s text:c="2"/></text:p>
      <text:p text:style-name="P12"><text:s text:c="2"/>.penguin-top {</text:p>
      <text:p text:style-name="P12"><text:s text:c="4"/>top: 10%;</text:p>
      <text:p text:style-name="P12"><text:s text:c="4"/>left: 25%;</text:p>
      <text:p text:style-name="P12"><text:s text:c="4"/>background: var(--penguin-skin, gray);</text:p>
      <text:p text:style-name="P12"><text:s text:c="4"/>width: 50%;</text:p>
      <text:p text:style-name="P12"><text:s text:c="4"/>height: 45%;</text:p>
      <text:p text:style-name="P12"><text:s text:c="4"/>border-radius: 70% 70% 60% 60%;</text:p>
      <text:p text:style-name="P12"><text:s text:c="2"/>}</text:p>
      <text:p text:style-name="P12"><text:s text:c="2"/></text:p>
      <text:p text:style-name="P12"><text:s text:c="2"/>.penguin-bottom {</text:p>
      <text:p text:style-name="P12"><text:s text:c="4"/>top: 40%;</text:p>
      <text:p text:style-name="P12"><text:s text:c="4"/>left: 23.5%;</text:p>
      <text:p text:style-name="P12"><text:s text:c="4"/>background: var(--penguin-skin, gray);</text:p>
      <text:p text:style-name="P12"><text:s text:c="4"/>width: 53%;</text:p>
      <text:p text:style-name="P12"><text:s text:c="4"/>height: 45%;</text:p>
      <text:p text:style-name="P12"><text:s text:c="4"/>border-radius: 70% 70% 100% 100%;</text:p>
      <text:p text:style-name="P12"><text:s text:c="2"/>}</text:p>
      <text:p text:style-name="P12"><text:s text:c="2"/></text:p>
      <text:p text:style-name="P12"><text:s text:c="2"/>.right-hand {</text:p>
      <text:p text:style-name="P12"><text:soft-page-break/><text:s text:c="4"/>top: 5%;</text:p>
      <text:p text:style-name="P12"><text:s text:c="4"/>left: 25%;</text:p>
      <text:p text:style-name="P12"><text:s text:c="4"/>background: var(--penguin-skin, black);</text:p>
      <text:p text:style-name="P12"><text:s text:c="4"/>width: 30%;</text:p>
      <text:p text:style-name="P12"><text:s text:c="4"/>height: 60%;</text:p>
      <text:p text:style-name="P12"><text:s text:c="4"/>border-radius: 30% 30% 120% 30%;</text:p>
      <text:p text:style-name="P12"><text:s text:c="4"/>transform: rotate(130deg);</text:p>
      <text:p text:style-name="P12"><text:s text:c="4"/>z-index: -1;</text:p>
      <text:p text:style-name="P12"><text:s text:c="4"/>animation-duration: 3s;</text:p>
      <text:p text:style-name="P12"><text:s text:c="4"/>animation-name: wave;</text:p>
      <text:p text:style-name="P12"><text:s text:c="4"/>animation-iteration-count: infinite;</text:p>
      <text:p text:style-name="P12"><text:s text:c="4"/>transform-origin:0% 0%;</text:p>
      <text:p text:style-name="P12"><text:s text:c="4"/>animation-timing-function: linear;</text:p>
      <text:p text:style-name="P12"><text:s text:c="2"/>}</text:p>
      <text:p text:style-name="P12"><text:s text:c="2"/></text:p>
      <text:p text:style-name="P12"><text:s text:c="2"/>@keyframes wave {</text:p>
      <text:p text:style-name="P12"><text:s text:c="6"/>10% {</text:p>
      <text:p text:style-name="P12"><text:s text:c="8"/>transform: rotate(110deg);</text:p>
      <text:p text:style-name="P12"><text:s text:c="6"/>}</text:p>
      <text:p text:style-name="P12"><text:s text:c="6"/>20% {</text:p>
      <text:p text:style-name="P12"><text:s text:c="8"/>transform: rotate(130deg);</text:p>
      <text:p text:style-name="P12"><text:s text:c="6"/>}</text:p>
      <text:p text:style-name="P12"><text:s text:c="6"/>30% {</text:p>
      <text:p text:style-name="P12"><text:s text:c="8"/>transform: rotate(110deg);</text:p>
      <text:p text:style-name="P12"><text:s text:c="6"/>} </text:p>
      <text:p text:style-name="P12"><text:s text:c="6"/>40% {</text:p>
      <text:p text:style-name="P12"><text:s text:c="8"/>transform: rotate(130deg);</text:p>
      <text:p text:style-name="P12"><text:s text:c="6"/>} <text:s/></text:p>
      <text:p text:style-name="P12"><text:s text:c="4"/>}</text:p>
      <text:p text:style-name="P12"><text:s text:c="2"/></text:p>
      <text:p text:style-name="P12"><text:s text:c="2"/>.left-hand {</text:p>
      <text:p text:style-name="P12"><text:s text:c="4"/>top: 0%;</text:p>
      <text:p text:style-name="P12"><text:s text:c="4"/>left: 75%;</text:p>
      <text:p text:style-name="P12"><text:s text:c="4"/>background: var(--penguin-skin, gray);</text:p>
      <text:p text:style-name="P12"><text:s text:c="4"/>width: 30%;</text:p>
      <text:p text:style-name="P12"><text:s text:c="4"/>height: 60%;</text:p>
      <text:p text:style-name="P12"><text:s text:c="4"/>border-radius: 30% 30% 30% 120%;</text:p>
      <text:p text:style-name="P12"><text:s text:c="4"/>transform: rotate(-45deg);</text:p>
      <text:p text:style-name="P12"><text:s text:c="4"/>z-index: -1;</text:p>
      <text:p text:style-name="P12"><text:s text:c="2"/>}</text:p>
      <text:p text:style-name="P12"><text:s text:c="2"/></text:p>
      <text:p text:style-name="P12"><text:s text:c="2"/>.right-feet {</text:p>
      <text:p text:style-name="P12"><text:s text:c="4"/>top: 85%;</text:p>
      <text:p text:style-name="P12"><text:s text:c="4"/>left: 60%;</text:p>
      <text:p text:style-name="P12"><text:s text:c="4"/>background: var(--penguin-beak, orange);</text:p>
      <text:p text:style-name="P12"><text:s text:c="4"/>width: 15%;</text:p>
      <text:p text:style-name="P12"><text:s text:c="4"/>height: 30%;</text:p>
      <text:p text:style-name="P12"><text:s text:c="4"/>border-radius: 50% 50% 50% 50%;</text:p>
      <text:p text:style-name="P12"><text:s text:c="4"/>transform: rotate(-80deg);</text:p>
      <text:p text:style-name="P12"><text:soft-page-break/><text:s text:c="4"/>z-index: -2222;</text:p>
      <text:p text:style-name="P12"><text:s text:c="2"/>}</text:p>
      <text:p text:style-name="P12"><text:s text:c="2"/></text:p>
      <text:p text:style-name="P12"><text:s text:c="2"/>.left-feet {</text:p>
      <text:p text:style-name="P12"><text:s text:c="4"/>top: 85%;</text:p>
      <text:p text:style-name="P12"><text:s text:c="4"/>left: 25%;</text:p>
      <text:p text:style-name="P12"><text:s text:c="4"/>background: var(--penguin-beak, orange);</text:p>
      <text:p text:style-name="P12"><text:s text:c="4"/>width: 15%;</text:p>
      <text:p text:style-name="P12"><text:s text:c="4"/>height: 30%;</text:p>
      <text:p text:style-name="P12"><text:s text:c="4"/>border-radius: 50% 50% 50% 50%;</text:p>
      <text:p text:style-name="P12"><text:s text:c="4"/>transform: rotate(80deg);</text:p>
      <text:p text:style-name="P12"><text:s text:c="4"/>z-index: -2222;</text:p>
      <text:p text:style-name="P12"><text:s text:c="2"/>}</text:p>
      <text:p text:style-name="P12"><text:s text:c="2"/></text:p>
      <text:p text:style-name="P12"><text:s text:c="2"/>.right-eye {</text:p>
      <text:p text:style-name="P12"><text:s text:c="4"/>top: 45%;</text:p>
      <text:p text:style-name="P12"><text:s text:c="4"/>left: 60%;</text:p>
      <text:p text:style-name="P12"><text:s text:c="4"/>background: black;</text:p>
      <text:p text:style-name="P12"><text:s text:c="4"/>width: 15%;</text:p>
      <text:p text:style-name="P12"><text:s text:c="4"/>height: 17%;</text:p>
      <text:p text:style-name="P12"><text:s text:c="4"/>border-radius: 50%;</text:p>
      <text:p text:style-name="P12"><text:s text:c="2"/>}</text:p>
      <text:p text:style-name="P12"><text:s text:c="2"/></text:p>
      <text:p text:style-name="P12"><text:s text:c="2"/>.left-eye {</text:p>
      <text:p text:style-name="P12"><text:s text:c="4"/>top: 45%;</text:p>
      <text:p text:style-name="P12"><text:s text:c="4"/>left: 25%;</text:p>
      <text:p text:style-name="P12"><text:s text:c="4"/>background: black;</text:p>
      <text:p text:style-name="P12"><text:s text:c="4"/>width: 15%;</text:p>
      <text:p text:style-name="P12"><text:s text:c="4"/>height: 17%;</text:p>
      <text:p text:style-name="P12"><text:s text:c="4"/>border-radius: 50%;</text:p>
      <text:p text:style-name="P12"><text:s text:c="2"/>}</text:p>
      <text:p text:style-name="P12"><text:s text:c="2"/></text:p>
      <text:p text:style-name="P12"><text:s text:c="2"/>.sparkle {</text:p>
      <text:p text:style-name="P12"><text:s text:c="4"/>top: 25%;</text:p>
      <text:p text:style-name="P12"><text:s text:c="4"/>left:-23%;</text:p>
      <text:p text:style-name="P12"><text:s text:c="4"/>background: white;</text:p>
      <text:p text:style-name="P12"><text:s text:c="4"/>width: 150%;</text:p>
      <text:p text:style-name="P12"><text:s text:c="4"/>height: 100%;</text:p>
      <text:p text:style-name="P12"><text:s text:c="4"/>border-radius: 50%;</text:p>
      <text:p text:style-name="P12"><text:s text:c="2"/>}</text:p>
      <text:p text:style-name="P12"><text:s text:c="2"/></text:p>
      <text:p text:style-name="P12"><text:s text:c="2"/>.blush-right {</text:p>
      <text:p text:style-name="P12"><text:s text:c="4"/>top: 65%;</text:p>
      <text:p text:style-name="P12"><text:s text:c="4"/>left: 15%;</text:p>
      <text:p text:style-name="P12"><text:s text:c="4"/>background: pink;</text:p>
      <text:p text:style-name="P12"><text:s text:c="4"/>width: 15%;</text:p>
      <text:p text:style-name="P12"><text:s text:c="4"/>height: 10%;</text:p>
      <text:p text:style-name="P12"><text:s text:c="4"/>border-radius: 50%;</text:p>
      <text:p text:style-name="P12"><text:s text:c="2"/>}</text:p>
      <text:p text:style-name="P12"><text:soft-page-break/><text:s text:c="2"/></text:p>
      <text:p text:style-name="P12"><text:s text:c="2"/>.blush-left {</text:p>
      <text:p text:style-name="P12"><text:s text:c="4"/>top: 65%;</text:p>
      <text:p text:style-name="P12"><text:s text:c="4"/>left: 70%;</text:p>
      <text:p text:style-name="P12"><text:s text:c="4"/>background: pink;</text:p>
      <text:p text:style-name="P12"><text:s text:c="4"/>width: 15%;</text:p>
      <text:p text:style-name="P12"><text:s text:c="4"/>height: 10%;</text:p>
      <text:p text:style-name="P12"><text:s text:c="4"/>border-radius: 50%;</text:p>
      <text:p text:style-name="P12"><text:s text:c="2"/>}</text:p>
      <text:p text:style-name="P12"><text:s text:c="2"/></text:p>
      <text:p text:style-name="P12"><text:s text:c="2"/>.beak-top {</text:p>
      <text:p text:style-name="P12"><text:s text:c="4"/>top: 60%;</text:p>
      <text:p text:style-name="P12"><text:s text:c="4"/>left: 40%;</text:p>
      <text:p text:style-name="P12"><text:s text:c="4"/>background: var(--penguin-beak, orange);</text:p>
      <text:p text:style-name="P12"><text:s text:c="4"/>width: 20%;</text:p>
      <text:p text:style-name="P12"><text:s text:c="4"/>height: 10%;</text:p>
      <text:p text:style-name="P12"><text:s text:c="4"/>border-radius: 50%;</text:p>
      <text:p text:style-name="P12"><text:s text:c="2"/>}</text:p>
      <text:p text:style-name="P12"><text:s text:c="2"/></text:p>
      <text:p text:style-name="P12"><text:s text:c="2"/>.beak-bottom {</text:p>
      <text:p text:style-name="P12"><text:s text:c="4"/>top: 65%;</text:p>
      <text:p text:style-name="P12"><text:s text:c="4"/>left: 42%;</text:p>
      <text:p text:style-name="P12"><text:s text:c="4"/>background: var(--penguin-beak, orange);</text:p>
      <text:p text:style-name="P12"><text:s text:c="4"/>width: 16%;</text:p>
      <text:p text:style-name="P12"><text:s text:c="4"/>height: 10%;</text:p>
      <text:p text:style-name="P12"><text:s text:c="4"/>border-radius: 50%;</text:p>
      <text:p text:style-name="P12"><text:s text:c="2"/>}</text:p>
      <text:p text:style-name="P12"><text:s text:c="2"/></text:p>
      <text:p text:style-name="P12"><text:s text:c="2"/>body {</text:p>
      <text:p text:style-name="P12"><text:s text:c="4"/>background:#c6faf1;</text:p>
      <text:p text:style-name="P12"><text:s text:c="2"/>}</text:p>
      <text:p text:style-name="P12"><text:s text:c="2"/></text:p>
      <text:p text:style-name="P12"><text:s text:c="2"/>.penguin * {</text:p>
      <text:p text:style-name="P12"><text:s text:c="4"/>position: absolute;</text:p>
      <text:p text:style-name="P12"><text:s text:c="2"/>}</text:p>
      <text:p text:style-name="P12">&lt;/style&gt;</text:p>
      <text:p text:style-name="P12">&lt;div class="penguin"&gt;</text:p>
      <text:p text:style-name="P12"><text:s text:c="2"/>&lt;div class="penguin-bottom"&gt;</text:p>
      <text:p text:style-name="P12"><text:s text:c="4"/>&lt;div class="right-hand"&gt;&lt;/div&gt;</text:p>
      <text:p text:style-name="P12"><text:s text:c="4"/>&lt;div class="left-hand"&gt;&lt;/div&gt;</text:p>
      <text:p text:style-name="P12"><text:s text:c="4"/>&lt;div class="right-feet"&gt;&lt;/div&gt;</text:p>
      <text:p text:style-name="P12"><text:s text:c="4"/>&lt;div class="left-feet"&gt;&lt;/div&gt;</text:p>
      <text:p text:style-name="P12"><text:s text:c="2"/>&lt;/div&gt;</text:p>
      <text:p text:style-name="P12"><text:s text:c="2"/>&lt;div class="penguin-top"&gt;</text:p>
      <text:p text:style-name="P12"><text:s text:c="4"/>&lt;div class="right-cheek"&gt;&lt;/div&gt;</text:p>
      <text:p text:style-name="P12"><text:s text:c="4"/>&lt;div class="left-cheek"&gt;&lt;/div&gt;</text:p>
      <text:p text:style-name="P12"><text:s text:c="4"/>&lt;div class="belly"&gt;&lt;/div&gt;</text:p>
      <text:p text:style-name="P12"><text:s text:c="4"/>&lt;div class="right-eye"&gt;</text:p>
      <text:p text:style-name="P12"><text:s text:c="6"/>&lt;div class="sparkle"&gt;&lt;/div&gt;</text:p>
      <text:p text:style-name="P12"><text:soft-page-break/><text:s text:c="4"/>&lt;/div&gt;</text:p>
      <text:p text:style-name="P12"><text:s text:c="4"/>&lt;div class="left-eye"&gt;</text:p>
      <text:p text:style-name="P12"><text:s text:c="6"/>&lt;div class="sparkle"&gt;&lt;/div&gt;</text:p>
      <text:p text:style-name="P12"><text:s text:c="4"/>&lt;/div&gt;</text:p>
      <text:p text:style-name="P12"><text:s text:c="4"/>&lt;div class="blush-right"&gt;&lt;/div&gt;</text:p>
      <text:p text:style-name="P12"><text:s text:c="4"/>&lt;div class="blush-left"&gt;&lt;/div&gt;</text:p>
      <text:p text:style-name="P12"><text:s text:c="4"/>&lt;div class="beak-top"&gt;&lt;/div&gt;</text:p>
      <text:p text:style-name="P12"><text:s text:c="4"/>&lt;div class="beak-bottom"&gt;&lt;/div&gt;</text:p>
      <text:p text:style-name="P12"><text:s text:c="2"/>&lt;/div&gt;</text:p>
      <text:p text:style-name="P12">&lt;/div&gt;</text:p>
      <text:p text:style-name="Text_20_body"/>
      <text:p text:style-name="Horizontal_20_Line"/>
      <text:p text:style-name="Text_20_body"/>
      <text:p text:style-name="Horizontal_20_Line"><text:span text:style-name="Source_20_Text"/></text:p>
      <text:p text:style-name="P1"><text:span text:style-name="Source_20_Text"><text:span text:style-name="T17"/></text:span></text:p>
      <text:p text:style-name="P7"><text:span text:style-name="Source_20_Text"><text:span text:style-name="T17">Cascading Style Sheets (CSS) tell the browser how to display the text and other content that you write in HTML.<text:line-break/><text:line-break/>Note that CSS is case-sensitive so be careful with your capitalization. CSS has been adopted by all major browsers and allows you to control:</text:span></text:span></text:p>
      <text:list xml:id="list1095928991" text:style-name="L1">
        <text:list-item>
          <text:p text:style-name="P39">color</text:p>
        </text:list-item>
        <text:list-item>
          <text:p text:style-name="P39">fonts</text:p>
        </text:list-item>
        <text:list-item>
          <text:p text:style-name="P39">positioning</text:p>
        </text:list-item>
        <text:list-item>
          <text:p text:style-name="P39">spacing</text:p>
        </text:list-item>
        <text:list-item>
          <text:p text:style-name="P39">sizing</text:p>
        </text:list-item>
        <text:list-item>
          <text:p text:style-name="P39">decorations</text:p>
        </text:list-item>
        <text:list-item>
          <text:p text:style-name="P29">transitions</text:p>
        </text:list-item>
      </text:list>
      <text:p text:style-name="P8">There are three main ways to apply CSS styling. </text:p>
      <text:list xml:id="list2454051729" text:style-name="L2">
        <text:list-item>
          <text:p text:style-name="P30">You can apply <text:span text:style-name="T18">inline </text:span>styles directly to HTML elements with the <text:span text:style-name="Source_20_Text">style</text:span> attribute. </text:p>
        </text:list-item>
        <text:list-item>
          <text:p text:style-name="P30">Alternatively, you can place CSS rules within <text:span text:style-name="Source_20_Text"><text:span text:style-name="T18">style</text:span></text:span><text:span text:style-name="T18"> tags </text:span>in an HTML document. </text:p>
        </text:list-item>
        <text:list-item>
          <text:p text:style-name="P30">Finally, you can write CSS rules in an <text:span text:style-name="T20">external style sheet</text:span>, then reference that file in the HTML document. </text:p>
        </text:list-item>
      </text:list>
      <text:p text:style-name="P8">Even though the first two options have their use cases, most developers prefer external style sheets because they keep the styles separate from the HTML elements. This improves the readability and reusability of your code. The idea behind CSS is that you can use a selector to target an HTML element in the DOM (Document Object Model) and then apply a variety of attributes to that element to change the way it is displayed on the page.</text:p>
      <text:p text:style-name="Horizontal_20_Line"/>
      <text:h text:style-name="P11" text:outline-level="2"><text:bookmark-start text:name="__RefHeading___Toc5092_2445021067"/><text:soft-page-break/>Change the Color of Text<text:bookmark-end text:name="__RefHeading___Toc5092_2445021067"/></text:h>
      <text:p text:style-name="P8">Here's how you would set your <text:span text:style-name="Source_20_Text">h2</text:span> element's text color to blue:</text:p>
      <text:p text:style-name="Text_20_body"><text:span text:style-name="Source_20_Text">&lt;h2 </text:span><text:span text:style-name="Source_20_Text"><text:span text:style-name="T19">style="color: blue;"</text:span></text:span><text:span text:style-name="Source_20_Text">&gt;CatPhotoApp&lt;/h2&gt;</text:span></text:p>
      <text:p text:style-name="P8">Note that it is a good practice to end inline <text:span text:style-name="Source_20_Text">style</text:span> declarations with a <text:span text:style-name="Source_20_Text"><text:span text:style-name="T21">;</text:span></text:span> .</text:p>
      <text:p text:style-name="P8"/>
      <text:p text:style-name="P8">Change your <text:span text:style-name="Source_20_Text">h2</text:span> element's style so that its text color is red.</text:p>
      <text:p text:style-name="P5"><text:span text:style-name="T1">&lt;</text:span><text:span text:style-name="T7">h2</text:span> <text:span text:style-name="T11">style</text:span><text:span text:style-name="T1">=</text:span><text:span text:style-name="T14">"color:red;"</text:span><text:span text:style-name="T1">&gt;</text:span>CatPhotoApp<text:span text:style-name="T1">&lt;/</text:span><text:span text:style-name="T7">h2</text:span><text:span text:style-name="T1">&gt;</text:span></text:p>
      <text:p text:style-name="P8"/>
      <text:h text:style-name="P11" text:outline-level="2"><text:bookmark-start text:name="__RefHeading___Toc5094_2445021067"/>Use CSS Selectors to Style Elements<text:bookmark-end text:name="__RefHeading___Toc5094_2445021067"/></text:h>
      <text:p text:style-name="P32">At the top of your code, create a <text:span text:style-name="Source_20_Text">style</text:span> block like this:</text:p>
      <text:p text:style-name="P32">&lt;style&gt;<text:line-break/>  h2 {color: red;}<text:line-break/>&lt;/style&gt;</text:p>
      <text:p text:style-name="P8">Note that it's important to <text:span text:style-name="T26">have both opening and closing curly braces </text:span>(<text:span text:style-name="Source_20_Text">{</text:span> and <text:span text:style-name="Source_20_Text">}</text:span>) around each element's style rule(s). You also need to make sure that your element's style definition is between the opening and closing style tags. Finally, be sure to add a<text:span text:style-name="T26"> semicolon</text:span> to the end of each of your element's style rules.</text:p>
      <text:p text:style-name="P8">Delete your <text:span text:style-name="Source_20_Text">h2</text:span> element's style attribute, and instead create a CSS <text:span text:style-name="Source_20_Text">style</text:span> block. Add the necessary CSS to turn all <text:span text:style-name="Source_20_Text">h2</text:span> elements blue.</text:p>
      <text:p text:style-name="P5"><text:span text:style-name="T1">&lt;</text:span><text:span text:style-name="T7">style</text:span><text:span text:style-name="T1">&gt;</text:span></text:p>
      <text:p text:style-name="P3"><text:span text:style-name="T7"><text:tab/>h2</text:span> {</text:p>
      <text:p text:style-name="P3"><text:span text:style-name="T11"><text:tab/>color:</text:span> <text:span text:style-name="T22">blue</text:span>;</text:p>
      <text:p text:style-name="P3"><text:tab/>}</text:p>
      <text:p text:style-name="P3"><text:span text:style-name="T1">&lt;/</text:span><text:span text:style-name="T7">style</text:span><text:span text:style-name="T1">&gt;</text:span></text:p>
      <text:p text:style-name="P8"/>
      <text:h text:style-name="P11" text:outline-level="2"><text:bookmark-start text:name="__RefHeading___Toc5096_2445021067"/>Use a CSS Class to Style an Element<text:bookmark-end text:name="__RefHeading___Toc5096_2445021067"/></text:h>
      <text:p text:style-name="P8">&lt;style&gt;<text:line-break/>  .blue-text {<text:line-break/>    color: blue;<text:line-break/>  }<text:line-break/>&lt;/style&gt;</text:p>
      <text:p text:style-name="P8"><text:span text:style-name="Source_20_Text">&lt;h2 class="blue-text"&gt;CatPhotoApp&lt;/h2&gt;</text:span></text:p>
      <text:p text:style-name="P8"><text:span text:style-name="Source_20_Text"/></text:p>
      <text:p text:style-name="P8"><text:soft-page-break/><text:span text:style-name="Source_20_Text">Inside your style element, change the h2 selector to .red-text and update the color's value from blue to red.</text:span></text:p>
      <text:p text:style-name="Text_20_body">Give your <text:span text:style-name="Source_20_Text">h2</text:span> element the <text:span text:style-name="Source_20_Text">class</text:span> attribute with a value of <text:span text:style-name="Source_20_Text">'red-text'</text:span>.</text:p>
      <text:p text:style-name="P23"><text:span text:style-name="Source_20_Text"><text:span text:style-name="T2">&lt;</text:span></text:span><text:span text:style-name="Source_20_Text"><text:span text:style-name="T8">style</text:span></text:span><text:span text:style-name="Source_20_Text"><text:span text:style-name="T2">&gt;</text:span></text:span></text:p>
      <text:p text:style-name="P3"><text:span text:style-name="T7"><text:tab/>.red-text</text:span> {</text:p>
      <text:p text:style-name="P3"><text:span text:style-name="T11"><text:tab/>color:</text:span> <text:span text:style-name="T22">red</text:span>;</text:p>
      <text:p text:style-name="P3">}</text:p>
      <text:p text:style-name="P3"><text:span text:style-name="T1">&lt;/</text:span><text:span text:style-name="T7">style</text:span><text:span text:style-name="T1">&gt;</text:span></text:p>
      <text:p text:style-name="P6"/>
      <text:p text:style-name="P3"><text:span text:style-name="T1">&lt;</text:span><text:span text:style-name="T7">h2</text:span> <text:span text:style-name="T11">class</text:span><text:span text:style-name="T1">=</text:span><text:span text:style-name="T14">"red-text"</text:span><text:span text:style-name="T1">&gt;</text:span>CatPhotoApp<text:span text:style-name="T1">&lt;/</text:span><text:span text:style-name="T7">h2</text:span><text:span text:style-name="T1">&gt;</text:span></text:p>
      <text:p text:style-name="P8"><text:span text:style-name="Source_20_Text"/></text:p>
      <text:h text:style-name="P11" text:outline-level="2"><text:bookmark-start text:name="__RefHeading___Toc5098_2445021067"/>Style Multiple Elements with a CSS Class<text:bookmark-end text:name="__RefHeading___Toc5098_2445021067"/></text:h>
      <text:p text:style-name="P33"><text:span text:style-name="T5">Classes allow you to use the same CSS styles on multiple HTML elements</text:span><text:span text:style-name="T1">. You can see this by applying your </text:span><text:span text:style-name="Source_20_Text"><text:span text:style-name="T1">red-text</text:span></text:span><text:span text:style-name="T1"> class to the first </text:span><text:span text:style-name="Source_20_Text"><text:span text:style-name="T1">p</text:span></text:span><text:span text:style-name="T1"> element.</text:span></text:p>
      <text:p text:style-name="P5"><text:span text:style-name="T1">&lt;</text:span><text:span text:style-name="T7">style</text:span><text:span text:style-name="T1">&gt;</text:span></text:p>
      <text:p text:style-name="P3"><text:span text:style-name="T7"><text:tab/>.red-text</text:span> {</text:p>
      <text:p text:style-name="P3"><text:span text:style-name="T11"><text:tab/>color:</text:span> <text:span text:style-name="T22">red</text:span>;</text:p>
      <text:p text:style-name="P3">}</text:p>
      <text:p text:style-name="P3"><text:span text:style-name="T1">&lt;/</text:span><text:span text:style-name="T7">style</text:span><text:span text:style-name="T1">&gt;</text:span></text:p>
      <text:p text:style-name="P6"/>
      <text:p text:style-name="P3"><text:span text:style-name="T1">&lt;</text:span><text:span text:style-name="T7">h2</text:span> <text:span text:style-name="T11">class</text:span><text:span text:style-name="T1">=</text:span><text:span text:style-name="T14">"red-text"</text:span><text:span text:style-name="T1">&gt;</text:span>CatPhotoApp<text:span text:style-name="T1">&lt;/</text:span><text:span text:style-name="T7">h2</text:span><text:span text:style-name="T1">&gt;</text:span></text:p>
      <text:p text:style-name="P3"><text:span text:style-name="T1">&lt;</text:span><text:span text:style-name="T7">main</text:span><text:span text:style-name="T1">&gt;</text:span></text:p>
      <text:p text:style-name="P3"><text:span text:style-name="T1">&lt;</text:span><text:span text:style-name="T7">p</text:span> <text:span text:style-name="T11">class</text:span><text:span text:style-name="T1">=</text:span><text:span text:style-name="T14">"red-text"</text:span><text:span text:style-name="T1">&gt;</text:span>Click here to view more <text:span text:style-name="T1">&lt;</text:span><text:span text:style-name="T7">a</text:span> <text:span text:style-name="T11">href</text:span><text:span text:style-name="T1">=</text:span><text:span text:style-name="T14">"#"</text:span><text:span text:style-name="T1">&gt;</text:span>cat photos<text:span text:style-name="T1">&lt;/</text:span><text:span text:style-name="T7">a</text:span><text:span text:style-name="T1">&gt;</text:span>.<text:span text:style-name="T1">&lt;/</text:span><text:span text:style-name="T7">p</text:span><text:span text:style-name="T1">&gt;</text:span></text:p>
      <text:p text:style-name="P8"/>
      <text:h text:style-name="P11" text:outline-level="2"><text:bookmark-start text:name="__RefHeading___Toc5100_2445021067"/>Change the Font Size of an Element<text:bookmark-end text:name="__RefHeading___Toc5100_2445021067"/></text:h>
      <text:p text:style-name="P8">Font size is controlled by the <text:span text:style-name="Source_20_Text"><text:span text:style-name="T19">font-size</text:span></text:span> CSS property, like this:</text:p>
      <text:p text:style-name="P8">h1 {<text:line-break/>  font-size: 30px;<text:line-break/>}</text:p>
      <text:h text:style-name="P11" text:outline-level="2"><text:bookmark-start text:name="__RefHeading___Toc5102_2445021067"/>Set the Font Family of an Element<text:bookmark-end text:name="__RefHeading___Toc5102_2445021067"/></text:h>
      <text:p text:style-name="P8">h2 {<text:line-break/>  font-family: sans-serif;<text:line-break/>}</text:p>
      <text:h text:style-name="P11" text:outline-level="2"><text:bookmark-start text:name="__RefHeading___Toc5104_2445021067"/><text:soft-page-break/>Import a Google Font<text:bookmark-end text:name="__RefHeading___Toc5104_2445021067"/></text:h>
      <text:p text:style-name="P34"><text:a xlink:type="simple" xlink:href="https://fonts.google.com/" office:target-frame-name="_blank" xlink:show="new" text:style-name="Internet_20_link" text:visited-style-name="Visited_20_Internet_20_Link">Google Fonts</text:a> is a free library of web fonts that you can use in your CSS by referencing the font's URL. To import a Google Font, you can copy the font(s) URL from the Google Fonts library and then paste it in your HTML. <text:s/></text:p>
      <text:p text:style-name="P8">we'll import the <text:span text:style-name="Source_20_Text">Lobster</text:span> font. To do this, copy the following code snippet and paste it into the top of your code editor<text:span text:style-name="T26">(before the opening </text:span><text:span text:style-name="Source_20_Text"><text:span text:style-name="T26">style</text:span></text:span><text:span text:style-name="T26"> element)</text:span>:</text:p>
      <text:p text:style-name="Text_20_body"><text:span text:style-name="Source_20_Text">&lt;link href="https://fonts.googleapis.com/css?family=Lobster" rel="stylesheet" type="text/css"&gt;</text:span></text:p>
      <text:p text:style-name="Text_20_body">Now you can use the <text:span text:style-name="Source_20_Text">Lobster</text:span> font in your CSS by using <text:span text:style-name="Source_20_Text">Lobster</text:span> as the FAMILY_NAME as in the following example:<text:line-break/><text:span text:style-name="Source_20_Text">font-family: FAMILY_NAME, GENERIC_NAME;</text:span>.</text:p>
      <text:p text:style-name="Text_20_body">The GENERIC_NAME is optional, and is a fallback font in case the other specified font is not available. This is covered in the next challenge.</text:p>
      <text:p text:style-name="Text_20_body">Family names are case-sensitive and need to be wrapped in quotes if there is a space in the name. For example, you need quotes to use the <text:span text:style-name="Source_20_Text">"Open Sans"</text:span> font, but not to use the <text:span text:style-name="Source_20_Text">Lobster</text:span> font.</text:p>
      <text:p text:style-name="P8"/>
      <text:p text:style-name="P8">Create a <text:span text:style-name="Source_20_Text">font-family</text:span> CSS rule that uses the <text:span text:style-name="Source_20_Text">Lobster</text:span> font, and ensure that it will be applied to your <text:span text:style-name="Source_20_Text">h2</text:span> element.</text:p>
      <text:p text:style-name="P5"><text:span text:style-name="T1">&lt;</text:span><text:span text:style-name="T7">link</text:span> <text:span text:style-name="T11">href</text:span><text:span text:style-name="T1">=</text:span><text:span text:style-name="T14">"https://fonts.googleapis.com/css?family=Lobster"</text:span> <text:span text:style-name="T11">rel</text:span><text:span text:style-name="T1">=</text:span><text:span text:style-name="T14">"stylesheet"</text:span> <text:span text:style-name="T11">type</text:span><text:span text:style-name="T1">=</text:span><text:span text:style-name="T14">"text/css"</text:span><text:span text:style-name="T1">&gt;</text:span></text:p>
      <text:p text:style-name="P3"><text:span text:style-name="T1">&lt;</text:span><text:span text:style-name="T7">style</text:span><text:span text:style-name="T1">&gt;</text:span></text:p>
      <text:p text:style-name="P3"><text:span text:style-name="T7"><text:tab/>.red-text</text:span> {</text:p>
      <text:p text:style-name="P3"><text:span text:style-name="T11"><text:tab/><text:tab/>color:</text:span> <text:span text:style-name="T22">red</text:span>;</text:p>
      <text:p text:style-name="P3"><text:tab/>}</text:p>
      <text:p text:style-name="P6"/>
      <text:p text:style-name="P3"><text:span text:style-name="T7"><text:tab/>h2</text:span> {</text:p>
      <text:p text:style-name="P3"><text:span text:style-name="T11"><text:tab/><text:tab/>font-family:</text:span> <text:span text:style-name="T22">Lobster</text:span>;</text:p>
      <text:p text:style-name="P3"><text:tab/>}</text:p>
      <text:p text:style-name="P6"/>
      <text:p text:style-name="P3"><text:span text:style-name="T1">&lt;/</text:span><text:span text:style-name="T7">style</text:span><text:span text:style-name="T1">&gt;</text:span></text:p>
      <text:p text:style-name="P8"/>
      <text:h text:style-name="P11" text:outline-level="2"><text:bookmark-start text:name="__RefHeading___Toc5106_2445021067"/>Specify How Fonts Should Degrade<text:bookmark-end text:name="__RefHeading___Toc5106_2445021067"/></text:h>
      <text:p text:style-name="P8">There are <text:span text:style-name="T26">several default fonts </text:span>that are available in all browsers. These generic font families include <text:span text:style-name="Source_20_Text"><text:span text:style-name="T19">monospace</text:span></text:span><text:span text:style-name="T19">, </text:span><text:span text:style-name="Source_20_Text"><text:span text:style-name="T19">serif</text:span></text:span><text:span text:style-name="T19"> and </text:span><text:span text:style-name="Source_20_Text"><text:span text:style-name="T19">sans-serif</text:span></text:span></text:p>
      <text:p text:style-name="Text_20_body">When one font isn't available, you can tell the browser to "degrade" to another font.</text:p>
      <text:p text:style-name="Text_20_body"><text:soft-page-break/>For example, if you wanted an element to use the <text:span text:style-name="Source_20_Text">Helvetica</text:span> font, but degrade to the <text:span text:style-name="Source_20_Text">sans-serif</text:span> font when <text:span text:style-name="Source_20_Text">Helvetica</text:span> wasn't available, you will specify it as follows:</text:p>
      <text:p text:style-name="Quotations">p {<text:line-break/>  <text:span text:style-name="T19">font-family: Helvetica, sans-serif;</text:span><text:line-break/>}</text:p>
      <text:p text:style-name="Text_20_body">Generic font family names are not case-sensitive. Also, they do not need quotes because they are CSS keywords.</text:p>
      <text:h text:style-name="P11" text:outline-level="2"><text:bookmark-start text:name="__RefHeading___Toc5108_2445021067"/>Size Your Images<text:bookmark-end text:name="__RefHeading___Toc5108_2445021067"/></text:h>
      <text:p text:style-name="P8">CSS has a property called <text:span text:style-name="Source_20_Text"><text:span text:style-name="T19">width</text:span></text:span> that controls an element's width. Just like with fonts, we'll use <text:span text:style-name="Source_20_Text">px</text:span> (pixels) to specify the image's width.</text:p>
      <text:p text:style-name="Text_20_body">For example, if we wanted to create a CSS class called <text:span text:style-name="Source_20_Text">larger-image</text:span> that gave HTML elements a width of 500 pixels, we'd use:</text:p>
      <text:p text:style-name="Quotations">&lt;style&gt;<text:line-break/>  .larger-image {<text:line-break/>    width: 500px;<text:line-break/>  }<text:line-break/>&lt;/style&gt;</text:p>
      <text:h text:style-name="P11" text:outline-level="2"><text:bookmark-start text:name="__RefHeading___Toc5110_2445021067"/>Add Borders Around Your Elements<text:bookmark-end text:name="__RefHeading___Toc5110_2445021067"/></text:h>
      <text:p text:style-name="P8">CSS borders have properties like <text:span text:style-name="Source_20_Text"><text:span text:style-name="T19">style</text:span></text:span><text:span text:style-name="T19">, </text:span><text:span text:style-name="Source_20_Text"><text:span text:style-name="T19">color</text:span></text:span><text:span text:style-name="T19"> and </text:span><text:span text:style-name="Source_20_Text"><text:span text:style-name="T19">width</text:span></text:span></text:p>
      <text:p text:style-name="Text_20_body">For example, if we wanted to create a red, 5 pixel border around an HTML element, we could use this class:</text:p>
      <text:p text:style-name="Quotations">&lt;style&gt;<text:line-break/>  .thin-red-border {<text:line-break/>    border-color: red;<text:line-break/>    border-width: 5px;<text:line-break/>    border-style: solid;<text:line-break/>  }<text:line-break/>&lt;/style&gt;</text:p>
      <text:p text:style-name="P8">--</text:p>
      <text:p text:style-name="P8">Create a class called <text:span text:style-name="Source_20_Text">thick-green-border</text:span>. This class should add a 10px, solid, green border around an HTML element. Apply the class to your cat photo.</text:p>
      <text:p text:style-name="P8">Remember that you can apply <text:span text:style-name="T26">multiple classes to an element using its </text:span><text:span text:style-name="Source_20_Text"><text:span text:style-name="T26">class</text:span></text:span><text:span text:style-name="T26"> attribute</text:span>, by separating each class name with a<text:span text:style-name="T26"> space.</text:span> For example:</text:p>
      <text:p text:style-name="Text_20_body"><text:span text:style-name="Source_20_Text">&lt;img class="class1 class2"&gt;</text:span></text:p>
      <text:p text:style-name="Text_20_body"><text:soft-page-break/><text:span text:style-name="Source_20_Text"/></text:p>
      <text:p text:style-name="P6"><text:span text:style-name="Source_20_Text"><text:span text:style-name="T8">.thick-green-border</text:span></text:span><text:span text:style-name="Source_20_Text"><text:span text:style-name="T10"> {</text:span></text:span></text:p>
      <text:p text:style-name="P3"><text:span text:style-name="T11"><text:tab/>border-color:</text:span> <text:span text:style-name="T22">green</text:span>;</text:p>
      <text:p text:style-name="P3"><text:span text:style-name="T11"><text:tab/>border-width:</text:span> <text:span text:style-name="T24">10px</text:span>;</text:p>
      <text:p text:style-name="P3"><text:span text:style-name="T11"><text:tab/>border-style:</text:span> <text:span text:style-name="T22">solid</text:span>;</text:p>
      <text:p text:style-name="P3">}</text:p>
      <text:p text:style-name="P3"/>
      <text:p text:style-name="P6"><text:span text:style-name="Source_20_Text"><text:span text:style-name="T2">&lt;</text:span></text:span><text:span text:style-name="Source_20_Text"><text:span text:style-name="T8">a</text:span></text:span><text:span text:style-name="Source_20_Text"><text:span text:style-name="T10"> </text:span></text:span><text:span text:style-name="Source_20_Text"><text:span text:style-name="T12">href</text:span></text:span><text:span text:style-name="Source_20_Text"><text:span text:style-name="T2">=</text:span></text:span><text:span text:style-name="Source_20_Text"><text:span text:style-name="T15">"#"</text:span></text:span><text:span text:style-name="Source_20_Text"><text:span text:style-name="T2">&gt;&lt;</text:span></text:span><text:span text:style-name="Source_20_Text"><text:span text:style-name="T8">img</text:span></text:span><text:span text:style-name="Source_20_Text"><text:span text:style-name="T10"> </text:span></text:span><text:span text:style-name="Source_20_Text"><text:span text:style-name="T12">class</text:span></text:span><text:span text:style-name="Source_20_Text"><text:span text:style-name="T2">=</text:span></text:span><text:span text:style-name="Source_20_Text"><text:span text:style-name="T15">"smaller-image thick-green-border"</text:span></text:span><text:span text:style-name="Source_20_Text"><text:span text:style-name="T10"> </text:span></text:span><text:span text:style-name="Source_20_Text"><text:span text:style-name="T12">src</text:span></text:span><text:span text:style-name="Source_20_Text"><text:span text:style-name="T2">=</text:span></text:span><text:span text:style-name="Source_20_Text"><text:span text:style-name="T15">"https://bit.ly/fcc-relaxing-cat"</text:span></text:span><text:span text:style-name="Source_20_Text"><text:span text:style-name="T10"> </text:span></text:span><text:span text:style-name="Source_20_Text"><text:span text:style-name="T12">alt</text:span></text:span><text:span text:style-name="Source_20_Text"><text:span text:style-name="T2">=</text:span></text:span><text:span text:style-name="Source_20_Text"><text:span text:style-name="T15">"A cute orange cat lying on its back."</text:span></text:span><text:span text:style-name="Source_20_Text"><text:span text:style-name="T2">&gt;&lt;/</text:span></text:span><text:span text:style-name="Source_20_Text"><text:span text:style-name="T8">a</text:span></text:span><text:span text:style-name="Source_20_Text"><text:span text:style-name="T2">&gt;</text:span></text:span></text:p>
      <text:p text:style-name="Text_20_body"><text:span text:style-name="Source_20_Text"/></text:p>
      <text:h text:style-name="P11" text:outline-level="2"><text:bookmark-start text:name="__RefHeading___Toc5112_2445021067"/>Add Rounded Corners with border-radius<text:bookmark-end text:name="__RefHeading___Toc5112_2445021067"/></text:h>
      <text:p text:style-name="P8">Your cat photo currently has sharp corners. We can round out those corners with a CSS property called <text:span text:style-name="Source_20_Text">border-radius</text:span>.</text:p>
      <text:p text:style-name="P8">You can specify a <text:span text:style-name="Source_20_Text"><text:span text:style-name="T19">border-radius</text:span></text:span> with pixels. Give your cat photo a <text:span text:style-name="Source_20_Text">border-radius</text:span> of <text:span text:style-name="Source_20_Text">10px</text:span>.</text:p>
      <text:p text:style-name="Text_20_body">Note: this challenge allows for multiple possible solutions. For example, you may add <text:span text:style-name="Source_20_Text">border-radius</text:span> to either the <text:span text:style-name="Source_20_Text">.thick-green-border</text:span> class or the <text:span text:style-name="Source_20_Text">.smaller-image</text:span> class.</text:p>
      <text:p text:style-name="P3"><text:span text:style-name="T7">.thick-green-border</text:span> {</text:p>
      <text:p text:style-name="P3"><text:span text:style-name="T11"><text:tab/>border-color:</text:span> <text:span text:style-name="T22">green</text:span>;</text:p>
      <text:p text:style-name="P3"><text:span text:style-name="T11"><text:tab/>border-width:</text:span> <text:span text:style-name="T24">10px</text:span>;</text:p>
      <text:p text:style-name="P3"><text:span text:style-name="T11"><text:tab/>border-style:</text:span> <text:span text:style-name="T22">solid</text:span>;</text:p>
      <text:p text:style-name="P3"><text:span text:style-name="T11"><text:tab/>border-radius:</text:span><text:span text:style-name="T24">10px</text:span>;</text:p>
      <text:p text:style-name="P3">}</text:p>
      <text:p text:style-name="P3"><text:span text:style-name="T1">&lt;</text:span><text:span text:style-name="T7">a</text:span> <text:span text:style-name="T11">href</text:span><text:span text:style-name="T1">=</text:span><text:span text:style-name="T14">"#"</text:span><text:span text:style-name="T1">&gt;&lt;</text:span><text:span text:style-name="T7">img</text:span> <text:span text:style-name="T11">class</text:span><text:span text:style-name="T1">=</text:span><text:span text:style-name="T14">"smaller-image thick-green-border"</text:span> <text:span text:style-name="T11">src</text:span><text:span text:style-name="T1">=</text:span><text:span text:style-name="T14">"https://bit.ly/fcc-relaxing-cat"</text:span> <text:span text:style-name="T11">alt</text:span><text:span text:style-name="T1">=</text:span><text:span text:style-name="T14">"A cute orange cat lying on its back."</text:span><text:span text:style-name="T1">&gt;&lt;/</text:span><text:span text:style-name="T7">a</text:span><text:span text:style-name="T1">&gt;</text:span></text:p>
      <text:p text:style-name="Text_20_body"/>
      <text:p text:style-name="Text_20_body"/>
      <text:h text:style-name="P11" text:outline-level="2"><text:bookmark-start text:name="__RefHeading___Toc5114_2445021067"/>Make Circular Images with a border-radius<text:bookmark-end text:name="__RefHeading___Toc5114_2445021067"/></text:h>
      <text:p text:style-name="P8">In addition to pixels, you can also specify the <text:span text:style-name="Source_20_Text"><text:span text:style-name="T19">border-radius</text:span></text:span> using a percentage.</text:p>
      <text:p text:style-name="P5"><text:span text:style-name="T7">.thick-green-border</text:span> {</text:p>
      <text:p text:style-name="P3"><text:span text:style-name="T11"><text:tab/>border-color:</text:span> <text:span text:style-name="T22">green</text:span>;</text:p>
      <text:p text:style-name="P3"><text:span text:style-name="T11"><text:tab/>border-width:</text:span> <text:span text:style-name="T24">10px</text:span>;</text:p>
      <text:p text:style-name="P3"><text:span text:style-name="T11"><text:tab/>border-style:</text:span> <text:span text:style-name="T22">solid</text:span>;</text:p>
      <text:p text:style-name="P3"><text:span text:style-name="T11"><text:tab/>border-radius:</text:span> <text:span text:style-name="T24">50%</text:span>;</text:p>
      <text:p text:style-name="P3">}</text:p>
      <text:p text:style-name="P5"><text:span text:style-name="T1">&lt;</text:span><text:span text:style-name="T7">a</text:span> <text:span text:style-name="T11">href</text:span><text:span text:style-name="T1">=</text:span><text:span text:style-name="T14">"#"</text:span><text:span text:style-name="T1">&gt;&lt;</text:span><text:span text:style-name="T7">img</text:span> <text:span text:style-name="T11">class</text:span><text:span text:style-name="T1">=</text:span><text:span text:style-name="T14">"smaller-image thick-green-border"</text:span> <text:span text:style-name="T11">src</text:span><text:span text:style-name="T1">=</text:span><text:span text:style-name="T14">"https://bit.ly/fcc-relaxing-cat"</text:span> <text:span text:style-name="T11">alt</text:span><text:span text:style-name="T1">=</text:span><text:span text:style-name="T14">"A cute orange cat lying on its back."</text:span><text:span text:style-name="T1">&gt;&lt;/</text:span><text:span text:style-name="T7">a</text:span><text:span text:style-name="T1">&gt;</text:span></text:p>
      <text:p text:style-name="P8"/>
      <text:h text:style-name="P11" text:outline-level="2"><text:bookmark-start text:name="__RefHeading___Toc5116_2445021067"/><text:soft-page-break/>Give a Background Color to a div Element<text:bookmark-end text:name="__RefHeading___Toc5116_2445021067"/></text:h>
      <text:p text:style-name="P8">You can set an element's background color with the <text:span text:style-name="Source_20_Text"><text:span text:style-name="T19">background-color</text:span></text:span> property.</text:p>
      <text:p text:style-name="Text_20_body">For example, if you wanted an element's background color to be <text:span text:style-name="Source_20_Text">green</text:span>, you'd put this within your <text:span text:style-name="Source_20_Text">style</text:span> element:</text:p>
      <text:p text:style-name="Quotations">.green-background {<text:line-break/>  background-color: green;<text:line-break/>}</text:p>
      <text:p text:style-name="P44">Create a class called <text:span text:style-name="Source_20_Text">silver-background</text:span> with the <text:span text:style-name="Source_20_Text">background-color</text:span> of silver. Assign this class to your <text:span text:style-name="Source_20_Text">div</text:span> element.</text:p>
      <text:p text:style-name="P28"><text:span text:style-name="T7">.silver-background</text:span> {</text:p>
      <text:p text:style-name="P3"><text:span text:style-name="T11"><text:tab/>background-color:</text:span> <text:span text:style-name="T22">silver</text:span>;</text:p>
      <text:p text:style-name="P3">}</text:p>
      <text:p text:style-name="P28"><text:span text:style-name="T1">&lt;</text:span><text:span text:style-name="T7">div</text:span> <text:span text:style-name="T11">class</text:span><text:span text:style-name="T1">=</text:span><text:span text:style-name="T14">"silver-background"</text:span><text:span text:style-name="T1">&gt;</text:span></text:p>
      <text:p text:style-name="P44"/>
      <text:h text:style-name="P11" text:outline-level="2"><text:bookmark-start text:name="__RefHeading___Toc5118_2445021067"/>Set the id of an Element<text:bookmark-end text:name="__RefHeading___Toc5118_2445021067"/></text:h>
      <text:p text:style-name="P8">In addition to classes, each HTML element can also have an <text:span text:style-name="Source_20_Text">id</text:span> attribute.</text:p>
      <text:p text:style-name="Text_20_body">There are several benefits to using <text:span text:style-name="Source_20_Text">id</text:span> attributes: You can use an <text:span text:style-name="Source_20_Text">id</text:span> to style a single element and later you'll learn that you can use them to select and modify specific elements with JavaScript.</text:p>
      <text:p text:style-name="Text_20_body"><text:span text:style-name="Source_20_Text">id</text:span> attributes should be unique. Browsers won't enforce this, but it is a widely agreed upon best practice. So please don't give more than one element the same <text:span text:style-name="Source_20_Text">id</text:span> attribute.</text:p>
      <text:p text:style-name="Text_20_body">Here's an example of how you give your <text:span text:style-name="Source_20_Text">h2</text:span> element the id of <text:span text:style-name="Source_20_Text">cat-photo-app</text:span>:</text:p>
      <text:p text:style-name="Text_20_body"><text:span text:style-name="Source_20_Text">&lt;h2 id="cat-photo-app"&gt;</text:span></text:p>
      <text:p text:style-name="Text_20_body"><text:span text:style-name="Source_20_Text"/></text:p>
      <text:p text:style-name="Text_20_body"><text:span text:style-name="Source_20_Text">Give your form element the id cat-photo-form.</text:span></text:p>
      <text:p text:style-name="P6"><text:span text:style-name="Source_20_Text"><text:span text:style-name="T2">&lt;</text:span></text:span><text:span text:style-name="Source_20_Text"><text:span text:style-name="T8">form</text:span></text:span><text:span text:style-name="Source_20_Text"><text:span text:style-name="T10"> </text:span></text:span><text:span text:style-name="Source_20_Text"><text:span text:style-name="T12">action</text:span></text:span><text:span text:style-name="Source_20_Text"><text:span text:style-name="T2">=</text:span></text:span><text:span text:style-name="Source_20_Text"><text:span text:style-name="T15">"/submit-cat-photo"</text:span></text:span><text:span text:style-name="Source_20_Text"><text:span text:style-name="T10"> </text:span></text:span><text:span text:style-name="Source_20_Text"><text:span text:style-name="T12">id</text:span></text:span><text:span text:style-name="Source_20_Text"><text:span text:style-name="T2">=</text:span></text:span><text:span text:style-name="Source_20_Text"><text:span text:style-name="T15">"cat-photo-form"</text:span></text:span><text:span text:style-name="Source_20_Text"><text:span text:style-name="T2">&gt;</text:span></text:span></text:p>
      <text:p text:style-name="Text_20_body"><text:span text:style-name="Source_20_Text"/></text:p>
      <text:h text:style-name="P11" text:outline-level="2"><text:bookmark-start text:name="__RefHeading___Toc5120_2445021067"/>Use an id Attribute to Style an Element<text:bookmark-end text:name="__RefHeading___Toc5120_2445021067"/></text:h>
      <text:p text:style-name="Text_20_body">One cool thing about <text:span text:style-name="Source_20_Text">id</text:span> attributes is that, like classes, you can style them using CSS.</text:p>
      <text:p text:style-name="Text_20_body">However, an <text:span text:style-name="Source_20_Text"><text:span text:style-name="T26">id</text:span></text:span><text:span text:style-name="T26"> is not reusable </text:span>and should only be applied to<text:span text:style-name="T26"> one</text:span> element. An <text:span text:style-name="Source_20_Text">id</text:span> also has a higher specificity (importance) than a class so if both are applied to the same element and have conflicting styles, the styles of the <text:span text:style-name="Source_20_Text">id</text:span> will be applied.</text:p>
      <text:p text:style-name="Text_20_body"><text:soft-page-break/>Here's an example of how you can take your element with the <text:span text:style-name="Source_20_Text">id</text:span> attribute of <text:span text:style-name="Source_20_Text">cat-photo-element</text:span> and give it the background color of green. In your <text:span text:style-name="Source_20_Text">style</text:span> element:</text:p>
      <text:p text:style-name="Quotations">#cat-photo-element {<text:line-break/>  background-color: green;<text:line-break/>}</text:p>
      <text:p text:style-name="Text_20_body">Note that inside your <text:span text:style-name="Source_20_Text">style</text:span> element, you always reference classes by putting a <text:span text:style-name="Source_20_Text">.</text:span> in front of their names. You always reference ids by putting a <text:span text:style-name="Source_20_Text"><text:span text:style-name="T19">#</text:span></text:span> in front of their names.</text:p>
      <text:p text:style-name="Text_20_body">Try giving your form, which now has the <text:span text:style-name="Source_20_Text">id</text:span> attribute of <text:span text:style-name="Source_20_Text">cat-photo-form</text:span>, a green background.</text:p>
      <text:p text:style-name="P35"><text:s/><text:span text:style-name="T27">#</text:span><text:span text:style-name="Source_20_Text">cat-photo-form </text:span><text:span text:style-name="Source_20_Text"><text:span text:style-name="T27">{</text:span></text:span></text:p>
      <text:p text:style-name="P35"><text:span text:style-name="Source_20_Text"><text:tab/>background-color: green;</text:span></text:p>
      <text:p text:style-name="P35"><text:span text:style-name="Source_20_Text"><text:span text:style-name="T27">}</text:span></text:span></text:p>
      <text:p text:style-name="Horizontal_20_Line"/>
      <text:h text:style-name="P11" text:outline-level="2"><text:bookmark-start text:name="__RefHeading___Toc5122_2445021067"/>Adjust the Padding of an Element<text:bookmark-end text:name="__RefHeading___Toc5122_2445021067"/></text:h>
      <text:p text:style-name="P8">all HTML elements are essentially little rectangles.</text:p>
      <text:p text:style-name="Text_20_body">Three important properties control the space that surrounds each HTML element: <text:span text:style-name="Source_20_Text"><text:span text:style-name="T19">padding</text:span></text:span><text:span text:style-name="T19">, </text:span><text:span text:style-name="Source_20_Text"><text:span text:style-name="T19">margin</text:span></text:span><text:span text:style-name="T19">, </text:span><text:span text:style-name="T28">and </text:span><text:span text:style-name="Source_20_Text"><text:span text:style-name="T19">border</text:span></text:span>.</text:p>
      <text:p text:style-name="Text_20_body">An element's <text:span text:style-name="Source_20_Text">padding</text:span> controls the <text:span text:style-name="T26">amount of space between the element's content and its </text:span><text:span text:style-name="Source_20_Text"><text:span text:style-name="T21">border</text:span></text:span>.</text:p>
      <text:p text:style-name="Text_20_body">Here, we can see that the blue box and the red box are nested within the yellow box. Note that the red box has more <text:span text:style-name="Source_20_Text"><text:span text:style-name="T19">padding</text:span></text:span> than the blue box.</text:p>
      <text:p text:style-name="Text_20_body">When you increase the blue box's <text:span text:style-name="Source_20_Text">padding</text:span>, it will increase the distance(<text:span text:style-name="Source_20_Text">padding</text:span>) between the text and the border around it.</text:p>
      <text:p text:style-name="Text_20_body"/>
      <text:p text:style-name="Text_20_body">Change the <text:span text:style-name="Source_20_Text">padding</text:span> of your blue box to match that of your red box.</text:p>
      <text:p text:style-name="P3"><text:span text:style-name="T1">&lt;</text:span><text:span text:style-name="T7">style</text:span><text:span text:style-name="T1">&gt;</text:span></text:p>
      <text:p text:style-name="P3"><text:span text:style-name="T7">.injected-text</text:span> {</text:p>
      <text:p text:style-name="P3"><text:span text:style-name="T11">margin-bottom:</text:span> <text:span text:style-name="T24">-25px</text:span>;</text:p>
      <text:p text:style-name="P3"><text:span text:style-name="T11">text-align:</text:span> <text:span text:style-name="T22">center</text:span>;</text:p>
      <text:p text:style-name="P3">}</text:p>
      <text:p text:style-name="P6"/>
      <text:p text:style-name="P3"><text:span text:style-name="T7">.box</text:span> {</text:p>
      <text:p text:style-name="P3"><text:span text:style-name="T11">border-style:</text:span> <text:span text:style-name="T22">solid</text:span>;</text:p>
      <text:p text:style-name="P3"><text:span text:style-name="T11">border-color:</text:span> <text:span text:style-name="T22">black</text:span>;</text:p>
      <text:p text:style-name="P3"><text:span text:style-name="T11">border-width:</text:span> <text:span text:style-name="T24">5px</text:span>;</text:p>
      <text:p text:style-name="P3"><text:span text:style-name="T11">text-align:</text:span> <text:span text:style-name="T22">center</text:span>;</text:p>
      <text:p text:style-name="P3">}</text:p>
      <text:p text:style-name="P6"><text:soft-page-break/></text:p>
      <text:p text:style-name="P3"><text:span text:style-name="T7">.yellow-box</text:span> {</text:p>
      <text:p text:style-name="P3"><text:span text:style-name="T11">background-color:</text:span> <text:span text:style-name="T22">yellow</text:span>;</text:p>
      <text:p text:style-name="P3"><text:span text:style-name="T11">padding:</text:span> <text:span text:style-name="T24">10px</text:span>;</text:p>
      <text:p text:style-name="P3">}</text:p>
      <text:p text:style-name="P3"><text:span text:style-name="T7">.red-box</text:span> {</text:p>
      <text:p text:style-name="P3"><text:span text:style-name="T11"><text:tab/>background-color:</text:span> <text:span text:style-name="T22">crimson</text:span>;</text:p>
      <text:p text:style-name="P3"><text:span text:style-name="T11"><text:tab/>color:</text:span> <text:span text:style-name="T22">#fff</text:span>;</text:p>
      <text:p text:style-name="P3"><text:span text:style-name="T11"><text:tab/>padding:</text:span> <text:span text:style-name="T24">20px</text:span>;</text:p>
      <text:p text:style-name="P3">}</text:p>
      <text:p text:style-name="P6"/>
      <text:p text:style-name="P3"><text:span text:style-name="T7">.blue-box</text:span> {</text:p>
      <text:p text:style-name="P3"><text:span text:style-name="T11"><text:tab/>background-color:</text:span> <text:span text:style-name="T22">blue</text:span>;</text:p>
      <text:p text:style-name="P3"><text:span text:style-name="T11"><text:tab/>color:</text:span> <text:span text:style-name="T22">#fff</text:span>;</text:p>
      <text:p text:style-name="P3"><text:span text:style-name="T11"><text:tab/></text:span><text:span text:style-name="T13">padding:</text:span><text:span text:style-name="T26"> </text:span><text:span text:style-name="T25">20px</text:span><text:span text:style-name="T26">;</text:span></text:p>
      <text:p text:style-name="P3">}</text:p>
      <text:p text:style-name="P3"><text:span text:style-name="T1">&lt;/</text:span><text:span text:style-name="T7">style</text:span><text:span text:style-name="T1">&gt;</text:span></text:p>
      <text:p text:style-name="P3"><text:span text:style-name="T1">&lt;</text:span><text:span text:style-name="T7">h5</text:span> <text:span text:style-name="T11">class</text:span><text:span text:style-name="T1">=</text:span><text:span text:style-name="T14">"injected-text"</text:span><text:span text:style-name="T1">&gt;</text:span>margin<text:span text:style-name="T1">&lt;/</text:span><text:span text:style-name="T7">h5</text:span><text:span text:style-name="T1">&gt;</text:span></text:p>
      <text:p text:style-name="P6"/>
      <text:p text:style-name="P3"><text:span text:style-name="T1">&lt;</text:span><text:span text:style-name="T7">div</text:span> <text:span text:style-name="T11">class</text:span><text:span text:style-name="T1">=</text:span><text:span text:style-name="T14">"box yellow-box"</text:span><text:span text:style-name="T1">&gt;</text:span></text:p>
      <text:p text:style-name="P3"><text:span text:style-name="T1"><text:tab/>&lt;</text:span><text:span text:style-name="T7">h5</text:span> <text:span text:style-name="T11">class</text:span><text:span text:style-name="T1">=</text:span><text:span text:style-name="T14">"box red-box"</text:span><text:span text:style-name="T1">&gt;</text:span>padding<text:span text:style-name="T1">&lt;/</text:span><text:span text:style-name="T7">h5</text:span><text:span text:style-name="T1">&gt;</text:span></text:p>
      <text:p text:style-name="P3"><text:span text:style-name="T1"><text:tab/>&lt;</text:span><text:span text:style-name="T7">h5</text:span> <text:span text:style-name="T11">class</text:span><text:span text:style-name="T1">=</text:span><text:span text:style-name="T14">"box blue-box"</text:span><text:span text:style-name="T1">&gt;</text:span>padding<text:span text:style-name="T1">&lt;/</text:span><text:span text:style-name="T7">h5</text:span><text:span text:style-name="T1">&gt;</text:span></text:p>
      <text:p text:style-name="P3"><text:span text:style-name="T1">&lt;/</text:span><text:span text:style-name="T7">div</text:span><text:span text:style-name="T1">&gt;</text:span></text:p>
      <text:p text:style-name="Text_20_body"/>
      <text:h text:style-name="P11" text:outline-level="2"><text:bookmark-start text:name="__RefHeading___Toc5124_2445021067"/>Adjust the Margin of an Element<text:bookmark-end text:name="__RefHeading___Toc5124_2445021067"/></text:h>
      <text:p text:style-name="P8">An element's <text:span text:style-name="Source_20_Text"><text:span text:style-name="T19">margin</text:span></text:span> controls the amount of <text:span text:style-name="T26">space between an element's </text:span><text:span text:style-name="Source_20_Text"><text:span text:style-name="T21">border</text:span></text:span><text:span text:style-name="T26"> and surrounding elements.</text:span></text:p>
      <text:p text:style-name="Text_20_body">Here, we can see that the blue box and the red box are nested within the yellow box. Note that the red box has a bigger <text:span text:style-name="Source_20_Text">margin</text:span> than the blue box, making it appear smaller.</text:p>
      <text:p text:style-name="Text_20_body">When you increase the blue box's <text:span text:style-name="Source_20_Text">margin</text:span>, it will increase the distance between its border and surrounding elements.</text:p>
      <text:p text:style-name="Text_20_body"/>
      <text:p text:style-name="Text_20_body">Change the <text:span text:style-name="Source_20_Text">margin</text:span> of the blue box to match that of the red box.</text:p>
      <text:p text:style-name="P3"><text:span text:style-name="T7">.red-box</text:span> {</text:p>
      <text:p text:style-name="P3"><text:span text:style-name="T11">background-color:</text:span> <text:span text:style-name="T22">crimson</text:span>;</text:p>
      <text:p text:style-name="P3"><text:span text:style-name="T11">color:</text:span> <text:span text:style-name="T22">#fff</text:span>;</text:p>
      <text:p text:style-name="P3"><text:span text:style-name="T11">padding:</text:span> <text:span text:style-name="T24">20px</text:span>;</text:p>
      <text:p text:style-name="P3"><text:span text:style-name="T11">margin:</text:span> <text:span text:style-name="T29">20</text:span><text:span text:style-name="T24">px</text:span>;</text:p>
      <text:p text:style-name="P3">}</text:p>
      <text:p text:style-name="P6"/>
      <text:p text:style-name="P3"><text:span text:style-name="T7">.blue-box</text:span> {</text:p>
      <text:p text:style-name="P3"><text:soft-page-break/><text:span text:style-name="T11">background-color:</text:span> <text:span text:style-name="T22">blue</text:span>;</text:p>
      <text:p text:style-name="P3"><text:span text:style-name="T11">color:</text:span> <text:span text:style-name="T22">#fff</text:span>;</text:p>
      <text:p text:style-name="P3"><text:span text:style-name="T11">padding:</text:span> <text:span text:style-name="T24">20px</text:span>;</text:p>
      <text:p text:style-name="P21"><text:span text:style-name="T11">margin:</text:span> <text:span text:style-name="T24">20px</text:span>;</text:p>
      <text:p text:style-name="P3">}</text:p>
      <text:p text:style-name="Text_20_body"/>
      <text:h text:style-name="P11" text:outline-level="2"><text:bookmark-start text:name="__RefHeading___Toc5126_2445021067"/>Add a Negative Margin to an Element<text:bookmark-end text:name="__RefHeading___Toc5126_2445021067"/></text:h>
      <text:p text:style-name="P8">An element's <text:span text:style-name="Source_20_Text">margin</text:span> controls the amount of space between an element's <text:span text:style-name="Source_20_Text">border</text:span> and surrounding elements.</text:p>
      <text:p text:style-name="Text_20_body">If you set an element's <text:span text:style-name="Source_20_Text">margin</text:span> to a negative value, the element will grow larger.</text:p>
      <text:p text:style-name="Text_20_body"/>
      <text:p text:style-name="Text_20_body">Try to set the <text:span text:style-name="Source_20_Text">margin</text:span> to a negative value like the one for the red box.</text:p>
      <text:p text:style-name="Text_20_body">Change the <text:span text:style-name="Source_20_Text">margin</text:span> of the blue box to <text:span text:style-name="Source_20_Text">-15px</text:span>, so it fills the entire horizontal width of the yellow box around it.</text:p>
      <text:p text:style-name="P3"><text:span text:style-name="T7">.blue-box</text:span> {</text:p>
      <text:p text:style-name="P3"><text:span text:style-name="T11">background-color:</text:span> <text:span text:style-name="T22">blue</text:span>;</text:p>
      <text:p text:style-name="P3"><text:span text:style-name="T11">color:</text:span> <text:span text:style-name="T22">#fff</text:span>;</text:p>
      <text:p text:style-name="P3"><text:span text:style-name="T11">padding:</text:span> <text:span text:style-name="T24">20px</text:span>;</text:p>
      <text:p text:style-name="P21"><text:span text:style-name="T11">margin:</text:span> <text:span text:style-name="T24">-15px</text:span>;</text:p>
      <text:p text:style-name="P3">}</text:p>
      <text:p text:style-name="Text_20_body"/>
      <text:h text:style-name="P11" text:outline-level="2"><text:bookmark-start text:name="__RefHeading___Toc5128_2445021067"/>Add Different Padding to Each Side of an Element<text:bookmark-end text:name="__RefHeading___Toc5128_2445021067"/></text:h>
      <text:p text:style-name="P8">Sometimes you will want to customize an element so that it has different amounts of <text:span text:style-name="Source_20_Text">padding</text:span> on each of its sides.</text:p>
      <text:p text:style-name="Text_20_body">CSS allows you to control the <text:span text:style-name="Source_20_Text">padding</text:span> of all four individual sides of an element with the <text:span text:style-name="Source_20_Text"><text:span text:style-name="T19">padding-top</text:span></text:span><text:span text:style-name="T19">, </text:span><text:span text:style-name="Source_20_Text"><text:span text:style-name="T19">padding-right</text:span></text:span><text:span text:style-name="T19">, </text:span><text:span text:style-name="Source_20_Text"><text:span text:style-name="T19">padding-bottom</text:span></text:span><text:span text:style-name="T19">, and </text:span><text:span text:style-name="Source_20_Text"><text:span text:style-name="T19">padding-left</text:span></text:span><text:span text:style-name="T19"> properties.</text:span></text:p>
      <text:p text:style-name="P9"><text:s text:c="2"/>.red-box {</text:p>
      <text:p text:style-name="P9"><text:s text:c="4"/>background-color: crimson;</text:p>
      <text:p text:style-name="P9"><text:s text:c="4"/>color: #fff;</text:p>
      <text:p text:style-name="P9"><text:s text:c="4"/>padding-top: 40px;</text:p>
      <text:p text:style-name="P9"><text:s text:c="4"/>padding-right: 20px;</text:p>
      <text:p text:style-name="P9"><text:s text:c="4"/>padding-bottom: 20px;</text:p>
      <text:p text:style-name="P9"><text:s text:c="4"/>padding-left: 40px;</text:p>
      <text:p text:style-name="P9"><text:soft-page-break/><text:s text:c="2"/>}</text:p>
      <text:p text:style-name="P9"/>
      <text:p text:style-name="P9">Give the blue box a <text:span text:style-name="Source_20_Text">padding</text:span> of <text:span text:style-name="Source_20_Text">40px</text:span> on its top and left side, but only <text:span text:style-name="Source_20_Text">20px</text:span> on its bottom and right side.</text:p>
      <text:p text:style-name="P19"><text:span text:style-name="T7">.blue-box</text:span> {</text:p>
      <text:p text:style-name="P3"><text:span text:style-name="T11">background-color:</text:span> <text:span text:style-name="T22">blue</text:span>;</text:p>
      <text:p text:style-name="P3"><text:span text:style-name="T11">color:</text:span> <text:span text:style-name="T22">#fff</text:span>;</text:p>
      <text:p text:style-name="P21"><text:span text:style-name="T11">padding-top:</text:span><text:span text:style-name="T24">40px</text:span>;</text:p>
      <text:p text:style-name="P21"><text:span text:style-name="T11">padding-left:</text:span><text:span text:style-name="T24">40px</text:span>;</text:p>
      <text:p text:style-name="P21"><text:span text:style-name="T11">padding-bottom:</text:span><text:span text:style-name="T24">20px</text:span>;</text:p>
      <text:p text:style-name="P21"><text:span text:style-name="T11">padding-right:</text:span><text:span text:style-name="T24">20px</text:span>;</text:p>
      <text:p text:style-name="P3">}</text:p>
      <text:p text:style-name="P9"/>
      <text:h text:style-name="P11" text:outline-level="2"><text:bookmark-start text:name="__RefHeading___Toc5130_2445021067"/>Add Different Margins to Each Side of an Element<text:bookmark-end text:name="__RefHeading___Toc5130_2445021067"/></text:h>
      <text:p text:style-name="P8">Sometimes you will want to customize an element so that it has a different <text:span text:style-name="Source_20_Text">margin</text:span> on each of its sides.</text:p>
      <text:p text:style-name="Text_20_body">CSS allows you to control the <text:span text:style-name="Source_20_Text">margin</text:span> of all four individual sides of an element with the <text:span text:style-name="Source_20_Text">margin-top</text:span>, <text:span text:style-name="Source_20_Text">margin-right</text:span>, <text:span text:style-name="Source_20_Text">margin-bottom</text:span>, and <text:span text:style-name="Source_20_Text">margin-left</text:span> properties.</text:p>
      <text:p text:style-name="P5"><text:s text:c="2"/>.red-box {</text:p>
      <text:p text:style-name="P5"><text:s text:c="4"/>background-color: crimson;</text:p>
      <text:p text:style-name="P5"><text:s text:c="4"/>color: #fff;</text:p>
      <text:p text:style-name="P22"><text:s text:c="4"/>margin-top: 40px;</text:p>
      <text:p text:style-name="P22"><text:s text:c="4"/>margin-right: 20px;</text:p>
      <text:p text:style-name="P22"><text:s text:c="4"/>margin-bottom: 20px;</text:p>
      <text:p text:style-name="P22"><text:s text:c="4"/>margin-left: 40px;</text:p>
      <text:p text:style-name="P5"><text:s text:c="2"/>}</text:p>
      <text:h text:style-name="P11" text:outline-level="2"><text:bookmark-start text:name="__RefHeading___Toc5132_2445021067"/>Use Clockwise Notation to Specify the Padding of an Element<text:bookmark-end text:name="__RefHeading___Toc5132_2445021067"/></text:h>
      <text:p text:style-name="P8">Instead of specifying an element's <text:span text:style-name="Source_20_Text">padding-top</text:span>, <text:span text:style-name="Source_20_Text">padding-right</text:span>, <text:span text:style-name="Source_20_Text">padding-bottom</text:span>, and <text:span text:style-name="Source_20_Text">padding-left</text:span> properties individually, you can specify them all in one line, like this:</text:p>
      <text:p text:style-name="Text_20_body"><text:span text:style-name="Source_20_Text"><text:span text:style-name="T26">padding: 10px 20px 10px 20px;</text:span></text:span></text:p>
      <text:p text:style-name="Text_20_body">These four values work like a clock: top, right, bottom, left, and will produce the exact same result as using the side-specific padding instructions.</text:p>
      <text:p text:style-name="P3"><text:span text:style-name="T7">.red-box</text:span> {</text:p>
      <text:p text:style-name="P3"><text:span text:style-name="T11">background-color:</text:span> <text:span text:style-name="T22">crimson</text:span>;</text:p>
      <text:p text:style-name="P3"><text:span text:style-name="T11">color:</text:span> <text:span text:style-name="T22">#fff</text:span>;</text:p>
      <text:p text:style-name="P3"><text:span text:style-name="T11">padding:</text:span> <text:span text:style-name="T24">20px</text:span> <text:span text:style-name="T24">40px</text:span> <text:span text:style-name="T24">20px</text:span> <text:span text:style-name="T24">40px</text:span>;</text:p>
      <text:p text:style-name="P3">}</text:p>
      <text:p text:style-name="Text_20_body"/>
      <text:p text:style-name="Text_20_body"><text:soft-page-break/>Use Clockwise Notation to give the ".blue-box" class a <text:span text:style-name="Source_20_Text">padding</text:span> of <text:span text:style-name="Source_20_Text">40px</text:span> on its top and left side, but only <text:span text:style-name="Source_20_Text">20px</text:span> on its bottom and right side.</text:p>
      <text:p text:style-name="P3"><text:span text:style-name="T7">.blue-box</text:span> {</text:p>
      <text:p text:style-name="P3"><text:span text:style-name="T11">background-color:</text:span> <text:span text:style-name="T22">blue</text:span>;</text:p>
      <text:p text:style-name="P3"><text:span text:style-name="T11">color:</text:span> <text:span text:style-name="T22">#fff</text:span>;</text:p>
      <text:p text:style-name="P21"><text:span text:style-name="T11">padding:</text:span> <text:span text:style-name="T24">40</text:span> <text:span text:style-name="T24">20</text:span> <text:span text:style-name="T24">20</text:span> <text:span text:style-name="T24">40</text:span>;</text:p>
      <text:p text:style-name="P3">}</text:p>
      <text:p text:style-name="Text_20_body"/>
      <text:h text:style-name="P11" text:outline-level="2"><text:bookmark-start text:name="__RefHeading___Toc5134_2445021067"/>Use Clockwise Notation to Specify the Margin of an Element<text:bookmark-end text:name="__RefHeading___Toc5134_2445021067"/></text:h>
      <text:p text:style-name="Text_20_body">Let's try this again, but with <text:span text:style-name="Source_20_Text">margin</text:span> this time.</text:p>
      <text:p text:style-name="Text_20_body">Instead of specifying an element's <text:span text:style-name="Source_20_Text">margin-top</text:span>, <text:span text:style-name="Source_20_Text">margin-right</text:span>, <text:span text:style-name="Source_20_Text">margin-bottom</text:span>, and <text:span text:style-name="Source_20_Text">margin-left</text:span> properties individually, you can specify them all in one line, like this:</text:p>
      <text:p text:style-name="Text_20_body"><text:span text:style-name="Source_20_Text"><text:span text:style-name="T26">margin: 10px 20px 10px 20px;</text:span></text:span></text:p>
      <text:p text:style-name="Text_20_body">These four values work like a clock: top, right, bottom, left, and will produce the exact same result as using the side-specific margin instructions.</text:p>
      <text:p text:style-name="P5"><text:span text:style-name="T7">.red-box</text:span> {</text:p>
      <text:p text:style-name="P3"><text:span text:style-name="T11">background-color:</text:span> <text:span text:style-name="T22">crimson</text:span>;</text:p>
      <text:p text:style-name="P3"><text:span text:style-name="T11">color:</text:span> <text:span text:style-name="T22">#fff</text:span>;</text:p>
      <text:p text:style-name="P3"><text:span text:style-name="T11">margin:</text:span> <text:span text:style-name="T24">20px</text:span> <text:span text:style-name="T24">40px</text:span> <text:span text:style-name="T24">20px</text:span> <text:span text:style-name="T24">40px</text:span>;</text:p>
      <text:p text:style-name="P3">}</text:p>
      <text:p text:style-name="P3"/>
      <text:p text:style-name="P3">Use <text:span text:style-name="Source_20_Text">Clockwise Notation</text:span> to give the element with the <text:span text:style-name="Source_20_Text">blue-box</text:span> class a margin of <text:span text:style-name="Source_20_Text">40px</text:span> on its top and left side, but only <text:span text:style-name="Source_20_Text">20px</text:span> on its bottom and right side.</text:p>
      <text:p text:style-name="P3"><text:span text:style-name="T7">.blue-box</text:span> {</text:p>
      <text:p text:style-name="P3"><text:span text:style-name="T11">background-color:</text:span> <text:span text:style-name="T22">blue</text:span>;</text:p>
      <text:p text:style-name="P3"><text:span text:style-name="T11">color:</text:span> <text:span text:style-name="T22">#fff</text:span>;</text:p>
      <text:p text:style-name="P21"><text:span text:style-name="T11">margin:</text:span> <text:span text:style-name="T24">40</text:span> <text:span text:style-name="T24">20</text:span> <text:span text:style-name="T24">20</text:span> <text:span text:style-name="T24">40</text:span>;</text:p>
      <text:p text:style-name="P3">}</text:p>
      <text:p text:style-name="P3"/>
      <text:h text:style-name="P11" text:outline-level="2"><text:bookmark-start text:name="__RefHeading___Toc5136_2445021067"/>Use Attribute Selectors to Style Elements<text:bookmark-end text:name="__RefHeading___Toc5136_2445021067"/></text:h>
      <text:p text:style-name="Text_20_body">You have been giving <text:span text:style-name="Source_20_Text"><text:span text:style-name="T26">id</text:span></text:span><text:span text:style-name="T26"> or </text:span><text:span text:style-name="Source_20_Text"><text:span text:style-name="T26">class</text:span></text:span><text:span text:style-name="T26"> attributes </text:span>to elements that you wish to specifically style. These are known as ID and class selectors. There are other CSS Selectors you can use to select custom groups of elements to style.</text:p>
      <text:p text:style-name="Text_20_body">Let's bring out CatPhotoApp again to practice using CSS Selectors.</text:p>
      <text:p text:style-name="Text_20_body">For this challenge, you will use the <text:span text:style-name="Source_20_Text"><text:span text:style-name="T19">[attr=value]</text:span></text:span> attribute selector to style the checkboxes in CatPhotoApp. This selector matches and styles elements with a specific attribute value. For example, the below code changes the margins of<text:span text:style-name="T26"> all elements with the attribute </text:span><text:span text:style-name="Source_20_Text"><text:span text:style-name="T26">type</text:span></text:span><text:span text:style-name="T26"> and a corresponding value of </text:span><text:span text:style-name="Source_20_Text"><text:span text:style-name="T26">radio</text:span></text:span><text:span text:style-name="T26">:</text:span></text:p>
      <text:p text:style-name="Quotations"><text:soft-page-break/>[type='radio'] {<text:line-break/>  margin: 20px 0px 20px 0px;<text:line-break/>}</text:p>
      <text:p text:style-name="P44"/>
      <text:p text:style-name="P44">Using the <text:span text:style-name="Source_20_Text">type</text:span> attribute selector, try to give the checkboxes in CatPhotoApp a top margin of 10px and a bottom margin of 15px.</text:p>
      <text:p text:style-name="P28">[<text:span text:style-name="T22">type</text:span>='<text:span text:style-name="T22">checkbox</text:span>']{</text:p>
      <text:p text:style-name="P3"><text:span text:style-name="T11"><text:tab/>margin:</text:span> <text:span text:style-name="T24">10</text:span> <text:span text:style-name="T24">0</text:span> <text:span text:style-name="T24">15</text:span> <text:span text:style-name="T24">0</text:span>;</text:p>
      <text:p text:style-name="P3">}</text:p>
      <text:p text:style-name="P44"/>
      <text:h text:style-name="P11" text:outline-level="2"><text:bookmark-start text:name="__RefHeading___Toc5138_2445021067"/>Understand Absolute versus Relative Units<text:bookmark-end text:name="__RefHeading___Toc5138_2445021067"/></text:h>
      <text:p text:style-name="Text_20_body">The last several challenges all set an element's margin or padding with <text:span text:style-name="T19">pixels (</text:span><text:span text:style-name="Source_20_Text"><text:span text:style-name="T19">px</text:span></text:span><text:span text:style-name="T19">)</text:span>. Pixels are a type of length unit, which is what tells the browser how to size or space an item. In addition to <text:span text:style-name="Source_20_Text">px</text:span>, CSS has a number of different length unit options that you can use.</text:p>
      <text:p text:style-name="Text_20_body">The two main types of length units are absolute and relative. Absolute units tie to physical units of length. For example, <text:span text:style-name="Source_20_Text"><text:span text:style-name="T19">in</text:span></text:span> and <text:span text:style-name="Source_20_Text"><text:span text:style-name="T19">mm</text:span></text:span> refer to <text:span text:style-name="T26">inches</text:span> and <text:span text:style-name="T26">millimeters</text:span>, respectively. Absolute length units approximate the <text:span text:style-name="T26">actual measurement on a screen</text:span>, but there are some differences depending on a screen's resolution.</text:p>
      <text:p text:style-name="Text_20_body"><text:span text:style-name="T26">Relative units, such as </text:span><text:span text:style-name="Source_20_Text"><text:span text:style-name="T21">em</text:span></text:span><text:span text:style-name="T26"> or </text:span><text:span text:style-name="Source_20_Text"><text:span text:style-name="T21">rem</text:span></text:span>, are relative to another length value. For example, <text:span text:style-name="Source_20_Text">em</text:span> is based on the size of an element's font. If you use it to set the <text:span text:style-name="Source_20_Text">font-size</text:span> property itself, it's relative to the parent's <text:span text:style-name="Source_20_Text">font-size</text:span>.</text:p>
      <text:p text:style-name="Text_20_body"><text:span text:style-name="Strong_20_Emphasis">Note</text:span><text:line-break/>There are several relative unit options that are tied to the size of the viewport. They are covered in the Responsive Web Design Principles section.</text:p>
      <text:p text:style-name="Text_20_body"/>
      <text:p text:style-name="Text_20_body">Add a <text:span text:style-name="Source_20_Text">padding</text:span> property to the element with class <text:span text:style-name="Source_20_Text">red-box</text:span> and set it to <text:span text:style-name="Source_20_Text">1.5em</text:span>.</text:p>
      <text:p text:style-name="P5"><text:span text:style-name="T7">.red-box</text:span> {</text:p>
      <text:p text:style-name="P3"><text:span text:style-name="T11">background-color:</text:span> <text:span text:style-name="T22">red</text:span>;</text:p>
      <text:p text:style-name="P3"><text:span text:style-name="T11">margin:</text:span> <text:span text:style-name="T24">20px</text:span> <text:span text:style-name="T24">40px</text:span> <text:span text:style-name="T24">20px</text:span> <text:span text:style-name="T24">40px</text:span>;</text:p>
      <text:p text:style-name="P21"><text:span text:style-name="T11">padding:</text:span> <text:span text:style-name="T24">1.5em</text:span>;</text:p>
      <text:p text:style-name="P3">}</text:p>
      <text:p text:style-name="P3"/>
      <text:p text:style-name="P5"><text:span text:style-name="T1">&lt;</text:span><text:span text:style-name="T7">div</text:span> <text:span text:style-name="T11">class</text:span><text:span text:style-name="T1">=</text:span><text:span text:style-name="T14">"box yellow-box"</text:span><text:span text:style-name="T1">&gt;</text:span></text:p>
      <text:p text:style-name="P3"><text:span text:style-name="T1">&lt;</text:span><text:span text:style-name="T7">h5</text:span> <text:span text:style-name="T13">class</text:span><text:span text:style-name="T5">=</text:span><text:span text:style-name="T16">"box red-box"</text:span><text:span text:style-name="T1">&gt;</text:span>padding<text:span text:style-name="T1">&lt;/</text:span><text:span text:style-name="T7">h5</text:span><text:span text:style-name="T1">&gt;</text:span></text:p>
      <text:p text:style-name="P3"><text:span text:style-name="T1">&lt;</text:span><text:span text:style-name="T7">h5</text:span> <text:span text:style-name="T11">class</text:span><text:span text:style-name="T1">=</text:span><text:span text:style-name="T14">"box green-box"</text:span><text:span text:style-name="T1">&gt;</text:span>padding<text:span text:style-name="T1">&lt;/</text:span><text:span text:style-name="T7">h5</text:span><text:span text:style-name="T1">&gt;</text:span></text:p>
      <text:p text:style-name="P3"><text:span text:style-name="T1">&lt;/</text:span><text:span text:style-name="T7">div</text:span><text:span text:style-name="T1">&gt;</text:span></text:p>
      <text:p text:style-name="P5"/>
      <text:p text:style-name="P5"><text:soft-page-break/></text:p>
      <text:p text:style-name="P5"/>
      <text:p text:style-name="P5"/>
      <text:h text:style-name="P11" text:outline-level="2"><text:bookmark-start text:name="__RefHeading___Toc5140_2445021067"/>Style the HTML Body Element<text:bookmark-end text:name="__RefHeading___Toc5140_2445021067"/></text:h>
      <text:p text:style-name="P8"><text:span text:style-name="T26">Every HTML page has a </text:span><text:span text:style-name="Source_20_Text"><text:span text:style-name="T21">body</text:span></text:span><text:span text:style-name="T26"> element.</text:span></text:p>
      <text:p text:style-name="Text_20_body">We can prove that the <text:span text:style-name="Source_20_Text"><text:span text:style-name="T19">body</text:span></text:span> element exists here by giving it a <text:span text:style-name="Source_20_Text">background-color</text:span> of black.</text:p>
      <text:p text:style-name="Text_20_body">We can do this by adding the following to our <text:span text:style-name="Source_20_Text">style</text:span> element:</text:p>
      <text:p text:style-name="Quotations"><text:span text:style-name="T19">body</text:span> {<text:line-break/>  background-color: black;<text:line-break/>}</text:p>
      <text:p text:style-name="P28"><text:span text:style-name="T1">&lt;</text:span><text:span text:style-name="T7">style</text:span><text:span text:style-name="T1">&gt;</text:span></text:p>
      <text:p text:style-name="P3"><text:span text:style-name="T7"><text:tab/>body</text:span> {</text:p>
      <text:p text:style-name="P3"><text:span text:style-name="T11"><text:tab/><text:tab/>background-color:</text:span> <text:span text:style-name="T22">black</text:span>;</text:p>
      <text:p text:style-name="P3"><text:tab/>}</text:p>
      <text:p text:style-name="P3"><text:span text:style-name="T1">&lt;/</text:span><text:span text:style-name="T7">style</text:span><text:span text:style-name="T1">&gt;</text:span></text:p>
      <text:p text:style-name="P44"/>
      <text:h text:style-name="P11" text:outline-level="2"><text:bookmark-start text:name="__RefHeading___Toc5142_2445021067"/>Inherit Styles from the Body Element<text:bookmark-end text:name="__RefHeading___Toc5142_2445021067"/></text:h>
      <text:p text:style-name="Text_20_body">Now we've proven that every HTML page has a <text:span text:style-name="Source_20_Text">body</text:span> element, and that its <text:span text:style-name="Source_20_Text">body</text:span> element can also be styled with CSS.</text:p>
      <text:p text:style-name="Text_20_body">Remember, you can style your <text:span text:style-name="Source_20_Text">body</text:span> element just like any other HTML element, <text:span text:style-name="T26">and all your other elements will inherit your </text:span><text:span text:style-name="Source_20_Text"><text:span text:style-name="T26">body</text:span></text:span><text:span text:style-name="T26"> element's styles.</text:span></text:p>
      <text:p text:style-name="Text_20_body"/>
      <text:p text:style-name="Text_20_body">First, create a <text:span text:style-name="Source_20_Text">h1</text:span> element with the text <text:span text:style-name="Source_20_Text">Hello World</text:span></text:p>
      <text:p text:style-name="Text_20_body">Then, let's give all elements on your page the color of <text:span text:style-name="Source_20_Text">green</text:span> by adding <text:span text:style-name="Source_20_Text">color: green;</text:span> to your <text:span text:style-name="Source_20_Text">body</text:span> element's style declaration.</text:p>
      <text:p text:style-name="Text_20_body">Finally, give your <text:span text:style-name="Source_20_Text">body</text:span> element the font-family of <text:span text:style-name="Source_20_Text">monospace</text:span> by adding <text:span text:style-name="Source_20_Text">font-family: monospace;</text:span> to your <text:span text:style-name="Source_20_Text">body</text:span> element's style declaration.</text:p>
      <text:p text:style-name="Text_20_body"/>
      <text:p text:style-name="P5"><text:span text:style-name="T1">&lt;</text:span><text:span text:style-name="T7">style</text:span><text:span text:style-name="T1">&gt;</text:span></text:p>
      <text:p text:style-name="P3"><text:span text:style-name="T7">body</text:span> {</text:p>
      <text:p text:style-name="P3"><text:span text:style-name="T11">background-color:</text:span> <text:span text:style-name="T22">black</text:span>;</text:p>
      <text:p text:style-name="P3"><text:span text:style-name="T11">font-family:</text:span> <text:span text:style-name="T22">monospace</text:span>;</text:p>
      <text:p text:style-name="P3"><text:span text:style-name="T11">color:</text:span> <text:span text:style-name="T22">green</text:span>;</text:p>
      <text:p text:style-name="P3">}</text:p>
      <text:p text:style-name="P3"><text:span text:style-name="T1">&lt;/</text:span><text:span text:style-name="T7">style</text:span><text:span text:style-name="T1">&gt;</text:span></text:p>
      <text:p text:style-name="P3"><text:soft-page-break/><text:span text:style-name="T1">&lt;</text:span><text:span text:style-name="T7">h1</text:span><text:span text:style-name="T1">&gt;</text:span>Hello World<text:span text:style-name="T1">&lt;/</text:span><text:span text:style-name="T7">h1</text:span><text:span text:style-name="T1">&gt;</text:span></text:p>
      <text:p text:style-name="P3"><text:span text:style-name="T1"/></text:p>
      <text:h text:style-name="P11" text:outline-level="2"><text:bookmark-start text:name="__RefHeading___Toc5144_2445021067"/>Prioritize One Style Over Another<text:bookmark-end text:name="__RefHeading___Toc5144_2445021067"/></text:h>
      <text:p text:style-name="P8">Sometimes your HTML elements will receive multiple styles that conflict with one another.</text:p>
      <text:p text:style-name="Text_20_body">For example, your <text:span text:style-name="Source_20_Text">h1</text:span> element can't be both green and pink at the same time.</text:p>
      <text:p text:style-name="Text_20_body">Let's see what happens when we create a class that makes text pink, then apply it to an element. Will our class<text:span text:style-name="T26"> </text:span><text:span text:style-name="Emphasis"><text:span text:style-name="T26">override</text:span></text:span><text:span text:style-name="T26"> the </text:span><text:span text:style-name="Source_20_Text"><text:span text:style-name="T26">body</text:span></text:span><text:span text:style-name="T26"> element's</text:span> <text:span text:style-name="Source_20_Text">color: green;</text:span> CSS property?</text:p>
      <text:p text:style-name="Text_20_body"/>
      <text:p text:style-name="Text_20_body">Create a CSS class called <text:span text:style-name="Source_20_Text">pink-text</text:span> that gives an element the color pink.</text:p>
      <text:p text:style-name="Text_20_body">Give your <text:span text:style-name="Source_20_Text">h1</text:span> element the class of <text:span text:style-name="Source_20_Text">pink-text</text:span>.</text:p>
      <text:p text:style-name="P6"><text:span text:style-name="T2">&lt;style&gt;</text:span></text:p>
      <text:p text:style-name="P2"><text:s text:c="2"/>body {</text:p>
      <text:p text:style-name="P2"><text:s text:c="4"/>background-color: black;</text:p>
      <text:p text:style-name="P2"><text:s text:c="4"/>font-family: monospace;</text:p>
      <text:p text:style-name="P2"><text:s text:c="4"/>color: green;</text:p>
      <text:p text:style-name="P2"><text:s text:c="2"/>}</text:p>
      <text:p text:style-name="P2"><text:s text:c="2"/>.pink-text {</text:p>
      <text:p text:style-name="P2"><text:s text:c="4"/>color: pink;</text:p>
      <text:p text:style-name="P2"><text:s text:c="2"/>}</text:p>
      <text:p text:style-name="P2">&lt;/style&gt;</text:p>
      <text:p text:style-name="P2">&lt;h1 class="pink-text"&gt;Hello World!&lt;/h1&gt;</text:p>
      <text:p text:style-name="Text_20_body"/>
      <text:h text:style-name="P11" text:outline-level="2"><text:bookmark-start text:name="__RefHeading___Toc5146_2445021067"/>Override Styles in Subsequent CSS<text:bookmark-end text:name="__RefHeading___Toc5146_2445021067"/></text:h>
      <text:p text:style-name="Text_20_body">Our "pink-text" class overrode our <text:span text:style-name="Source_20_Text">body</text:span> element's CSS declaration!</text:p>
      <text:p text:style-name="Text_20_body">We just proved that <text:span text:style-name="T26">our classes will override the </text:span><text:span text:style-name="Source_20_Text"><text:span text:style-name="T26">body</text:span></text:span><text:span text:style-name="T26"> element's CSS.</text:span> So the next logical question is, what can we do to override our <text:span text:style-name="Source_20_Text">pink-text</text:span> class?</text:p>
      <text:p text:style-name="P14"/>
      <text:p text:style-name="Text_20_body">Create an additional CSS class called <text:span text:style-name="Source_20_Text">blue-text</text:span> that gives an element the color blue. Make sure it's below your <text:span text:style-name="Source_20_Text">pink-text</text:span> class declaration.</text:p>
      <text:p text:style-name="Text_20_body">Apply the <text:span text:style-name="Source_20_Text">blue-text</text:span> class to your <text:span text:style-name="Source_20_Text">h1</text:span> element in addition to your <text:span text:style-name="Source_20_Text">pink-text</text:span> class, and let's see which one wins.</text:p>
      <text:p text:style-name="Text_20_body">Applying multiple class attributes to a HTML element is done with a space between them like this:</text:p>
      <text:p text:style-name="Text_20_body"><text:span text:style-name="Source_20_Text">class="class1 class2"</text:span></text:p>
      <text:p text:style-name="Text_20_body">Note: It doesn't matter which order the classes are listed in the HTML element.</text:p>
      <text:p text:style-name="Text_20_body"><text:soft-page-break/>However,<text:span text:style-name="T26"> the order of the </text:span><text:span text:style-name="Source_20_Text"><text:span text:style-name="T26">class</text:span></text:span><text:span text:style-name="T26"> declarations in the </text:span><text:span text:style-name="Source_20_Text"><text:span text:style-name="T26">&lt;style&gt;</text:span></text:span><text:span text:style-name="T26"> section are what is important.</text:span> <text:span text:style-name="T26">The second declaration will always take precedence over the first. </text:span>Because <text:span text:style-name="Source_20_Text">.blue-text</text:span> is declared second, it overrides the attributes of <text:span text:style-name="Source_20_Text">.pink-text</text:span></text:p>
      <text:p text:style-name="P8">&lt;style&gt;</text:p>
      <text:p text:style-name="P8"><text:s text:c="2"/>body {</text:p>
      <text:p text:style-name="P8"><text:s text:c="4"/>background-color: black;</text:p>
      <text:p text:style-name="P8"><text:s text:c="4"/>font-family: monospace;</text:p>
      <text:p text:style-name="P8"><text:s text:c="4"/>color: green;</text:p>
      <text:p text:style-name="P8"><text:s text:c="2"/>}</text:p>
      <text:p text:style-name="P8"><text:s text:c="2"/>.pink-text {</text:p>
      <text:p text:style-name="P8"><text:s text:c="4"/>color: pink;</text:p>
      <text:p text:style-name="P8"><text:s text:c="2"/>}</text:p>
      <text:p text:style-name="P37"><text:s text:c="2"/>.blue-text {</text:p>
      <text:p text:style-name="P37"><text:s text:c="4"/>color:blue;</text:p>
      <text:p text:style-name="P37"><text:s text:c="2"/>}</text:p>
      <text:p text:style-name="P8">&lt;/style&gt;</text:p>
      <text:p text:style-name="P8">&lt;h1 class="pink-text <text:span text:style-name="T26">blue-text</text:span>"&gt;Hello World!&lt;/h1&gt;</text:p>
      <text:h text:style-name="P11" text:outline-level="2"><text:bookmark-start text:name="__RefHeading___Toc5148_2445021067"/>Override Class Declarations by Styling ID Attributes<text:bookmark-end text:name="__RefHeading___Toc5148_2445021067"/></text:h>
      <text:p text:style-name="Text_20_body">We just proved that browsers read CSS from top to bottom. That means that, in the event of a conflict, the <text:span text:style-name="T26">browser will use whichever CSS declaration came last.</text:span></text:p>
      <text:p text:style-name="Text_20_body">But we're not done yet. There are other ways that you can override CSS. Do you remember id attributes?</text:p>
      <text:p text:style-name="Text_20_body">Let's override your <text:span text:style-name="Source_20_Text">pink-text</text:span> and <text:span text:style-name="Source_20_Text">blue-text</text:span> classes, and make your <text:span text:style-name="Source_20_Text">h1</text:span> element orange, by giving the <text:span text:style-name="Source_20_Text">h1</text:span> element an id and then styling that id.</text:p>
      <text:p text:style-name="Horizontal_20_Line"/>
      <text:p text:style-name="Text_20_body">Give your <text:span text:style-name="Source_20_Text">h1</text:span> element the <text:span text:style-name="Source_20_Text">id</text:span> attribute of <text:span text:style-name="Source_20_Text">orange-text</text:span>. Remember, id styles look like this:</text:p>
      <text:p text:style-name="Text_20_body"><text:span text:style-name="Source_20_Text">&lt;h1 id="orange-text"&gt;</text:span></text:p>
      <text:p text:style-name="Text_20_body">Leave the <text:span text:style-name="Source_20_Text">blue-text</text:span> and <text:span text:style-name="Source_20_Text">pink-text</text:span> classes on your <text:span text:style-name="Source_20_Text">h1</text:span> element.</text:p>
      <text:p text:style-name="Text_20_body">Create a CSS declaration for your <text:span text:style-name="Source_20_Text">orange-text</text:span> id in your <text:span text:style-name="Source_20_Text">style</text:span> element. Here's an example of what this looks like:</text:p>
      <text:p text:style-name="Quotations"><text:soft-page-break/>#brown-text {<text:line-break/>  color: brown;<text:line-break/>}</text:p>
      <text:p text:style-name="Text_20_body">Note: It doesn't matter whether you declare this CSS above or below pink-text class, since<text:span text:style-name="T20"> id attribute will always take precedence.</text:span></text:p>
      <text:p text:style-name="P15"><text:span text:style-name="T6">&lt;</text:span><text:span text:style-name="T9">style</text:span><text:span text:style-name="T6">&gt;</text:span></text:p>
      <text:p text:style-name="P3"><text:span text:style-name="T7">body</text:span> {</text:p>
      <text:p text:style-name="P3"><text:span text:style-name="T11">background-color:</text:span> <text:span text:style-name="T22">black</text:span>;</text:p>
      <text:p text:style-name="P3"><text:span text:style-name="T11">font-family:</text:span> <text:span text:style-name="T22">monospace</text:span>;</text:p>
      <text:p text:style-name="P3"><text:span text:style-name="T11">color:</text:span> <text:span text:style-name="T22">green</text:span>;</text:p>
      <text:p text:style-name="P3">}</text:p>
      <text:p text:style-name="P3"><text:span text:style-name="T7">.pink-text</text:span> {</text:p>
      <text:p text:style-name="P3"><text:span text:style-name="T11">color:</text:span> <text:span text:style-name="T22">pink</text:span>;</text:p>
      <text:p text:style-name="P3">}</text:p>
      <text:p text:style-name="P3"><text:span text:style-name="T7">.blue-text</text:span> {</text:p>
      <text:p text:style-name="P3"><text:span text:style-name="T11">color:</text:span> <text:span text:style-name="T22">blue</text:span>;</text:p>
      <text:p text:style-name="P3">}</text:p>
      <text:p text:style-name="P21"><text:span text:style-name="T7">#orange-text</text:span> {</text:p>
      <text:p text:style-name="P21"><text:span text:style-name="T11">color:</text:span><text:span text:style-name="T22">orange</text:span>;</text:p>
      <text:p text:style-name="P21">}</text:p>
      <text:p text:style-name="P3"><text:span text:style-name="T1">&lt;/</text:span><text:span text:style-name="T7">style</text:span><text:span text:style-name="T1">&gt;</text:span></text:p>
      <text:p text:style-name="P3"><text:span text:style-name="T1">&lt;</text:span><text:span text:style-name="T7">h1</text:span> <text:span text:style-name="T13">id</text:span><text:span text:style-name="T5">=</text:span><text:span text:style-name="T16">"orange-text"</text:span> <text:span text:style-name="T11">class</text:span><text:span text:style-name="T1">=</text:span><text:span text:style-name="T14">"pink-text blue-text"</text:span><text:span text:style-name="T1">&gt;</text:span>Hello World!<text:span text:style-name="T1">&lt;/</text:span><text:span text:style-name="T7">h1</text:span><text:span text:style-name="T1">&gt;</text:span></text:p>
      <text:p text:style-name="Text_20_body"><text:span text:style-name="T20"/></text:p>
      <text:h text:style-name="Heading_20_2" text:outline-level="2"><text:bookmark-start text:name="__RefHeading___Toc5150_2445021067"/>Override Class Declarations with Inline Styles<text:bookmark-end text:name="__RefHeading___Toc5150_2445021067"/></text:h>
      <text:p text:style-name="Text_20_body">So we've proven that id declarations override class declarations, regardless of where they are declared in your <text:span text:style-name="Source_20_Text">style</text:span> element CSS.</text:p>
      <text:p text:style-name="Text_20_body">There are other ways that you can override CSS. Do you remember inline styles?</text:p>
      <text:p text:style-name="Horizontal_20_Line"/>
      <text:p text:style-name="Text_20_body">Use an <text:span text:style-name="Source_20_Text">inline style</text:span> to try to make our <text:span text:style-name="Source_20_Text">h1</text:span> element white. Remember, in line styles look like this:</text:p>
      <text:p text:style-name="Text_20_body"><text:span text:style-name="Source_20_Text">&lt;h1 style="color: green;"&gt;</text:span></text:p>
      <text:p text:style-name="Text_20_body">Leave the <text:span text:style-name="Source_20_Text">blue-text</text:span> and <text:span text:style-name="Source_20_Text">pink-text</text:span> classes on your <text:span text:style-name="Source_20_Text">h1</text:span> element.</text:p>
      <text:p text:style-name="P3"><text:span text:style-name="T1">&lt;</text:span><text:span text:style-name="T7">style</text:span><text:span text:style-name="T1">&gt;</text:span></text:p>
      <text:p text:style-name="P3"><text:span text:style-name="T7">body</text:span> {</text:p>
      <text:p text:style-name="P3"><text:span text:style-name="T11">background-color:</text:span> <text:span text:style-name="T22">black</text:span>;</text:p>
      <text:p text:style-name="P3"><text:span text:style-name="T11">font-family:</text:span> <text:span text:style-name="T22">monospace</text:span>;</text:p>
      <text:p text:style-name="P3"><text:span text:style-name="T11">color:</text:span> <text:span text:style-name="T22">green</text:span>;</text:p>
      <text:p text:style-name="P3">}</text:p>
      <text:p text:style-name="P3"><text:span text:style-name="T7">#orange-text</text:span> {</text:p>
      <text:p text:style-name="P3"><text:span text:style-name="T11">color:</text:span> <text:span text:style-name="T22">orange</text:span>;</text:p>
      <text:p text:style-name="P3">}</text:p>
      <text:p text:style-name="P3"><text:soft-page-break/><text:span text:style-name="T7">.pink-text</text:span> {</text:p>
      <text:p text:style-name="P3"><text:span text:style-name="T11">color:</text:span> <text:span text:style-name="T22">pink</text:span>;</text:p>
      <text:p text:style-name="P3">}</text:p>
      <text:p text:style-name="P3"><text:span text:style-name="T7">.blue-text</text:span> {</text:p>
      <text:p text:style-name="P3"><text:span text:style-name="T11">color:</text:span> <text:span text:style-name="T22">blue</text:span>;</text:p>
      <text:p text:style-name="P3">}</text:p>
      <text:p text:style-name="P3"><text:span text:style-name="T1">&lt;/</text:span><text:span text:style-name="T7">style</text:span><text:span text:style-name="T1">&gt;</text:span></text:p>
      <text:p text:style-name="P17"><text:span text:style-name="T1">&lt;</text:span><text:span text:style-name="T7">h1</text:span> <text:span text:style-name="T13">style</text:span><text:span text:style-name="T5">=</text:span><text:span text:style-name="T16">"color:white;"</text:span> <text:span text:style-name="T11">id</text:span><text:span text:style-name="T1">=</text:span><text:span text:style-name="T14">"orange-text"</text:span> <text:span text:style-name="T11">class</text:span><text:span text:style-name="T1">=</text:span><text:span text:style-name="T14">"pink-text blue-text"</text:span><text:span text:style-name="T1">&gt;</text:span>Hello World!<text:span text:style-name="T1">&lt;/</text:span><text:span text:style-name="T7">h1</text:span><text:span text:style-name="T1">&gt;</text:span></text:p>
      <text:p text:style-name="Text_20_body"/>
      <text:h text:style-name="Heading_20_2" text:outline-level="2"><text:bookmark-start text:name="__RefHeading___Toc5152_2445021067"/>Override All Other Styles by using Important<text:bookmark-end text:name="__RefHeading___Toc5152_2445021067"/></text:h>
      <text:p text:style-name="Text_20_body">Yay! We just proved that inline styles will override all the CSS declarations in your <text:span text:style-name="Source_20_Text">style</text:span> element.</text:p>
      <text:p text:style-name="Text_20_body">But wait. There's one last way to override CSS. <text:span text:style-name="T26">This is the most powerful method </text:span>of all. But before we do it, let's talk about why you would ever want to override CSS.</text:p>
      <text:p text:style-name="Text_20_body">In many situations, you will use CSS libraries. These may accidentally override your own CSS. So when you absolutely need to be sure that an element has specific CSS, you can use <text:span text:style-name="Source_20_Text"><text:span text:style-name="T19">!important</text:span></text:span></text:p>
      <text:p text:style-name="Text_20_body">Let's go all the way back to our <text:span text:style-name="Source_20_Text">pink-text</text:span> class declaration. Remember that our <text:span text:style-name="Source_20_Text">pink-text</text:span> class was overridden by subsequent class declarations, id declarations, and inline styles.</text:p>
      <text:p text:style-name="Horizontal_20_Line"/>
      <text:p text:style-name="Text_20_body">Let's add the keyword <text:span text:style-name="Source_20_Text">!important</text:span> to your pink-text element's color declaration to make 100% sure that your <text:span text:style-name="Source_20_Text">h1</text:span> element will be pink.</text:p>
      <text:p text:style-name="Text_20_body">An example of how to do this is:</text:p>
      <text:p text:style-name="Text_20_body"><text:span text:style-name="Source_20_Text">color: red !important;</text:span></text:p>
      <text:p text:style-name="P6"><text:span text:style-name="Source_20_Text"><text:span text:style-name="T2">&lt;</text:span></text:span><text:span text:style-name="Source_20_Text"><text:span text:style-name="T8">style</text:span></text:span><text:span text:style-name="Source_20_Text"><text:span text:style-name="T2">&gt;</text:span></text:span></text:p>
      <text:p text:style-name="P3"><text:span text:style-name="T7">body</text:span> {</text:p>
      <text:p text:style-name="P3"><text:span text:style-name="T11">background-color:</text:span> <text:span text:style-name="T22">black</text:span>;</text:p>
      <text:p text:style-name="P3"><text:span text:style-name="T11">font-family:</text:span> <text:span text:style-name="T22">monospace</text:span>;</text:p>
      <text:p text:style-name="P3"><text:span text:style-name="T11">color:</text:span> <text:span text:style-name="T22">green</text:span>;</text:p>
      <text:p text:style-name="P3">}</text:p>
      <text:p text:style-name="P3"><text:span text:style-name="T7">#orange-text</text:span> {</text:p>
      <text:p text:style-name="P3"><text:span text:style-name="T11">color:</text:span> <text:span text:style-name="T22">orange</text:span>;</text:p>
      <text:p text:style-name="P3">}</text:p>
      <text:p text:style-name="P3"><text:span text:style-name="T7">.pink-text</text:span> {</text:p>
      <text:p text:style-name="P21"><text:span text:style-name="T11">color:</text:span> <text:span text:style-name="T22">pink</text:span> <text:span text:style-name="T14">!important</text:span>;</text:p>
      <text:p text:style-name="P3">}</text:p>
      <text:p text:style-name="P3"><text:span text:style-name="T7">.blue-text</text:span> {</text:p>
      <text:p text:style-name="P3"><text:span text:style-name="T11">color:</text:span> <text:span text:style-name="T22">blue</text:span>;</text:p>
      <text:p text:style-name="P3">}</text:p>
      <text:p text:style-name="P3"><text:span text:style-name="T1">&lt;/</text:span><text:span text:style-name="T7">style</text:span><text:span text:style-name="T1">&gt;</text:span></text:p>
      <text:p text:style-name="P3"><text:span text:style-name="T1">&lt;</text:span><text:span text:style-name="T7">h1</text:span> <text:span text:style-name="T11">id</text:span><text:span text:style-name="T1">=</text:span><text:span text:style-name="T14">"orange-text"</text:span> <text:span text:style-name="T11">class</text:span><text:span text:style-name="T1">=</text:span><text:span text:style-name="T14">"pink-text blue-text"</text:span> <text:span text:style-name="T11">style</text:span><text:span text:style-name="T1">=</text:span><text:span text:style-name="T14">"color: white"</text:span><text:span text:style-name="T1">&gt;</text:span>Hello World!<text:span text:style-name="T1">&lt;/</text:span><text:span text:style-name="T7">h1</text:span><text:span text:style-name="T1">&gt;</text:span></text:p>
      <text:p text:style-name="Text_20_body"><text:soft-page-break/><text:span text:style-name="Source_20_Text"/></text:p>
      <text:h text:style-name="Heading_20_2" text:outline-level="2"><text:bookmark-start text:name="__RefHeading___Toc5154_2445021067"/>Use Hex Code for Specific Colors<text:bookmark-end text:name="__RefHeading___Toc5154_2445021067"/></text:h>
      <text:p text:style-name="Text_20_body">Did you know there are other ways to represent colors in CSS? One of these ways is called hexadecimal code, or <text:span text:style-name="Source_20_Text"><text:span text:style-name="T26">hex code</text:span></text:span> for short.</text:p>
      <text:p text:style-name="Text_20_body">We usually use <text:span text:style-name="Source_20_Text"><text:span text:style-name="T26">decimals</text:span></text:span>, or base 10 numbers, which use the symbols 0 to 9 for each digit. <text:span text:style-name="Source_20_Text"><text:span text:style-name="T26">Hexadecimals</text:span></text:span><text:span text:style-name="T26"> (or </text:span><text:span text:style-name="Source_20_Text"><text:span text:style-name="T26">hex</text:span></text:span><text:span text:style-name="T26">) are base 16 numbers.</text:span> This means it uses sixteen distinct symbols. Like decimals, the symbols 0-9 represent the values zero to nine. Then <text:span text:style-name="T26">A,B,C,D,E,F represent the values ten to fifteen.</text:span> Altogether, 0 to F can represent a digit in <text:span text:style-name="Source_20_Text">hexadecimal</text:span>, giving us 16 total possible values. You can find more information about <text:a xlink:type="simple" xlink:href="https://en.wikipedia.org/wiki/Hexadecimal" office:target-frame-name="_blank" xlink:show="new" text:style-name="Internet_20_link" text:visited-style-name="Visited_20_Internet_20_Link">hexadecimal numbers here</text:a>.</text:p>
      <text:p text:style-name="Text_20_body">In CSS, we can <text:span text:style-name="T26">use 6 hexadecimal digits to represent colors</text:span>,<text:span text:style-name="T26"> two each for the red (R), green (G), and blue (B) components</text:span>. For example, <text:span text:style-name="Source_20_Text">#000000</text:span> is black and is also the lowest possible value. You can find more information about the <text:a xlink:type="simple" xlink:href="https://en.wikipedia.org/wiki/RGB_color_model" office:target-frame-name="_blank" xlink:show="new" text:style-name="Internet_20_link" text:visited-style-name="Visited_20_Internet_20_Link">RGB color system here</text:a>.</text:p>
      <text:p text:style-name="Quotations">body {<text:line-break/>  <text:span text:style-name="T19">color: #000000;</text:span><text:line-break/>}</text:p>
      <text:p text:style-name="P44">Replace the word <text:span text:style-name="Source_20_Text">black</text:span> in our <text:span text:style-name="Source_20_Text">body</text:span> element's background-color with its <text:span text:style-name="Source_20_Text">hex code</text:span> representation, <text:span text:style-name="Source_20_Text">#000000</text:span>.</text:p>
      <text:p text:style-name="P28"><text:span text:style-name="T1">&lt;</text:span><text:span text:style-name="T7">style</text:span><text:span text:style-name="T1">&gt;</text:span></text:p>
      <text:p text:style-name="P3"><text:span text:style-name="T7">body</text:span> {</text:p>
      <text:p text:style-name="P3"><text:span text:style-name="T11"><text:tab/></text:span><text:span text:style-name="T13">background-color:</text:span><text:span text:style-name="T26"> </text:span><text:span text:style-name="T23">#000000</text:span><text:span text:style-name="T26">;</text:span></text:p>
      <text:p text:style-name="P3">}</text:p>
      <text:p text:style-name="P3"><text:span text:style-name="T1">&lt;/</text:span><text:span text:style-name="T7">style</text:span><text:span text:style-name="T1">&gt;</text:span></text:p>
      <text:p text:style-name="P44"/>
      <text:h text:style-name="Heading_20_2" text:outline-level="2"><text:bookmark-start text:name="__RefHeading___Toc5156_2445021067"/>Use Hex Code to Mix Colors<text:bookmark-end text:name="__RefHeading___Toc5156_2445021067"/></text:h>
      <text:p text:style-name="Text_20_body">To review, <text:span text:style-name="T26">hex codes use 6 hexadecimal digits to represent colors, two each for red (R), green (G), and blue (B) components.</text:span></text:p>
      <text:p text:style-name="Text_20_body">From these three pure colors (red, green, and blue), we can vary the amounts of each to create over 16 million other colors!</text:p>
      <text:p text:style-name="Text_20_body">For example, orange is pure red, mixed with some green, and no blue. In hex code, this translates to being <text:span text:style-name="Source_20_Text">#FFA500</text:span>.</text:p>
      <text:p text:style-name="Text_20_body">The digit <text:span text:style-name="Source_20_Text">0</text:span> is the lowest number in hex code, and represents a complete absence of color.</text:p>
      <text:p text:style-name="Text_20_body">The digit <text:span text:style-name="Source_20_Text">F</text:span> is the highest number in hex code, and represents the maximum possible brightness.</text:p>
      <text:p text:style-name="Horizontal_20_Line"/>
      <text:p text:style-name="Text_20_body"><text:soft-page-break/>Replace the color words in our <text:span text:style-name="Source_20_Text">style</text:span> element with their correct hex codes.</text:p>
      <table:table table:name="Table1" table:style-name="Table1">
        <table:table-column table:style-name="Table1.A"/>
        <table:table-column table:style-name="Table1.B"/>
        <table:table-row>
          <table:table-cell table:style-name="Table1.A1" office:value-type="string">
            <text:p text:style-name="Table_20_Heading">Color</text:p>
          </table:table-cell>
          <table:table-cell table:style-name="Table1.A1" office:value-type="string">
            <text:p text:style-name="Table_20_Heading">Hex Code</text:p>
          </table:table-cell>
        </table:table-row>
        <table:table-row>
          <table:table-cell table:style-name="Table1.A1" office:value-type="string">
            <text:p text:style-name="Table_20_Contents">Dodger Blue</text:p>
          </table:table-cell>
          <table:table-cell table:style-name="Table1.A1" office:value-type="string">
            <text:p text:style-name="Table_20_Contents"><text:span text:style-name="Source_20_Text">#1E90FF</text:span></text:p>
          </table:table-cell>
        </table:table-row>
        <table:table-row>
          <table:table-cell table:style-name="Table1.A1" office:value-type="string">
            <text:p text:style-name="Table_20_Contents">Green</text:p>
          </table:table-cell>
          <table:table-cell table:style-name="Table1.A1" office:value-type="string">
            <text:p text:style-name="Table_20_Contents"><text:span text:style-name="Source_20_Text">#00FF00</text:span></text:p>
          </table:table-cell>
        </table:table-row>
        <table:table-row>
          <table:table-cell table:style-name="Table1.A1" office:value-type="string">
            <text:p text:style-name="Table_20_Contents">Orange</text:p>
          </table:table-cell>
          <table:table-cell table:style-name="Table1.A1" office:value-type="string">
            <text:p text:style-name="Table_20_Contents"><text:span text:style-name="Source_20_Text">#FFA500</text:span></text:p>
          </table:table-cell>
        </table:table-row>
        <table:table-row>
          <table:table-cell table:style-name="Table1.A1" office:value-type="string">
            <text:p text:style-name="Table_20_Contents">Red</text:p>
          </table:table-cell>
          <table:table-cell table:style-name="Table1.A1" office:value-type="string">
            <text:p text:style-name="Table_20_Contents"><text:span text:style-name="Source_20_Text">#FF0000</text:span></text:p>
          </table:table-cell>
        </table:table-row>
      </table:table>
      <text:p text:style-name="P12">&lt;style&gt;</text:p>
      <text:p text:style-name="P40"><text:s text:c="2"/>.red-text {</text:p>
      <text:p text:style-name="P40"><text:s text:c="4"/>color: #FF0000;</text:p>
      <text:p text:style-name="P40"><text:s text:c="2"/>}</text:p>
      <text:p text:style-name="P40"><text:s text:c="2"/>.green-text {</text:p>
      <text:p text:style-name="P40"><text:s text:c="4"/>color: #00FF00;</text:p>
      <text:p text:style-name="P40"><text:s text:c="2"/>}</text:p>
      <text:p text:style-name="P40"><text:s text:c="2"/>.dodger-blue-text {</text:p>
      <text:p text:style-name="P40"><text:s text:c="4"/>color: #1E90FF;</text:p>
      <text:p text:style-name="P40"><text:s text:c="2"/>}</text:p>
      <text:p text:style-name="P40"><text:s text:c="2"/>.orange-text {</text:p>
      <text:p text:style-name="P40"><text:s text:c="4"/>color: #FFA500;</text:p>
      <text:p text:style-name="P40"><text:s text:c="2"/>}</text:p>
      <text:p text:style-name="P12">&lt;/style&gt;</text:p>
      <text:p text:style-name="P12"/>
      <text:p text:style-name="P12">&lt;h1 class="red-text"&gt;I am red!&lt;/h1&gt;</text:p>
      <text:p text:style-name="P12"/>
      <text:p text:style-name="P12">&lt;h1 class="green-text"&gt;I am green!&lt;/h1&gt;</text:p>
      <text:p text:style-name="P12"/>
      <text:p text:style-name="P12">&lt;h1 class="dodger-blue-text"&gt;I am dodger blue!&lt;/h1&gt;</text:p>
      <text:p text:style-name="P12"/>
      <text:p text:style-name="P12">&lt;h1 class="orange-text"&gt;I am orange!&lt;/h1&gt;</text:p>
      <text:p text:style-name="Text_20_body"/>
      <text:h text:style-name="Heading_20_2" text:outline-level="2"><text:bookmark-start text:name="__RefHeading___Toc5158_2445021067"/>Use Abbreviated Hex Code<text:bookmark-end text:name="__RefHeading___Toc5158_2445021067"/></text:h>
      <text:p text:style-name="Text_20_body">Many people feel overwhelmed by the possibilities of more than 16 million colors. And it's difficult to remember hex code. Fortunately, you can shorten it.</text:p>
      <text:p text:style-name="Text_20_body">For example, red's hex code <text:span text:style-name="Source_20_Text">#FF0000</text:span> can be shortened to <text:span text:style-name="Source_20_Text"><text:span text:style-name="T26">#F00</text:span></text:span><text:span text:style-name="T26">. This shortened form gives one digit for red, one digit for green, and one digit for blue.</text:span></text:p>
      <text:p text:style-name="Text_20_body">This reduces the total number of possible colors to around 4,000. But browsers will interpret <text:span text:style-name="Source_20_Text">#FF0000</text:span> and <text:span text:style-name="Source_20_Text">#F00</text:span> as exactly the same color.</text:p>
      <text:p text:style-name="Horizontal_20_Line"/>
      <text:p text:style-name="Text_20_body">Go ahead, try using the abbreviated hex codes to color the correct elements.</text:p>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A1" office:value-type="string">
            <text:p text:style-name="Table_20_Heading">Short Hex Code</text:p>
          </table:table-cell>
        </table:table-row>
        <table:table-row>
          <table:table-cell table:style-name="Table2.A1" office:value-type="string">
            <text:p text:style-name="Table_20_Contents">Cyan</text:p>
          </table:table-cell>
          <table:table-cell table:style-name="Table2.A1" office:value-type="string">
            <text:p text:style-name="Table_20_Contents"><text:span text:style-name="Source_20_Text">#0FF</text:span></text:p>
          </table:table-cell>
        </table:table-row>
        <text:soft-page-break/>
        <table:table-row>
          <table:table-cell table:style-name="Table2.A1" office:value-type="string">
            <text:p text:style-name="Table_20_Contents">Green</text:p>
          </table:table-cell>
          <table:table-cell table:style-name="Table2.A1" office:value-type="string">
            <text:p text:style-name="Table_20_Contents"><text:span text:style-name="Source_20_Text">#0F0</text:span></text:p>
          </table:table-cell>
        </table:table-row>
        <table:table-row>
          <table:table-cell table:style-name="Table2.A1" office:value-type="string">
            <text:p text:style-name="Table_20_Contents">Red</text:p>
          </table:table-cell>
          <table:table-cell table:style-name="Table2.A1" office:value-type="string">
            <text:p text:style-name="Table_20_Contents"><text:span text:style-name="Source_20_Text">#F00</text:span></text:p>
          </table:table-cell>
        </table:table-row>
        <table:table-row>
          <table:table-cell table:style-name="Table2.A1" office:value-type="string">
            <text:p text:style-name="Table_20_Contents">Fuchsia</text:p>
          </table:table-cell>
          <table:table-cell table:style-name="Table2.A1" office:value-type="string">
            <text:p text:style-name="Table_20_Contents"><text:span text:style-name="Source_20_Text">#F0F</text:span></text:p>
          </table:table-cell>
        </table:table-row>
      </table:table>
      <text:p text:style-name="Text_20_body"/>
      <text:p text:style-name="P12">&lt;style&gt;</text:p>
      <text:p text:style-name="P40"><text:s text:c="2"/>.red-text {</text:p>
      <text:p text:style-name="P40"><text:s text:c="4"/>color: #F00;</text:p>
      <text:p text:style-name="P40"><text:s text:c="2"/>}</text:p>
      <text:p text:style-name="P40"><text:s text:c="2"/>.fuchsia-text {</text:p>
      <text:p text:style-name="P40"><text:s text:c="4"/>color: #F0F;</text:p>
      <text:p text:style-name="P40"><text:s text:c="2"/>}</text:p>
      <text:p text:style-name="P40"><text:s text:c="2"/>.cyan-text {</text:p>
      <text:p text:style-name="P40"><text:s text:c="4"/>color: #0FF;</text:p>
      <text:p text:style-name="P41"><text:s text:c="2"/>}</text:p>
      <text:p text:style-name="P41"><text:s text:c="2"/>.green-text {</text:p>
      <text:p text:style-name="P40"><text:s text:c="4"/>color: #0F0;</text:p>
      <text:p text:style-name="P40"><text:s text:c="2"/>}</text:p>
      <text:p text:style-name="P12">&lt;/style&gt;</text:p>
      <text:p text:style-name="P12">&lt;h1 class="red-text"&gt;I am red!&lt;/h1&gt;</text:p>
      <text:p text:style-name="P12">&lt;h1 class="fuchsia-text"&gt;I am fuchsia!&lt;/h1&gt;</text:p>
      <text:p text:style-name="P12">&lt;h1 class="cyan-text"&gt;I am cyan!&lt;/h1&gt;</text:p>
      <text:p text:style-name="P12">&lt;h1 class="green-text"&gt;I am green!&lt;/h1&gt;</text:p>
      <text:p text:style-name="P12"/>
      <text:p text:style-name="Horizontal_20_Line"/>
      <text:h text:style-name="Heading_20_2" text:outline-level="2"><text:bookmark-start text:name="__RefHeading___Toc5160_2445021067"/>Use RGB values to Color Elements<text:bookmark-end text:name="__RefHeading___Toc5160_2445021067"/></text:h>
      <text:p text:style-name="Text_20_body">Another way you can represent colors in CSS is by using <text:span text:style-name="Source_20_Text">RGB</text:span> values.</text:p>
      <text:p text:style-name="Text_20_body">The RGB value for black looks like this:</text:p>
      <text:p text:style-name="Text_20_body"><text:span text:style-name="Source_20_Text"><text:span text:style-name="T19">rgb(0, 0, 0)</text:span></text:span></text:p>
      <text:p text:style-name="Text_20_body">The RGB value for white looks like this:</text:p>
      <text:p text:style-name="Text_20_body"><text:span text:style-name="Source_20_Text"><text:span text:style-name="T19">rgb(255, 255, 255)</text:span></text:span></text:p>
      <text:p text:style-name="Text_20_body">Instead of using six hexadecimal digits like you do with hex code, with <text:span text:style-name="Source_20_Text">RGB</text:span> you specify the <text:span text:style-name="T26">brightness of each color with a number between 0 and 255.</text:span></text:p>
      <text:p text:style-name="Text_20_body"><text:span text:style-name="T30">If you do the math, the two digits for one color equal 16 times 16, which gives us 256 total values. So </text:span><text:span text:style-name="Source_20_Text"><text:span text:style-name="T30">RGB</text:span></text:span><text:span text:style-name="T30">, which starts counting from zero, has the exact same number of possible values as hex code.</text:span></text:p>
      <text:p text:style-name="Text_20_body">Here's an example of how you'd change the body background to orange using its RGB code.</text:p>
      <text:p text:style-name="Quotations">body {<text:line-break/><text:span text:style-name="T26">  background-color: rgb(255, 165, 0);</text:span><text:line-break/>}</text:p>
      <text:p text:style-name="Quotations"><text:soft-page-break/></text:p>
      <text:p text:style-name="P44">Let's replace the hex code in our <text:span text:style-name="Source_20_Text">body</text:span> element's background color with the RGB value for black: <text:span text:style-name="Source_20_Text">rgb(0, 0, 0)</text:span></text:p>
      <text:p text:style-name="P27"><text:span text:style-name="Source_20_Text"><text:span text:style-name="T2">&lt;</text:span></text:span><text:span text:style-name="Source_20_Text"><text:span text:style-name="T8">style</text:span></text:span><text:span text:style-name="Source_20_Text"><text:span text:style-name="T2">&gt;</text:span></text:span></text:p>
      <text:p text:style-name="P3"><text:span text:style-name="T7">body</text:span> {</text:p>
      <text:p text:style-name="P21"><text:span text:style-name="T11">background-color:</text:span> <text:span text:style-name="T22">rgb(</text:span><text:span text:style-name="T24">0</text:span>,<text:span text:style-name="T24">0</text:span>,<text:span text:style-name="T24">0</text:span><text:span text:style-name="T22">)</text:span>;</text:p>
      <text:p text:style-name="P3">}</text:p>
      <text:p text:style-name="P3"><text:span text:style-name="T1">&lt;/</text:span><text:span text:style-name="T7">style</text:span><text:span text:style-name="T1">&gt;</text:span></text:p>
      <text:p text:style-name="P44"><text:span text:style-name="Source_20_Text"/></text:p>
      <text:h text:style-name="Heading_20_2" text:outline-level="2"><text:bookmark-start text:name="__RefHeading___Toc5162_2445021067"/>Use RGB to Mix Colors<text:bookmark-end text:name="__RefHeading___Toc5162_2445021067"/></text:h>
      <text:p text:style-name="Text_20_body">Just like with hex code, you can mix colors in RGB by using combinations of different values.</text:p>
      <text:p text:style-name="Horizontal_20_Line"/>
      <text:p text:style-name="Text_20_body">Replace the hex codes in our <text:span text:style-name="Source_20_Text">style</text:span> element with their correct RGB values.</text:p>
      <table:table table:name="Table3" table:style-name="Table3">
        <table:table-column table:style-name="Table3.A"/>
        <table:table-column table:style-name="Table3.B"/>
        <table:table-row>
          <table:table-cell table:style-name="Table3.A1" office:value-type="string">
            <text:p text:style-name="Table_20_Heading">Color</text:p>
          </table:table-cell>
          <table:table-cell table:style-name="Table3.A1" office:value-type="string">
            <text:p text:style-name="Table_20_Heading">RGB</text:p>
          </table:table-cell>
        </table:table-row>
        <table:table-row>
          <table:table-cell table:style-name="Table3.A1" office:value-type="string">
            <text:p text:style-name="Table_20_Contents">Blue</text:p>
          </table:table-cell>
          <table:table-cell table:style-name="Table3.A1" office:value-type="string">
            <text:p text:style-name="Table_20_Contents"><text:span text:style-name="Source_20_Text">rgb(0, 0, 255)</text:span></text:p>
          </table:table-cell>
        </table:table-row>
        <table:table-row>
          <table:table-cell table:style-name="Table3.A1" office:value-type="string">
            <text:p text:style-name="Table_20_Contents">Red</text:p>
          </table:table-cell>
          <table:table-cell table:style-name="Table3.A1" office:value-type="string">
            <text:p text:style-name="Table_20_Contents"><text:span text:style-name="Source_20_Text">rgb(255, 0, 0)</text:span></text:p>
          </table:table-cell>
        </table:table-row>
        <table:table-row>
          <table:table-cell table:style-name="Table3.A1" office:value-type="string">
            <text:p text:style-name="Table_20_Contents">Orchid</text:p>
          </table:table-cell>
          <table:table-cell table:style-name="Table3.A1" office:value-type="string">
            <text:p text:style-name="Table_20_Contents"><text:span text:style-name="Source_20_Text">rgb(218, 112, 214)</text:span></text:p>
          </table:table-cell>
        </table:table-row>
        <table:table-row>
          <table:table-cell table:style-name="Table3.A1" office:value-type="string">
            <text:p text:style-name="Table_20_Contents">Sienna</text:p>
          </table:table-cell>
          <table:table-cell table:style-name="Table3.A1" office:value-type="string">
            <text:p text:style-name="Table_20_Contents"><text:span text:style-name="Source_20_Text">rgb(160, 82, 45)</text:span></text:p>
          </table:table-cell>
        </table:table-row>
      </table:table>
      <text:p text:style-name="P3"><text:span text:style-name="T1">&lt;</text:span><text:span text:style-name="T7">style</text:span><text:span text:style-name="T1">&gt;</text:span></text:p>
      <text:p text:style-name="P21"><text:span text:style-name="T7">.red-text</text:span> {</text:p>
      <text:p text:style-name="P21"><text:span text:style-name="T11">color:</text:span> <text:span text:style-name="T22">rgb(</text:span><text:span text:style-name="T24">255</text:span>, <text:span text:style-name="T24">0</text:span>, <text:span text:style-name="T24">0</text:span><text:span text:style-name="T22">)</text:span>;</text:p>
      <text:p text:style-name="P21">}</text:p>
      <text:p text:style-name="P21"><text:span text:style-name="T7">.orchid-text</text:span> {</text:p>
      <text:p text:style-name="P21"><text:span text:style-name="T11">color:</text:span> <text:span text:style-name="T22">rgb(</text:span><text:span text:style-name="T24">218</text:span>, <text:span text:style-name="T24">112</text:span>, <text:span text:style-name="T24">214</text:span><text:span text:style-name="T22">)</text:span>;</text:p>
      <text:p text:style-name="P21">}</text:p>
      <text:p text:style-name="P21"><text:span text:style-name="T7">.sienna-text</text:span> {</text:p>
      <text:p text:style-name="P21"><text:span text:style-name="T11">color:</text:span> <text:span text:style-name="T22">rgb(</text:span><text:span text:style-name="T24">160</text:span>, <text:span text:style-name="T24">82</text:span>, <text:span text:style-name="T24">45</text:span><text:span text:style-name="T22">)</text:span>;</text:p>
      <text:p text:style-name="P21">}</text:p>
      <text:p text:style-name="P21"><text:span text:style-name="T7">.blue-text</text:span> {</text:p>
      <text:p text:style-name="P21"><text:span text:style-name="T11">color:</text:span> <text:span text:style-name="T22">rgb(</text:span><text:span text:style-name="T24">0</text:span>, <text:span text:style-name="T24">0</text:span>, <text:span text:style-name="T24">255</text:span><text:span text:style-name="T22">)</text:span>;</text:p>
      <text:p text:style-name="P21">}</text:p>
      <text:p text:style-name="P3"><text:span text:style-name="T1">&lt;/</text:span><text:span text:style-name="T7">style</text:span><text:span text:style-name="T1">&gt;</text:span></text:p>
      <text:p text:style-name="P6"><text:span text:style-name="T2">&lt;</text:span><text:span text:style-name="T8">h1</text:span><text:span text:style-name="T10"> </text:span><text:span text:style-name="T12">class</text:span><text:span text:style-name="T2">=</text:span><text:span text:style-name="T15">"red-text"</text:span><text:span text:style-name="T2">&gt;</text:span><text:span text:style-name="T10">I am red!</text:span><text:span text:style-name="T2">&lt;/</text:span><text:span text:style-name="T8">h1</text:span><text:span text:style-name="T2">&gt;</text:span></text:p>
      <text:p text:style-name="P6"><text:span text:style-name="T2">&lt;</text:span><text:span text:style-name="T8">h1</text:span><text:span text:style-name="T10"> </text:span><text:span text:style-name="T12">class</text:span><text:span text:style-name="T2">=</text:span><text:span text:style-name="T15">"orchid-text"</text:span><text:span text:style-name="T2">&gt;</text:span><text:span text:style-name="T10">I am orchid!</text:span><text:span text:style-name="T2">&lt;/</text:span><text:span text:style-name="T8">h1</text:span><text:span text:style-name="T2">&gt;</text:span></text:p>
      <text:p text:style-name="P6"><text:span text:style-name="T2">&lt;</text:span><text:span text:style-name="T8">h1</text:span><text:span text:style-name="T10"> </text:span><text:span text:style-name="T12">class</text:span><text:span text:style-name="T2">=</text:span><text:span text:style-name="T15">"sienna-text"</text:span><text:span text:style-name="T2">&gt;</text:span><text:span text:style-name="T10">I am sienna!</text:span><text:span text:style-name="T2">&lt;/</text:span><text:span text:style-name="T8">h1</text:span><text:span text:style-name="T2">&gt;</text:span></text:p>
      <text:p text:style-name="P3"><text:span text:style-name="T1">&lt;</text:span><text:span text:style-name="T7">h1</text:span> <text:span text:style-name="T11">class</text:span><text:span text:style-name="T1">=</text:span><text:span text:style-name="T14">"blue-text"</text:span><text:span text:style-name="T1">&gt;</text:span>I am blue!<text:span text:style-name="T1">&lt;/</text:span><text:span text:style-name="T7">h1</text:span><text:span text:style-name="T1">&gt;</text:span></text:p>
      <text:p text:style-name="Text_20_body"/>
      <text:h text:style-name="Heading_20_2" text:outline-level="2"><text:bookmark-start text:name="__RefHeading___Toc5164_2445021067"/><text:soft-page-break/>Use CSS Variables to change several elements at once<text:bookmark-end text:name="__RefHeading___Toc5164_2445021067"/></text:h>
      <text:p text:style-name="Text_20_body"><text:span text:style-name="Definition"><text:span text:style-name="T19">CSS Variables</text:span></text:span><text:span text:style-name="T19"> </text:span>are a powerful way to <text:span text:style-name="T26">change many CSS style properties at once by changing only one value.</text:span></text:p>
      <text:p text:style-name="Text_20_body">Follow the instructions below to see how changing just three values can change the styling of many elements.</text:p>
      <text:p text:style-name="Horizontal_20_Line"/>
      <text:p text:style-name="Text_20_body">In the <text:span text:style-name="Source_20_Text">penguin</text:span> class, change the <text:span text:style-name="Source_20_Text">black</text:span> value to <text:span text:style-name="Source_20_Text">gray</text:span>, the <text:span text:style-name="Source_20_Text">gray</text:span> value to <text:span text:style-name="Source_20_Text">white</text:span>, and the <text:span text:style-name="Source_20_Text">yellow</text:span> value to <text:span text:style-name="Source_20_Text">orange</text:span>.</text:p>
      <text:p text:style-name="P6"><text:span text:style-name="T2">&lt;</text:span><text:span text:style-name="T8">style</text:span><text:span text:style-name="T2">&gt;</text:span></text:p>
      <text:p text:style-name="P3"><text:span text:style-name="T7">.penguin</text:span> {</text:p>
      <text:p text:style-name="P25">/* change code below */</text:p>
      <text:p text:style-name="P21"><text:span text:style-name="T11">--penguin-skin:</text:span> <text:span text:style-name="T22">gray</text:span>;</text:p>
      <text:p text:style-name="P21"><text:span text:style-name="T11">--penguin-belly:</text:span> <text:span text:style-name="T22">white</text:span>;</text:p>
      <text:p text:style-name="P21"><text:span text:style-name="T11">--penguin-beak:</text:span> <text:span text:style-name="T22">orange</text:span>;</text:p>
      <text:p text:style-name="P25">/* change code above */</text:p>
      <text:p text:style-name="P3"><text:span text:style-name="T11">position:</text:span> <text:span text:style-name="T22">relative</text:span>;</text:p>
      <text:p text:style-name="P3"><text:span text:style-name="T11">margin:</text:span> <text:span text:style-name="T22">auto</text:span>;</text:p>
      <text:p text:style-name="P3"><text:span text:style-name="T11">display:</text:span> <text:span text:style-name="T22">block</text:span>;</text:p>
      <text:p text:style-name="P3"><text:span text:style-name="T11">margin-top:</text:span> <text:span text:style-name="T24">5%</text:span>;</text:p>
      <text:p text:style-name="P3"><text:span text:style-name="T11">width:</text:span> <text:span text:style-name="T24">300px</text:span>;</text:p>
      <text:p text:style-name="P3"><text:span text:style-name="T11">height:</text:span> <text:span text:style-name="T24">300px</text:span>;</text:p>
      <text:p text:style-name="P3">}</text:p>
      <text:p text:style-name="P3"><text:span text:style-name="T7">.penguin-top</text:span> {</text:p>
      <text:p text:style-name="P3"><text:span text:style-name="T11">top:</text:span> <text:span text:style-name="T24">10%</text:span>;</text:p>
      <text:p text:style-name="P3"><text:span text:style-name="T11">left:</text:span> <text:span text:style-name="T24">25%</text:span>;</text:p>
      <text:p text:style-name="P3"><text:span text:style-name="T11">background:</text:span> <text:span text:style-name="T22">var(--penguin-skin</text:span>, <text:span text:style-name="T22">gray)</text:span>;</text:p>
      <text:p text:style-name="P3"><text:span text:style-name="T11">width:</text:span> <text:span text:style-name="T24">50%</text:span>;</text:p>
      <text:p text:style-name="P3"><text:span text:style-name="T11">height:</text:span> <text:span text:style-name="T24">45%</text:span>;</text:p>
      <text:p text:style-name="P3"><text:span text:style-name="T11">border-radius:</text:span> <text:span text:style-name="T24">70%</text:span> <text:span text:style-name="T24">70%</text:span> <text:span text:style-name="T24">60%</text:span> <text:span text:style-name="T24">60%</text:span>;</text:p>
      <text:p text:style-name="P3">}</text:p>
      <text:p text:style-name="P3"><text:span text:style-name="T7">.penguin-bottom</text:span> {</text:p>
      <text:p text:style-name="P3"><text:span text:style-name="T11">top:</text:span> <text:span text:style-name="T24">40%</text:span>;</text:p>
      <text:p text:style-name="P3"><text:span text:style-name="T11">left:</text:span> <text:span text:style-name="T24">23.5%</text:span>;</text:p>
      <text:p text:style-name="P3"><text:span text:style-name="T11">background:</text:span> <text:span text:style-name="T22">var(--penguin-skin</text:span>, <text:span text:style-name="T22">gray)</text:span>;</text:p>
      <text:p text:style-name="P3"><text:span text:style-name="T11">width:</text:span> <text:span text:style-name="T24">53%</text:span>;</text:p>
      <text:p text:style-name="P3"><text:span text:style-name="T11">height:</text:span> <text:span text:style-name="T24">45%</text:span>;</text:p>
      <text:p text:style-name="P3"><text:span text:style-name="T11">border-radius:</text:span> <text:span text:style-name="T24">70%</text:span> <text:span text:style-name="T24">70%</text:span> <text:span text:style-name="T24">100%</text:span> <text:span text:style-name="T24">100%</text:span>;</text:p>
      <text:p text:style-name="P3">}</text:p>
      <text:p text:style-name="P3"><text:span text:style-name="T7">.right-hand</text:span> {</text:p>
      <text:p text:style-name="P3"><text:span text:style-name="T11">top:</text:span> <text:span text:style-name="T24">0%</text:span>;</text:p>
      <text:p text:style-name="P3"><text:span text:style-name="T11">left:</text:span> <text:span text:style-name="T24">-5%</text:span>;</text:p>
      <text:p text:style-name="P3"><text:span text:style-name="T11">background:</text:span> <text:span text:style-name="T22">var(--penguin-skin</text:span>, <text:span text:style-name="T22">gray)</text:span>;</text:p>
      <text:p text:style-name="P3"><text:span text:style-name="T11">width:</text:span> <text:span text:style-name="T24">30%</text:span>;</text:p>
      <text:p text:style-name="P3"><text:soft-page-break/><text:span text:style-name="T11">height:</text:span> <text:span text:style-name="T24">60%</text:span>;</text:p>
      <text:p text:style-name="P3"><text:span text:style-name="T11">border-radius:</text:span> <text:span text:style-name="T24">30%</text:span> <text:span text:style-name="T24">30%</text:span> <text:span text:style-name="T24">120%</text:span> <text:span text:style-name="T24">30%</text:span>;</text:p>
      <text:p text:style-name="P3"><text:span text:style-name="T11">transform:</text:span> <text:span text:style-name="T22">rotate(</text:span><text:span text:style-name="T24">45deg</text:span><text:span text:style-name="T22">)</text:span>;</text:p>
      <text:p text:style-name="P3"><text:span text:style-name="T11">z-index:</text:span> <text:span text:style-name="T24">-1</text:span>;</text:p>
      <text:p text:style-name="P3">}</text:p>
      <text:p text:style-name="P3"><text:span text:style-name="T7">.left-hand</text:span> {</text:p>
      <text:p text:style-name="P3"><text:span text:style-name="T11">top:</text:span> <text:span text:style-name="T24">0%</text:span>;</text:p>
      <text:p text:style-name="P3"><text:span text:style-name="T11">left:</text:span> <text:span text:style-name="T24">75%</text:span>;</text:p>
      <text:p text:style-name="P3"><text:span text:style-name="T11">background:</text:span> <text:span text:style-name="T23">var(--penguin-skin</text:span><text:span text:style-name="T26">, </text:span><text:span text:style-name="T23">gray)</text:span><text:span text:style-name="T26">;</text:span></text:p>
      <text:p text:style-name="P3"><text:span text:style-name="T11">width:</text:span> <text:span text:style-name="T24">30%</text:span>;</text:p>
      <text:p text:style-name="P3"><text:span text:style-name="T11">height:</text:span> <text:span text:style-name="T24">60%</text:span>;</text:p>
      <text:p text:style-name="P3"><text:span text:style-name="T11">border-radius:</text:span> <text:span text:style-name="T24">30%</text:span> <text:span text:style-name="T24">30%</text:span> <text:span text:style-name="T24">30%</text:span> <text:span text:style-name="T24">120%</text:span>;</text:p>
      <text:p text:style-name="P3"><text:span text:style-name="T11">transform:</text:span> <text:span text:style-name="T22">rotate(</text:span><text:span text:style-name="T24">-45deg</text:span><text:span text:style-name="T22">)</text:span>;</text:p>
      <text:p text:style-name="P3"><text:span text:style-name="T11">z-index:</text:span> <text:span text:style-name="T24">-1</text:span>;</text:p>
      <text:p text:style-name="P3">}</text:p>
      <text:p text:style-name="P3"><text:span text:style-name="T7">.right-cheek</text:span> {</text:p>
      <text:p text:style-name="P3"><text:span text:style-name="T11">top:</text:span> <text:span text:style-name="T24">15%</text:span>;</text:p>
      <text:p text:style-name="P3"><text:span text:style-name="T11">left:</text:span> <text:span text:style-name="T24">35%</text:span>;</text:p>
      <text:p text:style-name="P3"><text:span text:style-name="T11">background:</text:span><text:span text:style-name="T26"> </text:span><text:span text:style-name="T23">var(--penguin-belly</text:span><text:span text:style-name="T26">, </text:span><text:span text:style-name="T23">white)</text:span><text:span text:style-name="T26">;</text:span></text:p>
      <text:p text:style-name="P3"><text:span text:style-name="T11">width:</text:span> <text:span text:style-name="T24">60%</text:span>;</text:p>
      <text:p text:style-name="P3"><text:span text:style-name="T11">height:</text:span> <text:span text:style-name="T24">70%</text:span>;</text:p>
      <text:p text:style-name="P3"><text:span text:style-name="T11">border-radius:</text:span> <text:span text:style-name="T24">70%</text:span> <text:span text:style-name="T24">70%</text:span> <text:span text:style-name="T24">60%</text:span> <text:span text:style-name="T24">60%</text:span>;</text:p>
      <text:p text:style-name="P3">}</text:p>
      <text:p text:style-name="P3"><text:span text:style-name="T7">.left-cheek</text:span> {</text:p>
      <text:p text:style-name="P3"><text:span text:style-name="T11">top:</text:span> <text:span text:style-name="T24">15%</text:span>;</text:p>
      <text:p text:style-name="P3"><text:span text:style-name="T11">left:</text:span> <text:span text:style-name="T24">5%</text:span>;</text:p>
      <text:p text:style-name="P3"><text:span text:style-name="T11">background:</text:span> <text:span text:style-name="T23">var(--penguin-belly</text:span><text:span text:style-name="T26">, </text:span><text:span text:style-name="T23">white)</text:span><text:span text:style-name="T26">;</text:span></text:p>
      <text:p text:style-name="P3"><text:span text:style-name="T11">width:</text:span> <text:span text:style-name="T24">60%</text:span>;</text:p>
      <text:p text:style-name="P3"><text:span text:style-name="T11">height:</text:span> <text:span text:style-name="T24">70%</text:span>;</text:p>
      <text:p text:style-name="P3"><text:span text:style-name="T11">border-radius:</text:span> <text:span text:style-name="T24">70%</text:span> <text:span text:style-name="T24">70%</text:span> <text:span text:style-name="T24">60%</text:span> <text:span text:style-name="T24">60%</text:span>;</text:p>
      <text:p text:style-name="P3">}</text:p>
      <text:p text:style-name="P3"><text:span text:style-name="T7">.belly</text:span> {</text:p>
      <text:p text:style-name="P3"><text:span text:style-name="T11">top:</text:span> <text:span text:style-name="T24">60%</text:span>;</text:p>
      <text:p text:style-name="P3"><text:span text:style-name="T11">left:</text:span> <text:span text:style-name="T24">2.5%</text:span>;</text:p>
      <text:p text:style-name="P3"><text:span text:style-name="T11">background:</text:span> <text:span text:style-name="T22">var(--penguin-belly</text:span>, <text:span text:style-name="T22">white)</text:span>;</text:p>
      <text:p text:style-name="P3"><text:span text:style-name="T11">width:</text:span> <text:span text:style-name="T24">95%</text:span>;</text:p>
      <text:p text:style-name="P3"><text:span text:style-name="T11">height:</text:span> <text:span text:style-name="T24">100%</text:span>;</text:p>
      <text:p text:style-name="P3"><text:span text:style-name="T11">border-radius:</text:span> <text:span text:style-name="T24">120%</text:span> <text:span text:style-name="T24">120%</text:span> <text:span text:style-name="T24">100%</text:span> <text:span text:style-name="T24">100%</text:span>;</text:p>
      <text:p text:style-name="P3">}</text:p>
      <text:p text:style-name="P3"><text:span text:style-name="T7">.right-feet</text:span> {</text:p>
      <text:p text:style-name="P3"><text:span text:style-name="T11">top:</text:span> <text:span text:style-name="T24">85%</text:span>;</text:p>
      <text:p text:style-name="P3"><text:span text:style-name="T11">left:</text:span> <text:span text:style-name="T24">60%</text:span>;</text:p>
      <text:p text:style-name="P3"><text:span text:style-name="T11">background:</text:span> <text:span text:style-name="T22">var(--penguin-beak</text:span>, <text:span text:style-name="T22">orange)</text:span>;</text:p>
      <text:p text:style-name="P3"><text:span text:style-name="T11">width:</text:span> <text:span text:style-name="T24">15%</text:span>;</text:p>
      <text:p text:style-name="P3"><text:span text:style-name="T11">height:</text:span> <text:span text:style-name="T24">30%</text:span>;</text:p>
      <text:p text:style-name="P3"><text:span text:style-name="T11">border-radius:</text:span> <text:span text:style-name="T24">50%</text:span> <text:span text:style-name="T24">50%</text:span> <text:span text:style-name="T24">50%</text:span> <text:span text:style-name="T24">50%</text:span>;</text:p>
      <text:p text:style-name="P3"><text:span text:style-name="T11">transform:</text:span> <text:span text:style-name="T22">rotate(</text:span><text:span text:style-name="T24">-80deg</text:span><text:span text:style-name="T22">)</text:span>;</text:p>
      <text:p text:style-name="P3"><text:soft-page-break/><text:span text:style-name="T11">z-index:</text:span> <text:span text:style-name="T24">-2222</text:span>; </text:p>
      <text:p text:style-name="P3">}</text:p>
      <text:p text:style-name="P3"><text:span text:style-name="T7">.left-feet</text:span> {</text:p>
      <text:p text:style-name="P3"><text:span text:style-name="T11">top:</text:span> <text:span text:style-name="T24">85%</text:span>;</text:p>
      <text:p text:style-name="P3"><text:span text:style-name="T11">left:</text:span> <text:span text:style-name="T24">25%</text:span>;</text:p>
      <text:p text:style-name="P3"><text:span text:style-name="T11">background:</text:span> <text:span text:style-name="T22">var(--penguin-beak</text:span>, <text:span text:style-name="T22">orange)</text:span>;</text:p>
      <text:p text:style-name="P3"><text:span text:style-name="T11">width:</text:span> <text:span text:style-name="T24">15%</text:span>;</text:p>
      <text:p text:style-name="P3"><text:span text:style-name="T11">height:</text:span> <text:span text:style-name="T24">30%</text:span>;</text:p>
      <text:p text:style-name="P3"><text:span text:style-name="T11">border-radius:</text:span> <text:span text:style-name="T24">50%</text:span> <text:span text:style-name="T24">50%</text:span> <text:span text:style-name="T24">50%</text:span> <text:span text:style-name="T24">50%</text:span>;</text:p>
      <text:p text:style-name="P3"><text:span text:style-name="T11">transform:</text:span> <text:span text:style-name="T22">rotate(</text:span><text:span text:style-name="T24">80deg</text:span><text:span text:style-name="T22">)</text:span>;</text:p>
      <text:p text:style-name="P3"><text:span text:style-name="T11">z-index:</text:span> <text:span text:style-name="T24">-2222</text:span>; </text:p>
      <text:p text:style-name="P3">}</text:p>
      <text:p text:style-name="P3"><text:span text:style-name="T7">.right-eye</text:span> {</text:p>
      <text:p text:style-name="P3"><text:span text:style-name="T11">top:</text:span> <text:span text:style-name="T24">45%</text:span>;</text:p>
      <text:p text:style-name="P3"><text:span text:style-name="T11">left:</text:span> <text:span text:style-name="T24">60%</text:span>;</text:p>
      <text:p text:style-name="P3"><text:span text:style-name="T11">background:</text:span> <text:span text:style-name="T22">black</text:span>;</text:p>
      <text:p text:style-name="P3"><text:span text:style-name="T11">width:</text:span> <text:span text:style-name="T24">15%</text:span>;</text:p>
      <text:p text:style-name="P3"><text:span text:style-name="T11">height:</text:span> <text:span text:style-name="T24">17%</text:span>;</text:p>
      <text:p text:style-name="P3"><text:span text:style-name="T11">border-radius:</text:span> <text:span text:style-name="T24">50%</text:span>; </text:p>
      <text:p text:style-name="P3">}</text:p>
      <text:p text:style-name="P3"><text:span text:style-name="T7">.left-eye</text:span> {</text:p>
      <text:p text:style-name="P3"><text:span text:style-name="T11">top:</text:span> <text:span text:style-name="T24">45%</text:span>;</text:p>
      <text:p text:style-name="P3"><text:span text:style-name="T11">left:</text:span> <text:span text:style-name="T24">25%</text:span>;</text:p>
      <text:p text:style-name="P3"><text:span text:style-name="T11">background:</text:span> <text:span text:style-name="T22">black</text:span>;</text:p>
      <text:p text:style-name="P3"><text:span text:style-name="T11">width:</text:span> <text:span text:style-name="T24">15%</text:span>;</text:p>
      <text:p text:style-name="P3"><text:span text:style-name="T11">height:</text:span> <text:span text:style-name="T24">17%</text:span>;</text:p>
      <text:p text:style-name="P3"><text:span text:style-name="T11">border-radius:</text:span> <text:span text:style-name="T24">50%</text:span>; </text:p>
      <text:p text:style-name="P3">}</text:p>
      <text:p text:style-name="P3"><text:span text:style-name="T7">.sparkle</text:span> {</text:p>
      <text:p text:style-name="P3"><text:span text:style-name="T11">top:</text:span> <text:span text:style-name="T24">25%</text:span>;</text:p>
      <text:p text:style-name="P3"><text:span text:style-name="T11">left:</text:span> <text:span text:style-name="T24">15%</text:span>;</text:p>
      <text:p text:style-name="P3"><text:span text:style-name="T11">background:</text:span> <text:span text:style-name="T22">white</text:span>;</text:p>
      <text:p text:style-name="P3"><text:span text:style-name="T11">width:</text:span> <text:span text:style-name="T24">35%</text:span>;</text:p>
      <text:p text:style-name="P3"><text:span text:style-name="T11">height:</text:span> <text:span text:style-name="T24">35%</text:span>;</text:p>
      <text:p text:style-name="P3"><text:span text:style-name="T11">border-radius:</text:span> <text:span text:style-name="T24">50%</text:span>; </text:p>
      <text:p text:style-name="P3">}</text:p>
      <text:p text:style-name="P3"><text:span text:style-name="T7">.blush-right</text:span> {</text:p>
      <text:p text:style-name="P3"><text:span text:style-name="T11">top:</text:span> <text:span text:style-name="T24">65%</text:span>;</text:p>
      <text:p text:style-name="P3"><text:span text:style-name="T11">left:</text:span> <text:span text:style-name="T24">15%</text:span>;</text:p>
      <text:p text:style-name="P3"><text:span text:style-name="T11">background:</text:span> <text:span text:style-name="T22">pink</text:span>;</text:p>
      <text:p text:style-name="P3"><text:span text:style-name="T11">width:</text:span> <text:span text:style-name="T24">15%</text:span>;</text:p>
      <text:p text:style-name="P3"><text:span text:style-name="T11">height:</text:span> <text:span text:style-name="T24">10%</text:span>;</text:p>
      <text:p text:style-name="P3"><text:span text:style-name="T11">border-radius:</text:span> <text:span text:style-name="T24">50%</text:span>; </text:p>
      <text:p text:style-name="P3">}</text:p>
      <text:p text:style-name="P3"><text:span text:style-name="T7">.blush-left</text:span> {</text:p>
      <text:p text:style-name="P3"><text:span text:style-name="T11">top:</text:span> <text:span text:style-name="T24">65%</text:span>;</text:p>
      <text:p text:style-name="P3"><text:span text:style-name="T11">left:</text:span> <text:span text:style-name="T24">70%</text:span>;</text:p>
      <text:p text:style-name="P3"><text:soft-page-break/><text:span text:style-name="T11">background:</text:span> <text:span text:style-name="T22">pink</text:span>;</text:p>
      <text:p text:style-name="P3"><text:span text:style-name="T11">width:</text:span> <text:span text:style-name="T24">15%</text:span>;</text:p>
      <text:p text:style-name="P3"><text:span text:style-name="T11">height:</text:span> <text:span text:style-name="T24">10%</text:span>;</text:p>
      <text:p text:style-name="P3"><text:span text:style-name="T11">border-radius:</text:span> <text:span text:style-name="T24">50%</text:span>; </text:p>
      <text:p text:style-name="P3">}</text:p>
      <text:p text:style-name="P3"><text:span text:style-name="T7">.beak-top</text:span> {</text:p>
      <text:p text:style-name="P3"><text:span text:style-name="T11">top:</text:span> <text:span text:style-name="T24">60%</text:span>;</text:p>
      <text:p text:style-name="P3"><text:span text:style-name="T11">left:</text:span> <text:span text:style-name="T24">40%</text:span>;</text:p>
      <text:p text:style-name="P3"><text:span text:style-name="T11">background:</text:span> <text:span text:style-name="T22">var(--penguin-beak</text:span>, <text:span text:style-name="T22">orange)</text:span>;</text:p>
      <text:p text:style-name="P3"><text:span text:style-name="T11">width:</text:span> <text:span text:style-name="T24">20%</text:span>;</text:p>
      <text:p text:style-name="P3"><text:span text:style-name="T11">height:</text:span> <text:span text:style-name="T24">10%</text:span>;</text:p>
      <text:p text:style-name="P3"><text:span text:style-name="T11">border-radius:</text:span> <text:span text:style-name="T24">50%</text:span>; </text:p>
      <text:p text:style-name="P3">}</text:p>
      <text:p text:style-name="P3"><text:span text:style-name="T7">.beak-bottom</text:span> {</text:p>
      <text:p text:style-name="P3"><text:span text:style-name="T11">top:</text:span> <text:span text:style-name="T24">65%</text:span>;</text:p>
      <text:p text:style-name="P3"><text:span text:style-name="T11">left:</text:span> <text:span text:style-name="T24">42%</text:span>;</text:p>
      <text:p text:style-name="P3"><text:span text:style-name="T11">background:</text:span> <text:span text:style-name="T22">var(--penguin-beak</text:span>, <text:span text:style-name="T22">orange)</text:span>;</text:p>
      <text:p text:style-name="P3"><text:span text:style-name="T11">width:</text:span> <text:span text:style-name="T24">16%</text:span>;</text:p>
      <text:p text:style-name="P3"><text:span text:style-name="T11">height:</text:span> <text:span text:style-name="T24">10%</text:span>;</text:p>
      <text:p text:style-name="P3"><text:span text:style-name="T11">border-radius:</text:span> <text:span text:style-name="T24">50%</text:span>; </text:p>
      <text:p text:style-name="P3">}</text:p>
      <text:p text:style-name="P3"><text:span text:style-name="T7">body</text:span> {</text:p>
      <text:p text:style-name="P3"><text:span text:style-name="T11">background:</text:span><text:span text:style-name="T22">#c6faf1</text:span>;</text:p>
      <text:p text:style-name="P3">}</text:p>
      <text:p text:style-name="P3"><text:span text:style-name="T7">.penguin</text:span> <text:span text:style-name="T7">*</text:span> {</text:p>
      <text:p text:style-name="P3"><text:span text:style-name="T11">position:</text:span> <text:span text:style-name="T22">absolute</text:span>;</text:p>
      <text:p text:style-name="P3">}</text:p>
      <text:p text:style-name="P3"><text:span text:style-name="T1">&lt;/</text:span><text:span text:style-name="T7">style</text:span><text:span text:style-name="T1">&gt;</text:span></text:p>
      <text:p text:style-name="P3"><text:span text:style-name="T1">&lt;</text:span><text:span text:style-name="T7">div</text:span> <text:span text:style-name="T11">class</text:span><text:span text:style-name="T1">=</text:span><text:span text:style-name="T14">"penguin"</text:span><text:span text:style-name="T1">&gt;</text:span></text:p>
      <text:p text:style-name="P3"><text:span text:style-name="T1">&lt;</text:span><text:span text:style-name="T7">div</text:span> <text:span text:style-name="T11">class</text:span><text:span text:style-name="T1">=</text:span><text:span text:style-name="T14">"penguin-bottom"</text:span><text:span text:style-name="T1">&gt;</text:span></text:p>
      <text:p text:style-name="P3"><text:span text:style-name="T1">&lt;</text:span><text:span text:style-name="T7">div</text:span> <text:span text:style-name="T11">class</text:span><text:span text:style-name="T1">=</text:span><text:span text:style-name="T14">"right-hand"</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left-hand"</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right-feet"</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left-feet"</text:span><text:span text:style-name="T1">&gt;&lt;/</text:span><text:span text:style-name="T7">div</text:span><text:span text:style-name="T1">&gt;</text:span></text:p>
      <text:p text:style-name="P3"><text:span text:style-name="T1">&lt;/</text:span><text:span text:style-name="T7">div</text:span><text:span text:style-name="T1">&gt;</text:span></text:p>
      <text:p text:style-name="P3"><text:span text:style-name="T1">&lt;</text:span><text:span text:style-name="T7">div</text:span> <text:span text:style-name="T11">class</text:span><text:span text:style-name="T1">=</text:span><text:span text:style-name="T14">"penguin-top"</text:span><text:span text:style-name="T1">&gt;</text:span></text:p>
      <text:p text:style-name="P3"><text:span text:style-name="T1">&lt;</text:span><text:span text:style-name="T7">div</text:span> <text:span text:style-name="T11">class</text:span><text:span text:style-name="T1">=</text:span><text:span text:style-name="T14">"right-cheek"</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left-cheek"</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belly"</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right-eye"</text:span><text:span text:style-name="T1">&gt;</text:span></text:p>
      <text:p text:style-name="P3"><text:span text:style-name="T1">&lt;</text:span><text:span text:style-name="T7">div</text:span> <text:span text:style-name="T11">class</text:span><text:span text:style-name="T1">=</text:span><text:span text:style-name="T14">"sparkle"</text:span><text:span text:style-name="T1">&gt;&lt;/</text:span><text:span text:style-name="T7">div</text:span><text:span text:style-name="T1">&gt;</text:span></text:p>
      <text:p text:style-name="P3"><text:span text:style-name="T1">&lt;/</text:span><text:span text:style-name="T7">div</text:span><text:span text:style-name="T1">&gt;</text:span></text:p>
      <text:p text:style-name="P3"><text:span text:style-name="T1">&lt;</text:span><text:span text:style-name="T7">div</text:span> <text:span text:style-name="T11">class</text:span><text:span text:style-name="T1">=</text:span><text:span text:style-name="T14">"left-eye"</text:span><text:span text:style-name="T1">&gt;</text:span></text:p>
      <text:p text:style-name="P3"><text:span text:style-name="T1">&lt;</text:span><text:span text:style-name="T7">div</text:span> <text:span text:style-name="T11">class</text:span><text:span text:style-name="T1">=</text:span><text:span text:style-name="T14">"sparkle"</text:span><text:span text:style-name="T1">&gt;&lt;/</text:span><text:span text:style-name="T7">div</text:span><text:span text:style-name="T1">&gt;</text:span></text:p>
      <text:p text:style-name="P3"><text:span text:style-name="T1">&lt;/</text:span><text:span text:style-name="T7">div</text:span><text:span text:style-name="T1">&gt;</text:span></text:p>
      <text:p text:style-name="P3"><text:span text:style-name="T1">&lt;</text:span><text:span text:style-name="T7">div</text:span> <text:span text:style-name="T11">class</text:span><text:span text:style-name="T1">=</text:span><text:span text:style-name="T14">"blush-right"</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blush-left"</text:span><text:span text:style-name="T1">&gt;&lt;/</text:span><text:span text:style-name="T7">div</text:span><text:span text:style-name="T1">&gt;</text:span></text:p>
      <text:p text:style-name="P3"><text:soft-page-break/><text:span text:style-name="T1">&lt;</text:span><text:span text:style-name="T7">div</text:span> <text:span text:style-name="T11">class</text:span><text:span text:style-name="T1">=</text:span><text:span text:style-name="T14">"beak-top"</text:span><text:span text:style-name="T1">&gt;&lt;/</text:span><text:span text:style-name="T7">div</text:span><text:span text:style-name="T1">&gt;</text:span></text:p>
      <text:p text:style-name="P3"><text:span text:style-name="T1">&lt;</text:span><text:span text:style-name="T7">div</text:span> <text:span text:style-name="T11">class</text:span><text:span text:style-name="T1">=</text:span><text:span text:style-name="T14">"beak-bottom"</text:span><text:span text:style-name="T1">&gt;&lt;/</text:span><text:span text:style-name="T7">div</text:span><text:span text:style-name="T1">&gt;</text:span></text:p>
      <text:p text:style-name="P3"><text:span text:style-name="T1">&lt;/</text:span><text:span text:style-name="T7">div</text:span><text:span text:style-name="T1">&gt;</text:span></text:p>
      <text:p text:style-name="P3"><text:span text:style-name="T1">&lt;/</text:span><text:span text:style-name="T7">div</text:span><text:span text:style-name="T1">&gt;</text:span></text:p>
      <text:p text:style-name="Text_20_body"/>
      <text:h text:style-name="Heading_20_2" text:outline-level="2"><text:bookmark-start text:name="__RefHeading___Toc5166_2445021067"/>Create a custom CSS Variable<text:bookmark-end text:name="__RefHeading___Toc5166_2445021067"/></text:h>
      <text:p text:style-name="Text_20_body">To create a CSS Variable, you just need to give it a <text:span text:style-name="Source_20_Text">name</text:span> with <text:span text:style-name="Source_20_Text"><text:span text:style-name="T19">two dashes</text:span></text:span> in front of it and assign it a <text:span text:style-name="Source_20_Text">value</text:span> like this:</text:p>
      <text:p text:style-name="P43">--penguin-skin: gray;</text:p>
      <text:p text:style-name="Text_20_body">This will create a variable named <text:span text:style-name="Source_20_Text">--penguin-skin</text:span> and assign it the value of <text:span text:style-name="Source_20_Text">gray</text:span>.</text:p>
      <text:p text:style-name="Text_20_body">Now you can use that variable elsewhere in your CSS to change the value of other elements to gray.</text:p>
      <text:p text:style-name="Text_20_body"/>
      <text:p text:style-name="Text_20_body">In the <text:span text:style-name="Source_20_Text">penguin</text:span> class, create a variable name <text:span text:style-name="Source_20_Text">--penguin-skin</text:span> and give it a value of <text:span text:style-name="Source_20_Text">gray.</text:span></text:p>
      <text:p text:style-name="P6"><text:span text:style-name="Source_20_Text"><text:span text:style-name="T8">.penguin</text:span></text:span><text:span text:style-name="Source_20_Text"><text:span text:style-name="T10"> {</text:span></text:span></text:p>
      <text:p text:style-name="P21"><text:span text:style-name="T11">--penguin-skin:</text:span> <text:span text:style-name="T22">gray</text:span>;</text:p>
      <text:p text:style-name="P3"><text:span text:style-name="T11">position:</text:span> <text:span text:style-name="T22">relative</text:span>;</text:p>
      <text:p text:style-name="P3"><text:span text:style-name="T11">margin:</text:span> <text:span text:style-name="T22">auto</text:span>;</text:p>
      <text:p text:style-name="P3"><text:span text:style-name="T11">display:</text:span> <text:span text:style-name="T22">block</text:span>;</text:p>
      <text:p text:style-name="P3"><text:span text:style-name="T11">margin-top:</text:span> <text:span text:style-name="T24">5%</text:span>;</text:p>
      <text:p text:style-name="P3"><text:span text:style-name="T11">width:</text:span> <text:span text:style-name="T24">300px</text:span>;</text:p>
      <text:p text:style-name="P3"><text:span text:style-name="T11">height:</text:span> <text:span text:style-name="T24">300px</text:span>;</text:p>
      <text:p text:style-name="P3">}</text:p>
      <text:p text:style-name="Text_20_body"><text:span text:style-name="Source_20_Text"/></text:p>
      <text:h text:style-name="Heading_20_2" text:outline-level="2"><text:bookmark-start text:name="__RefHeading___Toc5168_2445021067"/>Use a custom CSS Variable<text:bookmark-end text:name="__RefHeading___Toc5168_2445021067"/></text:h>
      <text:p text:style-name="Text_20_body">After you create your variable, you can assign its value to other CSS properties by referencing the name you gave it.</text:p>
      <text:p text:style-name="P43">background: var(--penguin-skin);</text:p>
      <text:p text:style-name="Text_20_body">This will change the background of whatever element you are targeting to gray because that is the value of the <text:span text:style-name="Source_20_Text">--penguin-skin</text:span> variable.</text:p>
      <text:p text:style-name="P38">Note that styles will not be applied unless the variable names are an <text:span text:style-name="T26">exact match</text:span>. </text:p>
      <text:p text:style-name="P38"/>
      <text:p text:style-name="P38">Apply the <text:span text:style-name="Source_20_Text">--penguin-skin</text:span> variable to the <text:span text:style-name="Source_20_Text">background</text:span> property of the <text:span text:style-name="Source_20_Text">penguin-top</text:span>, <text:span text:style-name="Source_20_Text">penguin-bottom</text:span>, <text:span text:style-name="Source_20_Text">right-hand</text:span> and <text:span text:style-name="Source_20_Text">left-hand</text:span> classes.</text:p>
      <text:p text:style-name="P20"><text:span text:style-name="T1">&lt;</text:span><text:span text:style-name="T7">style</text:span><text:span text:style-name="T1">&gt;</text:span></text:p>
      <text:p text:style-name="P3"><text:soft-page-break/><text:span text:style-name="T7">.penguin</text:span> {</text:p>
      <text:p text:style-name="P3"><text:span text:style-name="T11">--penguin-skin:</text:span> <text:span text:style-name="T22">gray</text:span>;</text:p>
      <text:p text:style-name="P3"><text:span text:style-name="T11">position:</text:span> <text:span text:style-name="T22">relative</text:span>;</text:p>
      <text:p text:style-name="P3"><text:span text:style-name="T11">margin:</text:span> <text:span text:style-name="T22">auto</text:span>;</text:p>
      <text:p text:style-name="P3"><text:span text:style-name="T11">display:</text:span> <text:span text:style-name="T22">block</text:span>;</text:p>
      <text:p text:style-name="P3"><text:span text:style-name="T11">margin-top:</text:span> <text:span text:style-name="T24">5%</text:span>;</text:p>
      <text:p text:style-name="P3"><text:span text:style-name="T11">width:</text:span> <text:span text:style-name="T24">300px</text:span>;</text:p>
      <text:p text:style-name="P3"><text:span text:style-name="T11">height:</text:span> <text:span text:style-name="T24">300px</text:span>;</text:p>
      <text:p text:style-name="P3">}</text:p>
      <text:p text:style-name="P3"><text:span text:style-name="T7">.penguin-top</text:span> {</text:p>
      <text:p text:style-name="P3"><text:span text:style-name="T11">top:</text:span> <text:span text:style-name="T24">10%</text:span>;</text:p>
      <text:p text:style-name="P3"><text:span text:style-name="T11">left:</text:span> <text:span text:style-name="T24">25%</text:span>;</text:p>
      <text:p text:style-name="P25">/* change code below */</text:p>
      <text:p text:style-name="P21"><text:span text:style-name="T11">background:</text:span> <text:span text:style-name="T22">var(--penguin-skin)</text:span>;</text:p>
      <text:p text:style-name="P25">/* change code above */</text:p>
      <text:p text:style-name="P3"><text:span text:style-name="T11">width:</text:span> <text:span text:style-name="T24">50%</text:span>;</text:p>
      <text:p text:style-name="P3"><text:span text:style-name="T11">height:</text:span> <text:span text:style-name="T24">45%</text:span>;</text:p>
      <text:p text:style-name="P3"><text:span text:style-name="T11">border-radius:</text:span> <text:span text:style-name="T24">70%</text:span> <text:span text:style-name="T24">70%</text:span> <text:span text:style-name="T24">60%</text:span> <text:span text:style-name="T24">60%</text:span>;</text:p>
      <text:p text:style-name="P3">}</text:p>
      <text:p text:style-name="P3"><text:span text:style-name="T7">.penguin-bottom</text:span> {</text:p>
      <text:p text:style-name="P3"><text:span text:style-name="T11">top:</text:span> <text:span text:style-name="T24">40%</text:span>;</text:p>
      <text:p text:style-name="P3"><text:span text:style-name="T11">left:</text:span> <text:span text:style-name="T24">23.5%</text:span>;</text:p>
      <text:p text:style-name="P25">/* change code below */</text:p>
      <text:p text:style-name="P21"><text:span text:style-name="T11">background:</text:span> <text:span text:style-name="T22">var(--penguin-skin)</text:span>;</text:p>
      <text:p text:style-name="P25">/* change code above */</text:p>
      <text:p text:style-name="P3"><text:span text:style-name="T11">width:</text:span> <text:span text:style-name="T24">53%</text:span>;</text:p>
      <text:p text:style-name="P3"><text:span text:style-name="T11">height:</text:span> <text:span text:style-name="T24">45%</text:span>;</text:p>
      <text:p text:style-name="P3"><text:span text:style-name="T11">border-radius:</text:span> <text:span text:style-name="T24">70%</text:span> <text:span text:style-name="T24">70%</text:span> <text:span text:style-name="T24">100%</text:span> <text:span text:style-name="T24">100%</text:span>;</text:p>
      <text:p text:style-name="P3">}</text:p>
      <text:p text:style-name="P3"><text:span text:style-name="T7">.right-hand</text:span> {</text:p>
      <text:p text:style-name="P3"><text:span text:style-name="T11">top:</text:span> <text:span text:style-name="T24">0%</text:span>;</text:p>
      <text:p text:style-name="P3"><text:span text:style-name="T11">left:</text:span> <text:span text:style-name="T24">-5%</text:span>;</text:p>
      <text:p text:style-name="P25">/* change code below */</text:p>
      <text:p text:style-name="P21"><text:span text:style-name="T11">background:</text:span> <text:span text:style-name="T22">var(--penguin-skin)</text:span>;</text:p>
      <text:p text:style-name="P25">/* change code above */</text:p>
      <text:p text:style-name="P3"><text:span text:style-name="T11">width:</text:span> <text:span text:style-name="T24">30%</text:span>;</text:p>
      <text:p text:style-name="P3"><text:span text:style-name="T11">height:</text:span> <text:span text:style-name="T24">60%</text:span>;</text:p>
      <text:p text:style-name="P3"><text:span text:style-name="T11">border-radius:</text:span> <text:span text:style-name="T24">30%</text:span> <text:span text:style-name="T24">30%</text:span> <text:span text:style-name="T24">120%</text:span> <text:span text:style-name="T24">30%</text:span>;</text:p>
      <text:p text:style-name="P3"><text:span text:style-name="T11">transform:</text:span> <text:span text:style-name="T22">rotate(</text:span><text:span text:style-name="T24">45deg</text:span><text:span text:style-name="T22">)</text:span>;</text:p>
      <text:p text:style-name="P3"><text:span text:style-name="T11">z-index:</text:span> <text:span text:style-name="T24">-1</text:span>;</text:p>
      <text:p text:style-name="P3">}</text:p>
      <text:p text:style-name="P3"><text:span text:style-name="T7">.left-hand</text:span> {</text:p>
      <text:p text:style-name="P3"><text:span text:style-name="T11">top:</text:span> <text:span text:style-name="T24">0%</text:span>;</text:p>
      <text:p text:style-name="P3"><text:span text:style-name="T11">left:</text:span> <text:span text:style-name="T24">75%</text:span>;</text:p>
      <text:p text:style-name="P25">/* change code below */</text:p>
      <text:p text:style-name="P21"><text:span text:style-name="T11">background:</text:span> <text:span text:style-name="T22">var(--penguin-skin)</text:span>;</text:p>
      <text:p text:style-name="P25">/* change code above */</text:p>
      <text:p text:style-name="P3"><text:soft-page-break/><text:span text:style-name="T11">width:</text:span> <text:span text:style-name="T24">30%</text:span>;</text:p>
      <text:p text:style-name="P3"><text:span text:style-name="T11">height:</text:span> <text:span text:style-name="T24">60%</text:span>;</text:p>
      <text:p text:style-name="P3"><text:span text:style-name="T11">border-radius:</text:span> <text:span text:style-name="T24">30%</text:span> <text:span text:style-name="T24">30%</text:span> <text:span text:style-name="T24">30%</text:span> <text:span text:style-name="T24">120%</text:span>;</text:p>
      <text:p text:style-name="P3"><text:span text:style-name="T11">transform:</text:span> <text:span text:style-name="T22">rotate(</text:span><text:span text:style-name="T24">-45deg</text:span><text:span text:style-name="T22">)</text:span>;</text:p>
      <text:p text:style-name="P3"><text:span text:style-name="T11">z-index:</text:span> <text:span text:style-name="T24">-1</text:span>;</text:p>
      <text:p text:style-name="P3">}</text:p>
      <text:p text:style-name="P38"/>
      <text:h text:style-name="Heading_20_2" text:outline-level="2"><text:bookmark-start text:name="__RefHeading___Toc5170_2445021067"/>Attach a Fallback value to a CSS Variable<text:bookmark-end text:name="__RefHeading___Toc5170_2445021067"/></text:h>
      <text:p text:style-name="Text_20_body">When using your variable as a CSS property value, you can attach a fallback value that <text:span text:style-name="T26">your page will revert to if for some reason it can't get your variable to work</text:span>.</text:p>
      <text:p text:style-name="Text_20_body">It could be that someone is using an older browser that hasn't yet adopted CSS Variables, or perhaps their device doesn't support the value you gave the variable. Here's how you do it:</text:p>
      <text:p text:style-name="P43">background: var(--penguin-skin, black);</text:p>
      <text:p text:style-name="Text_20_body">This will set background to black if there is a problem with your variable.</text:p>
      <text:p text:style-name="Text_20_body">Note that this can be useful for debugging.</text:p>
      <text:p text:style-name="Text_20_body"/>
      <text:p text:style-name="Text_20_body">It looks there is a problem with the variables supplied to the <text:span text:style-name="Source_20_Text">.penguin-top</text:span> and <text:span text:style-name="Source_20_Text">.penguin-bottom</text:span> classes. Rather than fix the typo, add a fallback value of <text:span text:style-name="Source_20_Text">black</text:span> to the <text:span text:style-name="Source_20_Text">background</text:span> property of the <text:span text:style-name="Source_20_Text">.penguin-top</text:span> and <text:span text:style-name="Source_20_Text">.penguin-bottom</text:span> classes.</text:p>
      <text:p text:style-name="P3"><text:span text:style-name="T7">.penguin-top</text:span> {</text:p>
      <text:p text:style-name="P3"><text:span text:style-name="T11">top:</text:span> <text:span text:style-name="T24">10%</text:span>;</text:p>
      <text:p text:style-name="P3"><text:span text:style-name="T11">left:</text:span> <text:span text:style-name="T24">25%</text:span>;</text:p>
      <text:p text:style-name="P25">/* change code below */</text:p>
      <text:p text:style-name="P21"><text:span text:style-name="T11">background:</text:span> <text:span text:style-name="T22">var(--pengiun-skin</text:span>, <text:span text:style-name="T22">black)</text:span>;</text:p>
      <text:p text:style-name="P25">/* change code above */</text:p>
      <text:p text:style-name="P3"><text:span text:style-name="T11">width:</text:span> <text:span text:style-name="T24">50%</text:span>;</text:p>
      <text:p text:style-name="P3"><text:span text:style-name="T11">height:</text:span> <text:span text:style-name="T24">45%</text:span>;</text:p>
      <text:p text:style-name="P3"><text:span text:style-name="T11">border-radius:</text:span> <text:span text:style-name="T24">70%</text:span> <text:span text:style-name="T24">70%</text:span> <text:span text:style-name="T24">60%</text:span> <text:span text:style-name="T24">60%</text:span>;</text:p>
      <text:p text:style-name="P3">}</text:p>
      <text:p text:style-name="P3"><text:span text:style-name="T7">.penguin-bottom</text:span> {</text:p>
      <text:p text:style-name="P3"><text:span text:style-name="T11">top:</text:span> <text:span text:style-name="T24">40%</text:span>;</text:p>
      <text:p text:style-name="P3"><text:span text:style-name="T11">left:</text:span> <text:span text:style-name="T24">23.5%</text:span>;</text:p>
      <text:p text:style-name="P25">/* change code below */</text:p>
      <text:p text:style-name="P21"><text:span text:style-name="T11">background:</text:span> <text:span text:style-name="T22">var(--pengiun-skin</text:span>, <text:span text:style-name="T22">black)</text:span>;</text:p>
      <text:p text:style-name="P25">/* change code above */</text:p>
      <text:p text:style-name="P3"><text:span text:style-name="T11">width:</text:span> <text:span text:style-name="T24">53%</text:span>;</text:p>
      <text:p text:style-name="P3"><text:span text:style-name="T11">height:</text:span> <text:span text:style-name="T24">45%</text:span>;</text:p>
      <text:p text:style-name="P3"><text:span text:style-name="T11">border-radius:</text:span> <text:span text:style-name="T24">70%</text:span> <text:span text:style-name="T24">70%</text:span> <text:span text:style-name="T24">100%</text:span> <text:span text:style-name="T24">100%</text:span>;</text:p>
      <text:p text:style-name="P3">}</text:p>
      <text:p text:style-name="Text_20_body"/>
      <text:h text:style-name="Heading_20_2" text:outline-level="2"><text:soft-page-break/></text:h>
      <text:h text:style-name="Heading_20_2" text:outline-level="2"><text:bookmark-start text:name="__RefHeading___Toc3291_420882387"/>Improve Compatibility with Browser Fallbacks<text:bookmark-end text:name="__RefHeading___Toc3291_420882387"/></text:h>
      <text:p text:style-name="Text_20_body">When working with CSS you will likely run into <text:span text:style-name="T26">browser compatibility </text:span>issues at some point. This is why it's important to provide browser <text:span text:style-name="T19">fallbacks </text:span>to avoid potential problems.</text:p>
      <text:p text:style-name="Text_20_body">When your browser parses the CSS of a webpage, it <text:span text:style-name="T26">ignores any properties that it doesn't recognize or support.</text:span> For example, if you use a CSS variable to assign a background color on a site, Internet Explorer will ignore the background color because it does not support CSS variables. In that case,<text:span text:style-name="T26"> the browser will use whatever value it has for that property</text:span>. If it can't find any other value set for that property, it will revert to the <text:span text:style-name="T26">default value</text:span>, which is typically not ideal.</text:p>
      <text:p text:style-name="Text_20_body">This means that if you do want to provide a browser fallback, it's as easy as providing another more widely supported value immediately before your declaration. That way an older browser will have something to fall back on, while a newer browser will just interpret whatever declaration comes later in the cascade.</text:p>
      <text:p text:style-name="Horizontal_20_Line"/>
      <text:p text:style-name="Text_20_body">It looks like a variable is being used to set the background color of the <text:span text:style-name="Source_20_Text">.red-box</text:span> class. Let's improve our browser compatibility by adding another <text:span text:style-name="Source_20_Text">background</text:span> declaration right before the existing declaration and set its value to red.</text:p>
      <text:p text:style-name="P3"><text:span text:style-name="T1">&lt;</text:span><text:span text:style-name="T7">style</text:span><text:span text:style-name="T1">&gt;</text:span></text:p>
      <text:p text:style-name="P3"><text:span text:style-name="T7">:root</text:span> {</text:p>
      <text:p text:style-name="P3"><text:span text:style-name="T11">--red-color:</text:span> <text:span text:style-name="T22">red</text:span>;</text:p>
      <text:p text:style-name="P3">}</text:p>
      <text:p text:style-name="P3"><text:span text:style-name="T7">.red-box</text:span> {</text:p>
      <text:p text:style-name="P21"><text:span text:style-name="T11">background:</text:span><text:span text:style-name="T22">red</text:span>;</text:p>
      <text:p text:style-name="P3"><text:span text:style-name="T11">background:</text:span> <text:span text:style-name="T22">var(--red-color)</text:span>;</text:p>
      <text:p text:style-name="P3"><text:span text:style-name="T11">height:</text:span> <text:span text:style-name="T24">200px</text:span>;</text:p>
      <text:p text:style-name="P3"><text:span text:style-name="T11">width:</text:span><text:span text:style-name="T24">200px</text:span>;</text:p>
      <text:p text:style-name="P3">}</text:p>
      <text:p text:style-name="P3"><text:span text:style-name="T1">&lt;/</text:span><text:span text:style-name="T7">style</text:span><text:span text:style-name="T1">&gt;</text:span></text:p>
      <text:p text:style-name="P3"><text:span text:style-name="T1">&lt;</text:span><text:span text:style-name="T7">div</text:span> <text:span text:style-name="T11">class</text:span><text:span text:style-name="T1">=</text:span><text:span text:style-name="T14">"red-box"</text:span><text:span text:style-name="T1">&gt;&lt;/</text:span><text:span text:style-name="T7">div</text:span><text:span text:style-name="T1">&gt;</text:span></text:p>
      <text:p text:style-name="Text_20_body"/>
      <text:h text:style-name="Heading_20_2" text:outline-level="2"><text:bookmark-start text:name="__RefHeading___Toc5172_2445021067"/>Cascading CSS variables<text:bookmark-end text:name="__RefHeading___Toc5172_2445021067"/></text:h>
      <text:p text:style-name="Text_20_body">When you create a variable, it becomes available for you to use inside the element in which you create it. It <text:span text:style-name="T26">also becomes available within any elements nested within it</text:span>. This effect is known as <text:span text:style-name="Definition"><text:span text:style-name="T19">cascading</text:span></text:span><text:span text:style-name="T19">.</text:span></text:p>
      <text:p text:style-name="Text_20_body">Because of cascading, CSS variables are <text:span text:style-name="T26">often defined in the </text:span><text:span text:style-name="Definition"><text:span text:style-name="T26">:root</text:span></text:span><text:span text:style-name="T26"> element.</text:span></text:p>
      <text:p text:style-name="Text_20_body">You can think of the <text:span text:style-name="Source_20_Text"><text:span text:style-name="T26">:root</text:span></text:span><text:span text:style-name="T26"> element as a container for your entire HTML document</text:span>, in the same way that an <text:span text:style-name="Source_20_Text"><text:span text:style-name="T26">html</text:span></text:span><text:span text:style-name="T26"> element is a container for the </text:span><text:span text:style-name="Source_20_Text"><text:span text:style-name="T26">body</text:span></text:span><text:span text:style-name="T26"> element.</text:span></text:p>
      <text:p text:style-name="Text_20_body"><text:soft-page-break/>By creating your variables in <text:span text:style-name="Source_20_Text">:root</text:span>, they will be available throughout the <text:span text:style-name="T26">whole</text:span> web page.</text:p>
      <text:p text:style-name="P2">&lt;style&gt;</text:p>
      <text:p text:style-name="P2"><text:s text:c="2"/>:root {</text:p>
      <text:p text:style-name="P2"><text:s text:c="4"/>--penguin-skin: gray;</text:p>
      <text:p text:style-name="P2"><text:s text:c="4"/>--penguin-belly: pink;</text:p>
      <text:p text:style-name="P2"><text:s text:c="4"/>--penguin-beak: orange;</text:p>
      <text:p text:style-name="P2"><text:s text:c="2"/>}</text:p>
      <text:p text:style-name="P2"/>
      <text:p text:style-name="P2">Define a variable named <text:span text:style-name="Source_20_Text">--penguin-belly</text:span> in the <text:span text:style-name="Source_20_Text">:root</text:span> selector and give it the value of <text:span text:style-name="Source_20_Text">pink</text:span>. You can then see how the value will cascade down to change the value to pink, anywhere that variable is used.</text:p>
      <text:p text:style-name="P3"><text:span text:style-name="T1">&lt;</text:span><text:span text:style-name="T7">style</text:span><text:span text:style-name="T1">&gt;</text:span></text:p>
      <text:p text:style-name="P3"><text:span text:style-name="T7">:root</text:span> {</text:p>
      <text:p text:style-name="P25">/* add code below */</text:p>
      <text:p text:style-name="P21"><text:span text:style-name="T11">--penguin-belly:</text:span><text:span text:style-name="T22">pink</text:span>;</text:p>
      <text:p text:style-name="P25">/* add code above */</text:p>
      <text:p text:style-name="P3">}</text:p>
      <text:p text:style-name="P3"><text:span text:style-name="T7">body</text:span> {</text:p>
      <text:p text:style-name="P21"><text:span text:style-name="T11">background:</text:span> <text:span text:style-name="T22">var(--penguin-belly</text:span>, <text:span text:style-name="T22">#c6faf1)</text:span>;</text:p>
      <text:p text:style-name="P3">}</text:p>
      <text:p text:style-name="P2"/>
      <text:h text:style-name="Heading_20_2" text:outline-level="2"><text:bookmark-start text:name="__RefHeading___Toc5174_2445021067"/>Change a variable for a specific area<text:bookmark-end text:name="__RefHeading___Toc5174_2445021067"/></text:h>
      <text:p text:style-name="Text_20_body">When you create your variables in <text:span text:style-name="Source_20_Text">:root</text:span> they will set the value of that variable for the whole page.</text:p>
      <text:p text:style-name="Text_20_body">You can then <text:span text:style-name="T26">over-write these variables by setting them again within a specific element</text:span>.</text:p>
      <text:p text:style-name="Text_20_body">Change the value of <text:span text:style-name="Source_20_Text">--penguin-belly</text:span> to <text:span text:style-name="Source_20_Text">white</text:span> in the <text:span text:style-name="Source_20_Text">penguin</text:span> class.</text:p>
      <text:p text:style-name="P3"><text:span text:style-name="T1">&lt;</text:span><text:span text:style-name="T7">style</text:span><text:span text:style-name="T1">&gt;</text:span></text:p>
      <text:p text:style-name="P3"><text:span text:style-name="T7">:root</text:span> {</text:p>
      <text:p text:style-name="P3"><text:span text:style-name="T11">--penguin-skin:</text:span> <text:span text:style-name="T22">gray</text:span>;</text:p>
      <text:p text:style-name="P3"><text:span text:style-name="T11">--penguin-belly:</text:span> <text:span text:style-name="T22">pink</text:span>;</text:p>
      <text:p text:style-name="P3"><text:span text:style-name="T11">--penguin-beak:</text:span> <text:span text:style-name="T22">orange</text:span>;</text:p>
      <text:p text:style-name="P3">}</text:p>
      <text:p text:style-name="P3"><text:span text:style-name="T7">body</text:span> {</text:p>
      <text:p text:style-name="P3"><text:span text:style-name="T11">background:</text:span> <text:span text:style-name="T22">var(--penguin-belly</text:span>, <text:span text:style-name="T22">#c6faf1)</text:span>;</text:p>
      <text:p text:style-name="P3">}</text:p>
      <text:p text:style-name="P3"><text:span text:style-name="T7">.penguin</text:span> {</text:p>
      <text:p text:style-name="P25">/* add code below */</text:p>
      <text:p text:style-name="P21"><text:span text:style-name="T11">--penguin-belly:</text:span><text:span text:style-name="T22">white</text:span>;</text:p>
      <text:p text:style-name="P25">/* add code above */</text:p>
      <text:p text:style-name="P3"><text:span text:style-name="T11">position:</text:span> <text:span text:style-name="T22">relative</text:span>;</text:p>
      <text:p text:style-name="P3"><text:span text:style-name="T11">margin:</text:span> <text:span text:style-name="T22">auto</text:span>;</text:p>
      <text:p text:style-name="P3"><text:span text:style-name="T11">display:</text:span> <text:span text:style-name="T22">block</text:span>;</text:p>
      <text:p text:style-name="P3"><text:span text:style-name="T11">margin-top:</text:span> <text:span text:style-name="T24">5%</text:span>;</text:p>
      <text:p text:style-name="P3"><text:span text:style-name="T11">width:</text:span> <text:span text:style-name="T24">300px</text:span>;</text:p>
      <text:p text:style-name="P3"><text:soft-page-break/><text:span text:style-name="T11">height:</text:span> <text:span text:style-name="T24">300px</text:span>;</text:p>
      <text:p text:style-name="P3">}</text:p>
      <text:p text:style-name="Text_20_body"/>
      <text:h text:style-name="Heading_20_2" text:outline-level="2"><text:bookmark-start text:name="__RefHeading___Toc5176_2445021067"/>Use a media query to change a variable<text:bookmark-end text:name="__RefHeading___Toc5176_2445021067"/></text:h>
      <text:p text:style-name="Text_20_body">CSS Variables can <text:span text:style-name="T26">simplify the way you use media queries.</text:span></text:p>
      <text:p text:style-name="Text_20_body">For instance, when your screen is smaller or larger than your media query break point, you can change the value of a variable, and it will apply its style wherever it is used.</text:p>
      <text:p text:style-name="Text_20_body"/>
      <text:p text:style-name="Text_20_body">In the <text:span text:style-name="Source_20_Text">:root</text:span> selector of the <text:span text:style-name="Source_20_Text">media query</text:span>, change it so <text:span text:style-name="Source_20_Text">--penguin-size</text:span> is redefined and given a value of <text:span text:style-name="Source_20_Text">200px</text:span>. Also, redefine <text:span text:style-name="Source_20_Text">--penguin-skin</text:span> and give it a value of <text:span text:style-name="Source_20_Text">black</text:span>. Then resize the preview to see this change in action.</text:p>
      <text:p text:style-name="P3"><text:span text:style-name="T1">&lt;</text:span><text:span text:style-name="T7">style</text:span><text:span text:style-name="T1">&gt;</text:span></text:p>
      <text:p text:style-name="P3"><text:span text:style-name="T7">:root</text:span> {</text:p>
      <text:p text:style-name="P3"><text:span text:style-name="T11">--penguin-size:</text:span> <text:span text:style-name="T24">300px</text:span>;</text:p>
      <text:p text:style-name="P3"><text:span text:style-name="T11">--penguin-skin:</text:span> <text:span text:style-name="T22">gray</text:span>;</text:p>
      <text:p text:style-name="P3"><text:span text:style-name="T11">--penguin-belly:</text:span> <text:span text:style-name="T22">white</text:span>;</text:p>
      <text:p text:style-name="P3"><text:span text:style-name="T11">--penguin-beak:</text:span> <text:span text:style-name="T22">orange</text:span>;</text:p>
      <text:p text:style-name="P3">}</text:p>
      <text:p text:style-name="P3">@<text:span text:style-name="T7">media</text:span> (<text:span text:style-name="T7">max-width:</text:span> 350<text:span text:style-name="T7">px</text:span>) {</text:p>
      <text:p text:style-name="P3">:root {</text:p>
      <text:p text:style-name="P25">/* add code below */</text:p>
      <text:p text:style-name="P21"><text:span text:style-name="T11">--penguin-size:</text:span><text:span text:style-name="T24">200px</text:span>;</text:p>
      <text:p text:style-name="P21"><text:span text:style-name="T11">--penguin-skin:</text:span><text:span text:style-name="T22">black</text:span>;</text:p>
      <text:p text:style-name="P25">/* add code above */</text:p>
      <text:p text:style-name="P3">}</text:p>
      <text:p text:style-name="P3">}</text:p>
      <text:p text:style-name="Text_20_body"/>
      <text:p text:style-name="Text_20_body"/>
      <text:p text:style-name="Text_20_body"/>
      <text:p text:style-name="Text_20_body"/>
      <text:p text:style-name="Text_20_body"/>
      <text:p text:style-name="Text_20_body"/>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28T20:39:34.645028737</dc:date>
    <meta:editing-duration>PT16H19M58S</meta:editing-duration>
    <meta:editing-cycles>156</meta:editing-cycles>
    <meta:generator>LibreOffice/6.0.7.3$Linux_X86_64 LibreOffice_project/00m0$Build-3</meta:generator>
    <meta:document-statistic meta:table-count="3" meta:image-count="0" meta:object-count="0" meta:page-count="42" meta:paragraph-count="1398" meta:word-count="7008" meta:character-count="45725" meta:non-whitespace-character-count="38500"/>
  </office:meta>
</office:document-meta>
</file>